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34.84pt" fo:break-before="auto" style:use-optimal-row-height="true"/>
    </style:style>
    <style:style style:name="ro4" style:family="table-row">
      <style:table-row-properties style:row-height="57.15pt" fo:break-before="auto" style:use-optimal-row-height="true"/>
    </style:style>
    <style:style style:name="ro5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opulation</text:p>
          </table:table-cell>
        </table:table-row>
        <table:table-row table:style-name="ro2">
          <table:table-cell office:value-type="string" calcext:value-type="string">
            <text:p>Abbotsford, BC, Canada</text:p>
          </table:table-cell>
          <table:table-cell office:value-type="float" office:value="151683" calcext:value-type="float">
            <text:p>151683</text:p>
          </table:table-cell>
        </table:table-row>
        <table:table-row table:style-name="ro2">
          <table:table-cell office:value-type="string" calcext:value-type="string">
            <text:p>Abilene, TX, United States</text:p>
          </table:table-cell>
          <table:table-cell office:value-type="float" office:value="121721" calcext:value-type="float">
            <text:p>121721</text:p>
          </table:table-cell>
        </table:table-row>
        <table:table-row table:style-name="ro2">
          <table:table-cell office:value-type="string" calcext:value-type="string">
            <text:p>Acapulco de Juárez, Mexico</text:p>
          </table:table-cell>
          <table:table-cell office:value-type="float" office:value="652136" calcext:value-type="float">
            <text:p>652136</text:p>
          </table:table-cell>
        </table:table-row>
        <table:table-row table:style-name="ro2">
          <table:table-cell office:value-type="string" calcext:value-type="string">
            <text:p>Agua Prieta, Mexico</text:p>
          </table:table-cell>
          <table:table-cell office:value-type="float" office:value="77254" calcext:value-type="float">
            <text:p>77254</text:p>
          </table:table-cell>
        </table:table-row>
        <table:table-row table:style-name="ro2">
          <table:table-cell office:value-type="string" calcext:value-type="string">
            <text:p>Aguascalientes, Mexico</text:p>
          </table:table-cell>
          <table:table-cell office:value-type="float" office:value="658179" calcext:value-type="float">
            <text:p>658179</text:p>
          </table:table-cell>
        </table:table-row>
        <table:table-row table:style-name="ro2">
          <table:table-cell office:value-type="string" calcext:value-type="string">
            <text:p>Ajax, ON, Canada</text:p>
          </table:table-cell>
          <table:table-cell office:value-type="float" office:value="90167" calcext:value-type="float">
            <text:p>90167</text:p>
          </table:table-cell>
        </table:table-row>
        <table:table-row table:style-name="ro2">
          <table:table-cell office:value-type="string" calcext:value-type="string">
            <text:p>Akron, OH, United States</text:p>
          </table:table-cell>
          <table:table-cell office:value-type="float" office:value="197542" calcext:value-type="float">
            <text:p>197542</text:p>
          </table:table-cell>
        </table:table-row>
        <table:table-row table:style-name="ro2">
          <table:table-cell office:value-type="string" calcext:value-type="string">
            <text:p>Alafaya, FL, United States</text:p>
          </table:table-cell>
          <table:table-cell office:value-type="float" office:value="78113" calcext:value-type="float">
            <text:p>78113</text:p>
          </table:table-cell>
        </table:table-row>
        <table:table-row table:style-name="ro2">
          <table:table-cell office:value-type="string" calcext:value-type="string">
            <text:p>Alameda, CA, United States</text:p>
          </table:table-cell>
          <table:table-cell office:value-type="float" office:value="78630" calcext:value-type="float">
            <text:p>78630</text:p>
          </table:table-cell>
        </table:table-row>
        <table:table-row table:style-name="ro2">
          <table:table-cell office:value-type="string" calcext:value-type="string">
            <text:p>Albany, GA, United States</text:p>
          </table:table-cell>
          <table:table-cell office:value-type="float" office:value="74843" calcext:value-type="float">
            <text:p>74843</text:p>
          </table:table-cell>
        </table:table-row>
        <table:table-row table:style-name="ro2">
          <table:table-cell office:value-type="string" calcext:value-type="string">
            <text:p>Albany, NY, United States</text:p>
          </table:table-cell>
          <table:table-cell office:value-type="float" office:value="98469" calcext:value-type="float">
            <text:p>98469</text:p>
          </table:table-cell>
        </table:table-row>
        <table:table-row table:style-name="ro3">
          <table:table-cell office:value-type="string" calcext:value-type="string">
            <text:p>Albuquerque, NM, United States</text:p>
          </table:table-cell>
          <table:table-cell office:value-type="float" office:value="559121" calcext:value-type="float">
            <text:p>559121</text:p>
          </table:table-cell>
        </table:table-row>
        <table:table-row table:style-name="ro3">
          <table:table-cell office:value-type="string" calcext:value-type="string">
            <text:p>Alexandria, VA, United States</text:p>
          </table:table-cell>
          <table:table-cell office:value-type="float" office:value="153511" calcext:value-type="float">
            <text:p>153511</text:p>
          </table:table-cell>
        </table:table-row>
        <table:table-row table:style-name="ro2">
          <table:table-cell office:value-type="string" calcext:value-type="string">
            <text:p>Alhambra, CA, United States</text:p>
          </table:table-cell>
          <table:table-cell office:value-type="float" office:value="85551" calcext:value-type="float">
            <text:p>85551</text:p>
          </table:table-cell>
        </table:table-row>
        <table:table-row table:style-name="ro2">
          <table:table-cell office:value-type="string" calcext:value-type="string">
            <text:p>Allen, TX, United States</text:p>
          </table:table-cell>
          <table:table-cell office:value-type="float" office:value="98143" calcext:value-type="float">
            <text:p>98143</text:p>
          </table:table-cell>
        </table:table-row>
        <table:table-row table:style-name="ro2">
          <table:table-cell office:value-type="string" calcext:value-type="string">
            <text:p>Allentown, PA, United States</text:p>
          </table:table-cell>
          <table:table-cell office:value-type="float" office:value="120207" calcext:value-type="float">
            <text:p>120207</text:p>
          </table:table-cell>
        </table:table-row>
        <table:table-row table:style-name="ro3">
          <table:table-cell office:value-type="string" calcext:value-type="string">
            <text:p>Alpharetta, GA, United States</text:p>
          </table:table-cell>
          <table:table-cell office:value-type="float" office:value="63693" calcext:value-type="float">
            <text:p>63693</text:p>
          </table:table-cell>
        </table:table-row>
        <table:table-row table:style-name="ro2">
          <table:table-cell office:value-type="string" calcext:value-type="string">
            <text:p>Amarillo, TX, United States</text:p>
          </table:table-cell>
          <table:table-cell office:value-type="float" office:value="198645" calcext:value-type="float">
            <text:p>198645</text:p>
          </table:table-cell>
        </table:table-row>
        <table:table-row table:style-name="ro2">
          <table:table-cell office:value-type="string" calcext:value-type="string">
            <text:p>Ames, IA, United States</text:p>
          </table:table-cell>
          <table:table-cell office:value-type="float" office:value="65060" calcext:value-type="float">
            <text:p>65060</text:p>
          </table:table-cell>
        </table:table-row>
        <table:table-row table:style-name="ro2">
          <table:table-cell office:value-type="string" calcext:value-type="string">
            <text:p>Amherst, NY, United States</text:p>
          </table:table-cell>
          <table:table-cell office:value-type="float" office:value="122366" calcext:value-type="float">
            <text:p>122366</text:p>
          </table:table-cell>
        </table:table-row>
        <table:table-row table:style-name="ro2">
          <table:table-cell office:value-type="string" calcext:value-type="string">
            <text:p>Amozoc de Mota, Mexico</text:p>
          </table:table-cell>
          <table:table-cell office:value-type="float" office:value="77106" calcext:value-type="float">
            <text:p>77106</text:p>
          </table:table-cell>
        </table:table-row>
        <table:table-row table:style-name="ro2">
          <table:table-cell office:value-type="string" calcext:value-type="string">
            <text:p>Anaheim, CA, United States</text:p>
          </table:table-cell>
          <table:table-cell office:value-type="float" office:value="350742" calcext:value-type="float">
            <text:p>350742</text:p>
          </table:table-cell>
        </table:table-row>
        <table:table-row table:style-name="ro3">
          <table:table-cell office:value-type="string" calcext:value-type="string">
            <text:p>Anchorage, AK, United States</text:p>
          </table:table-cell>
          <table:table-cell office:value-type="float" office:value="298695" calcext:value-type="float">
            <text:p>298695</text:p>
          </table:table-cell>
        </table:table-row>
        <table:table-row table:style-name="ro2">
          <table:table-cell office:value-type="string" calcext:value-type="string">
            <text:p>Anmore, BC, Canada</text:p>
          </table:table-cell>
          <table:table-cell office:value-type="float" office:value="126456" calcext:value-type="float">
            <text:p>126456</text:p>
          </table:table-cell>
        </table:table-row>
        <table:table-row table:style-name="ro2">
          <table:table-cell office:value-type="string" calcext:value-type="string">
            <text:p>Ann Arbor, MI, United States</text:p>
          </table:table-cell>
          <table:table-cell office:value-type="float" office:value="117070" calcext:value-type="float">
            <text:p>117070</text:p>
          </table:table-cell>
        </table:table-row>
        <table:table-row table:style-name="ro2">
          <table:table-cell office:value-type="string" calcext:value-type="string">
            <text:p>Antioch, CA, United States</text:p>
          </table:table-cell>
          <table:table-cell office:value-type="float" office:value="110542" calcext:value-type="float">
            <text:p>110542</text:p>
          </table:table-cell>
        </table:table-row>
        <table:table-row table:style-name="ro2">
          <table:table-cell office:value-type="string" calcext:value-type="string">
            <text:p>Apatzingán, Mexico</text:p>
          </table:table-cell>
          <table:table-cell office:value-type="float" office:value="98422" calcext:value-type="float">
            <text:p>98422</text:p>
          </table:table-cell>
        </table:table-row>
        <table:table-row table:style-name="ro3">
          <table:table-cell office:value-type="string" calcext:value-type="string">
            <text:p>Apple Valley, CA, United States</text:p>
          </table:table-cell>
          <table:table-cell office:value-type="float" office:value="72174" calcext:value-type="float">
            <text:p>72174</text:p>
          </table:table-cell>
        </table:table-row>
        <table:table-row table:style-name="ro2">
          <table:table-cell office:value-type="string" calcext:value-type="string">
            <text:p>Appleton, WI, United States</text:p>
          </table:table-cell>
          <table:table-cell office:value-type="float" office:value="74139" calcext:value-type="float">
            <text:p>74139</text:p>
          </table:table-cell>
        </table:table-row>
        <table:table-row table:style-name="ro3">
          <table:table-cell office:value-type="string" calcext:value-type="string">
            <text:p>Arden-Arcade, CA, United States</text:p>
          </table:table-cell>
          <table:table-cell office:value-type="float" office:value="92186" calcext:value-type="float">
            <text:p>92186</text:p>
          </table:table-cell>
        </table:table-row>
        <table:table-row table:style-name="ro3">
          <table:table-cell office:value-type="string" calcext:value-type="string">
            <text:p>Arlington Heights, IL, United States</text:p>
          </table:table-cell>
          <table:table-cell office:value-type="float" office:value="75926" calcext:value-type="float">
            <text:p>75926</text:p>
          </table:table-cell>
        </table:table-row>
        <table:table-row table:style-name="ro2">
          <table:table-cell office:value-type="string" calcext:value-type="string">
            <text:p>Arlington, TX, United States</text:p>
          </table:table-cell>
          <table:table-cell office:value-type="float" office:value="388125" calcext:value-type="float">
            <text:p>388125</text:p>
          </table:table-cell>
        </table:table-row>
        <table:table-row table:style-name="ro2">
          <table:table-cell office:value-type="string" calcext:value-type="string">
            <text:p>Arlington, VA, United States</text:p>
          </table:table-cell>
          <table:table-cell office:value-type="float" office:value="207627" calcext:value-type="float">
            <text:p>207627</text:p>
          </table:table-cell>
        </table:table-row>
        <table:table-row table:style-name="ro2">
          <table:table-cell office:value-type="string" calcext:value-type="string">
            <text:p>Arvada, CO, United States</text:p>
          </table:table-cell>
          <table:table-cell office:value-type="float" office:value="115368" calcext:value-type="float">
            <text:p>115368</text:p>
          </table:table-cell>
        </table:table-row>
        <table:table-row table:style-name="ro2">
          <table:table-cell office:value-type="string" calcext:value-type="string">
            <text:p>Asheville, NC, United States</text:p>
          </table:table-cell>
          <table:table-cell office:value-type="float" office:value="88512" calcext:value-type="float">
            <text:p>88512</text:p>
          </table:table-cell>
        </table:table-row>
        <table:table-row table:style-name="ro2">
          <table:table-cell office:value-type="string" calcext:value-type="string">
            <text:p>Atascocita, TX, United States</text:p>
          </table:table-cell>
          <table:table-cell office:value-type="float" office:value="65844" calcext:value-type="float">
            <text:p>65844</text:p>
          </table:table-cell>
        </table:table-row>
        <table:table-row table:style-name="ro2">
          <table:table-cell office:value-type="string" calcext:value-type="string">
            <text:p>Athens, GA, United States</text:p>
          </table:table-cell>
          <table:table-cell office:value-type="float" office:value="116714" calcext:value-type="float">
            <text:p>116714</text:p>
          </table:table-cell>
        </table:table-row>
        <table:table-row table:style-name="ro2">
          <table:table-cell office:value-type="string" calcext:value-type="string">
            <text:p>Atlanta, GA, United States</text:p>
          </table:table-cell>
          <table:table-cell office:value-type="float" office:value="463878" calcext:value-type="float">
            <text:p>463878</text:p>
          </table:table-cell>
        </table:table-row>
        <table:table-row table:style-name="ro2">
          <table:table-cell office:value-type="string" calcext:value-type="string">
            <text:p>Atlixco, Mexico</text:p>
          </table:table-cell>
          <table:table-cell office:value-type="float" office:value="85891" calcext:value-type="float">
            <text:p>85891</text:p>
          </table:table-cell>
        </table:table-row>
        <table:table-row table:style-name="ro2">
          <table:table-cell office:value-type="string" calcext:value-type="string">
            <text:p>Auburn, AL, United States</text:p>
          </table:table-cell>
          <table:table-cell office:value-type="float" office:value="62059" calcext:value-type="float">
            <text:p>62059</text:p>
          </table:table-cell>
        </table:table-row>
        <table:table-row table:style-name="ro2">
          <table:table-cell office:value-type="string" calcext:value-type="string">
            <text:p>Auburn, WA, United States</text:p>
          </table:table-cell>
          <table:table-cell office:value-type="float" office:value="77006" calcext:value-type="float">
            <text:p>77006</text:p>
          </table:table-cell>
        </table:table-row>
        <table:table-row table:style-name="ro2">
          <table:table-cell office:value-type="string" calcext:value-type="string">
            <text:p>Aurora, CO, United States</text:p>
          </table:table-cell>
          <table:table-cell office:value-type="float" office:value="359407" calcext:value-type="float">
            <text:p>359407</text:p>
          </table:table-cell>
        </table:table-row>
        <table:table-row table:style-name="ro2">
          <table:table-cell office:value-type="string" calcext:value-type="string">
            <text:p>Aurora, IL, United States</text:p>
          </table:table-cell>
          <table:table-cell office:value-type="float" office:value="200661" calcext:value-type="float">
            <text:p>200661</text:p>
          </table:table-cell>
        </table:table-row>
        <table:table-row table:style-name="ro2">
          <table:table-cell office:value-type="string" calcext:value-type="string">
            <text:p>Austin, TX, United States</text:p>
          </table:table-cell>
          <table:table-cell office:value-type="float" office:value="931830" calcext:value-type="float">
            <text:p>931830</text:p>
          </table:table-cell>
        </table:table-row>
        <table:table-row table:style-name="ro2">
          <table:table-cell office:value-type="string" calcext:value-type="string">
            <text:p>Avondale, AZ, United States</text:p>
          </table:table-cell>
          <table:table-cell office:value-type="float" office:value="80684" calcext:value-type="float">
            <text:p>80684</text:p>
          </table:table-cell>
        </table:table-row>
        <table:table-row table:style-name="ro2">
          <table:table-cell office:value-type="string" calcext:value-type="string">
            <text:p>Azcapotzalco, Mexico</text:p>
          </table:table-cell>
          <table:table-cell office:value-type="float" office:value="425298" calcext:value-type="float">
            <text:p>425298</text:p>
          </table:table-cell>
        </table:table-row>
        <table:table-row table:style-name="ro3">
          <table:table-cell office:value-type="string" calcext:value-type="string">
            <text:p>Bakersfield, CA, United States</text:p>
          </table:table-cell>
          <table:table-cell office:value-type="float" office:value="373640" calcext:value-type="float">
            <text:p>373640</text:p>
          </table:table-cell>
        </table:table-row>
        <table:table-row table:style-name="ro3">
          <table:table-cell office:value-type="string" calcext:value-type="string">
            <text:p>Baldwin Park, CA, United States</text:p>
          </table:table-cell>
          <table:table-cell office:value-type="float" office:value="77071" calcext:value-type="float">
            <text:p>77071</text:p>
          </table:table-cell>
        </table:table-row>
        <table:table-row table:style-name="ro3">
          <table:table-cell office:value-type="string" calcext:value-type="string">
            <text:p>Baltimore, MD, United States</text:p>
          </table:table-cell>
          <table:table-cell office:value-type="float" office:value="621849" calcext:value-type="float">
            <text:p>621849</text:p>
          </table:table-cell>
        </table:table-row>
        <table:table-row table:style-name="ro2">
          <table:table-cell office:value-type="string" calcext:value-type="string">
            <text:p>Barrie, ON, Canada</text:p>
          </table:table-cell>
          <table:table-cell office:value-type="float" office:value="182041" calcext:value-type="float">
            <text:p>182041</text:p>
          </table:table-cell>
        </table:table-row>
        <table:table-row table:style-name="ro3">
          <table:table-cell office:value-type="string" calcext:value-type="string">
            <text:p>Baton Rouge, LA, United States</text:p>
          </table:table-cell>
          <table:table-cell office:value-type="float" office:value="228590" calcext:value-type="float">
            <text:p>228590</text:p>
          </table:table-cell>
        </table:table-row>
        <table:table-row table:style-name="ro2">
          <table:table-cell office:value-type="string" calcext:value-type="string">
            <text:p>Bayonne, NJ, United States</text:p>
          </table:table-cell>
          <table:table-cell office:value-type="float" office:value="66311" calcext:value-type="float">
            <text:p>66311</text:p>
          </table:table-cell>
        </table:table-row>
        <table:table-row table:style-name="ro2">
          <table:table-cell office:value-type="string" calcext:value-type="string">
            <text:p>Baytown, TX, United States</text:p>
          </table:table-cell>
          <table:table-cell office:value-type="float" office:value="76335" calcext:value-type="float">
            <text:p>76335</text:p>
          </table:table-cell>
        </table:table-row>
        <table:table-row table:style-name="ro2">
          <table:table-cell office:value-type="string" calcext:value-type="string">
            <text:p>Beaumont, TX, United States</text:p>
          </table:table-cell>
          <table:table-cell office:value-type="float" office:value="118129" calcext:value-type="float">
            <text:p>118129</text:p>
          </table:table-cell>
        </table:table-row>
        <table:table-row table:style-name="ro2">
          <table:table-cell office:value-type="string" calcext:value-type="string">
            <text:p>Beaverton, OR, United States</text:p>
          </table:table-cell>
          <table:table-cell office:value-type="float" office:value="96577" calcext:value-type="float">
            <text:p>96577</text:p>
          </table:table-cell>
        </table:table-row>
        <table:table-row table:style-name="ro2">
          <table:table-cell office:value-type="string" calcext:value-type="string">
            <text:p>Bellevue, WA, United States</text:p>
          </table:table-cell>
          <table:table-cell office:value-type="float" office:value="139820" calcext:value-type="float">
            <text:p>139820</text:p>
          </table:table-cell>
        </table:table-row>
        <table:table-row table:style-name="ro3">
          <table:table-cell office:value-type="string" calcext:value-type="string">
            <text:p>Bellflower, CA, United States</text:p>
          </table:table-cell>
          <table:table-cell office:value-type="float" office:value="78441" calcext:value-type="float">
            <text:p>78441</text:p>
          </table:table-cell>
        </table:table-row>
        <table:table-row table:style-name="ro3">
          <table:table-cell office:value-type="string" calcext:value-type="string">
            <text:p>Bellingham, WA, United States</text:p>
          </table:table-cell>
          <table:table-cell office:value-type="float" office:value="85146" calcext:value-type="float">
            <text:p>85146</text:p>
          </table:table-cell>
        </table:table-row>
        <table:table-row table:style-name="ro2">
          <table:table-cell office:value-type="string" calcext:value-type="string">
            <text:p>Bend, OR, United States</text:p>
          </table:table-cell>
          <table:table-cell office:value-type="float" office:value="87014" calcext:value-type="float">
            <text:p>87014</text:p>
          </table:table-cell>
        </table:table-row>
        <table:table-row table:style-name="ro2">
          <table:table-cell office:value-type="string" calcext:value-type="string">
            <text:p>Benito Juarez, Mexico</text:p>
          </table:table-cell>
          <table:table-cell office:value-type="float" office:value="355017" calcext:value-type="float">
            <text:p>355017</text:p>
          </table:table-cell>
        </table:table-row>
        <table:table-row table:style-name="ro3">
          <table:table-cell office:value-type="string" calcext:value-type="string">
            <text:p>Bensonhurst, NY, United State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Berkeley, CA, United States</text:p>
          </table:table-cell>
          <table:table-cell office:value-type="float" office:value="120972" calcext:value-type="float">
            <text:p>120972</text:p>
          </table:table-cell>
        </table:table-row>
        <table:table-row table:style-name="ro2">
          <table:table-cell office:value-type="string" calcext:value-type="string">
            <text:p>Bethesda, MD, United States</text:p>
          </table:table-cell>
          <table:table-cell office:value-type="float" office:value="60858" calcext:value-type="float">
            <text:p>60858</text:p>
          </table:table-cell>
        </table:table-row>
        <table:table-row table:style-name="ro2">
          <table:table-cell office:value-type="string" calcext:value-type="string">
            <text:p>Bethlehem, PA, United States</text:p>
          </table:table-cell>
          <table:table-cell office:value-type="float" office:value="74892" calcext:value-type="float">
            <text:p>74892</text:p>
          </table:table-cell>
        </table:table-row>
        <table:table-row table:style-name="ro2">
          <table:table-cell office:value-type="string" calcext:value-type="string">
            <text:p>Billings, MT, United States</text:p>
          </table:table-cell>
          <table:table-cell office:value-type="float" office:value="110263" calcext:value-type="float">
            <text:p>110263</text:p>
          </table:table-cell>
        </table:table-row>
        <table:table-row table:style-name="ro3">
          <table:table-cell office:value-type="string" calcext:value-type="string">
            <text:p>Birmingham, AL, United States</text:p>
          </table:table-cell>
          <table:table-cell office:value-type="float" office:value="212461" calcext:value-type="float">
            <text:p>212461</text:p>
          </table:table-cell>
        </table:table-row>
        <table:table-row table:style-name="ro2">
          <table:table-cell office:value-type="string" calcext:value-type="string">
            <text:p>Bismarck, ND, United States</text:p>
          </table:table-cell>
          <table:table-cell office:value-type="float" office:value="71167" calcext:value-type="float">
            <text:p>71167</text:p>
          </table:table-cell>
        </table:table-row>
        <table:table-row table:style-name="ro2">
          <table:table-cell office:value-type="string" calcext:value-type="string">
            <text:p>Blaine, MN, United States</text:p>
          </table:table-cell>
          <table:table-cell office:value-type="float" office:value="62124" calcext:value-type="float">
            <text:p>62124</text:p>
          </table:table-cell>
        </table:table-row>
        <table:table-row table:style-name="ro3">
          <table:table-cell office:value-type="string" calcext:value-type="string">
            <text:p>Bloomington, IL, United States</text:p>
          </table:table-cell>
          <table:table-cell office:value-type="float" office:value="78292" calcext:value-type="float">
            <text:p>78292</text:p>
          </table:table-cell>
        </table:table-row>
        <table:table-row table:style-name="ro3">
          <table:table-cell office:value-type="string" calcext:value-type="string">
            <text:p>Bloomington, IN, United States</text:p>
          </table:table-cell>
          <table:table-cell office:value-type="float" office:value="84067" calcext:value-type="float">
            <text:p>84067</text:p>
          </table:table-cell>
        </table:table-row>
        <table:table-row table:style-name="ro3">
          <table:table-cell office:value-type="string" calcext:value-type="string">
            <text:p>Bloomington, MN, United States</text:p>
          </table:table-cell>
          <table:table-cell office:value-type="float" office:value="86435" calcext:value-type="float">
            <text:p>86435</text:p>
          </table:table-cell>
        </table:table-row>
        <table:table-row table:style-name="ro3">
          <table:table-cell office:value-type="string" calcext:value-type="string">
            <text:p>Boca Raton, FL, United States</text:p>
          </table:table-cell>
          <table:table-cell office:value-type="float" office:value="93235" calcext:value-type="float">
            <text:p>93235</text:p>
          </table:table-cell>
        </table:table-row>
        <table:table-row table:style-name="ro2">
          <table:table-cell office:value-type="string" calcext:value-type="string">
            <text:p>Boise, ID, United States</text:p>
          </table:table-cell>
          <table:table-cell office:value-type="float" office:value="145987" calcext:value-type="float">
            <text:p>145987</text:p>
          </table:table-cell>
        </table:table-row>
        <table:table-row table:style-name="ro3">
          <table:table-cell office:value-type="string" calcext:value-type="string">
            <text:p>Bolingbrook, IL, United States</text:p>
          </table:table-cell>
          <table:table-cell office:value-type="float" office:value="74306" calcext:value-type="float">
            <text:p>74306</text:p>
          </table:table-cell>
        </table:table-row>
        <table:table-row table:style-name="ro3">
          <table:table-cell office:value-type="string" calcext:value-type="string">
            <text:p>Borough of Queens, NY, United States</text:p>
          </table:table-cell>
          <table:table-cell office:value-type="float" office:value="2272771" calcext:value-type="float">
            <text:p>2272771</text:p>
          </table:table-cell>
        </table:table-row>
        <table:table-row table:style-name="ro3">
          <table:table-cell office:value-type="string" calcext:value-type="string">
            <text:p>Bossier City, LA, United States</text:p>
          </table:table-cell>
          <table:table-cell office:value-type="float" office:value="68094" calcext:value-type="float">
            <text:p>68094</text:p>
          </table:table-cell>
        </table:table-row>
        <table:table-row table:style-name="ro2">
          <table:table-cell office:value-type="string" calcext:value-type="string">
            <text:p>Boston, MA, United States</text:p>
          </table:table-cell>
          <table:table-cell office:value-type="float" office:value="667137" calcext:value-type="float">
            <text:p>667137</text:p>
          </table:table-cell>
        </table:table-row>
        <table:table-row table:style-name="ro2">
          <table:table-cell office:value-type="string" calcext:value-type="string">
            <text:p>Boulder, CO, United States</text:p>
          </table:table-cell>
          <table:table-cell office:value-type="float" office:value="107349" calcext:value-type="float">
            <text:p>107349</text:p>
          </table:table-cell>
        </table:table-row>
        <table:table-row table:style-name="ro3">
          <table:table-cell office:value-type="string" calcext:value-type="string">
            <text:p>Bowling Green, KY, United States</text:p>
          </table:table-cell>
          <table:table-cell office:value-type="float" office:value="63616" calcext:value-type="float">
            <text:p>63616</text:p>
          </table:table-cell>
        </table:table-row>
        <table:table-row table:style-name="ro3">
          <table:table-cell office:value-type="string" calcext:value-type="string">
            <text:p>Boyle Heights, CA, United States</text:p>
          </table:table-cell>
          <table:table-cell office:value-type="float" office:value="92785" calcext:value-type="float">
            <text:p>92785</text:p>
          </table:table-cell>
        </table:table-row>
        <table:table-row table:style-name="ro3">
          <table:table-cell office:value-type="string" calcext:value-type="string">
            <text:p>Boynton Beach, FL, United States</text:p>
          </table:table-cell>
          <table:table-cell office:value-type="float" office:value="73966" calcext:value-type="float">
            <text:p>73966</text:p>
          </table:table-cell>
        </table:table-row>
        <table:table-row table:style-name="ro2">
          <table:table-cell office:value-type="string" calcext:value-type="string">
            <text:p>Brampton, ON, Canada</text:p>
          </table:table-cell>
          <table:table-cell office:value-type="float" office:value="433806" calcext:value-type="float">
            <text:p>433806</text:p>
          </table:table-cell>
        </table:table-row>
        <table:table-row table:style-name="ro2">
          <table:table-cell office:value-type="string" calcext:value-type="string">
            <text:p>Brandon, FL, United States</text:p>
          </table:table-cell>
          <table:table-cell office:value-type="float" office:value="103483" calcext:value-type="float">
            <text:p>103483</text:p>
          </table:table-cell>
        </table:table-row>
        <table:table-row table:style-name="ro2">
          <table:table-cell office:value-type="string" calcext:value-type="string">
            <text:p>Brantford, ON, Canada</text:p>
          </table:table-cell>
          <table:table-cell office:value-type="float" office:value="87759" calcext:value-type="float">
            <text:p>87759</text:p>
          </table:table-cell>
        </table:table-row>
        <table:table-row table:style-name="ro3">
          <table:table-cell office:value-type="string" calcext:value-type="string">
            <text:p>Brentwood, CA, United States</text:p>
          </table:table-cell>
          <table:table-cell office:value-type="float" office:value="58968" calcext:value-type="float">
            <text:p>58968</text:p>
          </table:table-cell>
        </table:table-row>
        <table:table-row table:style-name="ro3">
          <table:table-cell office:value-type="string" calcext:value-type="string">
            <text:p>Brentwood, NY, United States</text:p>
          </table:table-cell>
          <table:table-cell office:value-type="float" office:value="60664" calcext:value-type="float">
            <text:p>60664</text:p>
          </table:table-cell>
        </table:table-row>
        <table:table-row table:style-name="ro2">
          <table:table-cell office:value-type="string" calcext:value-type="string">
            <text:p>Bridgeport, CT, United States</text:p>
          </table:table-cell>
          <table:table-cell office:value-type="float" office:value="147629" calcext:value-type="float">
            <text:p>147629</text:p>
          </table:table-cell>
        </table:table-row>
        <table:table-row table:style-name="ro2">
          <table:table-cell office:value-type="string" calcext:value-type="string">
            <text:p>Bristol, CT, United States</text:p>
          </table:table-cell>
          <table:table-cell office:value-type="float" office:value="60452" calcext:value-type="float">
            <text:p>60452</text:p>
          </table:table-cell>
        </table:table-row>
        <table:table-row table:style-name="ro2">
          <table:table-cell office:value-type="string" calcext:value-type="string">
            <text:p>Brockton, MA, United States</text:p>
          </table:table-cell>
          <table:table-cell office:value-type="float" office:value="95314" calcext:value-type="float">
            <text:p>95314</text:p>
          </table:table-cell>
        </table:table-row>
        <table:table-row table:style-name="ro3">
          <table:table-cell office:value-type="string" calcext:value-type="string">
            <text:p>Broken Arrow, OK, United States</text:p>
          </table:table-cell>
          <table:table-cell office:value-type="float" office:value="106563" calcext:value-type="float">
            <text:p>106563</text:p>
          </table:table-cell>
        </table:table-row>
        <table:table-row table:style-name="ro3">
          <table:table-cell office:value-type="string" calcext:value-type="string">
            <text:p>Brookline, MA, United States</text:p>
          </table:table-cell>
          <table:table-cell office:value-type="float" office:value="58732" calcext:value-type="float">
            <text:p>58732</text:p>
          </table:table-cell>
        </table:table-row>
        <table:table-row table:style-name="ro3">
          <table:table-cell office:value-type="string" calcext:value-type="string">
            <text:p>Brooklyn Park, MN, United States</text:p>
          </table:table-cell>
          <table:table-cell office:value-type="float" office:value="79149" calcext:value-type="float">
            <text:p>79149</text:p>
          </table:table-cell>
        </table:table-row>
        <table:table-row table:style-name="ro2">
          <table:table-cell office:value-type="string" calcext:value-type="string">
            <text:p>Brooklyn, NY, United States</text:p>
          </table:table-cell>
          <table:table-cell office:value-type="float" office:value="2300664" calcext:value-type="float">
            <text:p>2300664</text:p>
          </table:table-cell>
        </table:table-row>
        <table:table-row table:style-name="ro3">
          <table:table-cell office:value-type="string" calcext:value-type="string">
            <text:p>Broomfield, CO, United States</text:p>
          </table:table-cell>
          <table:table-cell office:value-type="float" office:value="65065" calcext:value-type="float">
            <text:p>65065</text:p>
          </table:table-cell>
        </table:table-row>
        <table:table-row table:style-name="ro2">
          <table:table-cell office:value-type="string" calcext:value-type="string">
            <text:p>Brossard, QC, Canada</text:p>
          </table:table-cell>
          <table:table-cell office:value-type="float" office:value="69575" calcext:value-type="float">
            <text:p>69575</text:p>
          </table:table-cell>
        </table:table-row>
        <table:table-row table:style-name="ro3">
          <table:table-cell office:value-type="string" calcext:value-type="string">
            <text:p>Brownsville, TX, United States</text:p>
          </table:table-cell>
          <table:table-cell office:value-type="float" office:value="183887" calcext:value-type="float">
            <text:p>183887</text:p>
          </table:table-cell>
        </table:table-row>
        <table:table-row table:style-name="ro2">
          <table:table-cell office:value-type="string" calcext:value-type="string">
            <text:p>Bryan, TX, United States</text:p>
          </table:table-cell>
          <table:table-cell office:value-type="float" office:value="82118" calcext:value-type="float">
            <text:p>82118</text:p>
          </table:table-cell>
        </table:table-row>
        <table:table-row table:style-name="ro3">
          <table:table-cell office:value-type="string" calcext:value-type="string">
            <text:p>Buena Park, CA, United States</text:p>
          </table:table-cell>
          <table:table-cell office:value-type="float" office:value="83270" calcext:value-type="float">
            <text:p>83270</text:p>
          </table:table-cell>
        </table:table-row>
        <table:table-row table:style-name="ro2">
          <table:table-cell office:value-type="string" calcext:value-type="string">
            <text:p>Buenavista, Mexico</text:p>
          </table:table-cell>
          <table:table-cell office:value-type="float" office:value="206081" calcext:value-type="float">
            <text:p>206081</text:p>
          </table:table-cell>
        </table:table-row>
        <table:table-row table:style-name="ro2">
          <table:table-cell office:value-type="string" calcext:value-type="string">
            <text:p>Buffalo, NY, United States</text:p>
          </table:table-cell>
          <table:table-cell office:value-type="float" office:value="258071" calcext:value-type="float">
            <text:p>258071</text:p>
          </table:table-cell>
        </table:table-row>
        <table:table-row table:style-name="ro2">
          <table:table-cell office:value-type="string" calcext:value-type="string">
            <text:p>Burbank, CA, United States</text:p>
          </table:table-cell>
          <table:table-cell office:value-type="float" office:value="105319" calcext:value-type="float">
            <text:p>105319</text:p>
          </table:table-cell>
        </table:table-row>
        <table:table-row table:style-name="ro2">
          <table:table-cell office:value-type="string" calcext:value-type="string">
            <text:p>Burlington, ON, Canada</text:p>
          </table:table-cell>
          <table:table-cell office:value-type="float" office:value="164415" calcext:value-type="float">
            <text:p>164415</text:p>
          </table:table-cell>
        </table:table-row>
        <table:table-row table:style-name="ro2">
          <table:table-cell office:value-type="string" calcext:value-type="string">
            <text:p>Burnaby, BC, Canada</text:p>
          </table:table-cell>
          <table:table-cell office:value-type="float" office:value="202799" calcext:value-type="float">
            <text:p>202799</text:p>
          </table:table-cell>
        </table:table-row>
        <table:table-row table:style-name="ro3">
          <table:table-cell office:value-type="string" calcext:value-type="string">
            <text:p>Burnsville, MN, United States</text:p>
          </table:table-cell>
          <table:table-cell office:value-type="float" office:value="61481" calcext:value-type="float">
            <text:p>61481</text:p>
          </table:table-cell>
        </table:table-row>
        <table:table-row table:style-name="ro2">
          <table:table-cell office:value-type="string" calcext:value-type="string">
            <text:p>Cadereyta, Mexico</text:p>
          </table:table-cell>
          <table:table-cell office:value-type="float" office:value="67994" calcext:value-type="float">
            <text:p>67994</text:p>
          </table:table-cell>
        </table:table-row>
        <table:table-row table:style-name="ro2">
          <table:table-cell office:value-type="string" calcext:value-type="string">
            <text:p>Calgary, AB, Canada</text:p>
          </table:table-cell>
          <table:table-cell office:value-type="float" office:value="1019942" calcext:value-type="float">
            <text:p>1019942</text:p>
          </table:table-cell>
        </table:table-row>
        <table:table-row table:style-name="ro2">
          <table:table-cell office:value-type="string" calcext:value-type="string">
            <text:p>Camarillo, CA, United States</text:p>
          </table:table-cell>
          <table:table-cell office:value-type="float" office:value="67608" calcext:value-type="float">
            <text:p>67608</text:p>
          </table:table-cell>
        </table:table-row>
        <table:table-row table:style-name="ro3">
          <table:table-cell office:value-type="string" calcext:value-type="string">
            <text:p>Cambridge, MA, United States</text:p>
          </table:table-cell>
          <table:table-cell office:value-type="float" office:value="110402" calcext:value-type="float">
            <text:p>110402</text:p>
          </table:table-cell>
        </table:table-row>
        <table:table-row table:style-name="ro2">
          <table:table-cell office:value-type="string" calcext:value-type="string">
            <text:p>Cambridge, ON, Canada</text:p>
          </table:table-cell>
          <table:table-cell office:value-type="float" office:value="120372" calcext:value-type="float">
            <text:p>120372</text:p>
          </table:table-cell>
        </table:table-row>
        <table:table-row table:style-name="ro2">
          <table:table-cell office:value-type="string" calcext:value-type="string">
            <text:p>Camden, NJ, United States</text:p>
          </table:table-cell>
          <table:table-cell office:value-type="float" office:value="76119" calcext:value-type="float">
            <text:p>76119</text:p>
          </table:table-cell>
        </table:table-row>
        <table:table-row table:style-name="ro2">
          <table:table-cell office:value-type="string" calcext:value-type="string">
            <text:p>Campeche, Mexico</text:p>
          </table:table-cell>
          <table:table-cell office:value-type="float" office:value="205212" calcext:value-type="float">
            <text:p>205212</text:p>
          </table:table-cell>
        </table:table-row>
        <table:table-row table:style-name="ro2">
          <table:table-cell office:value-type="string" calcext:value-type="string">
            <text:p>Cancún, Mexico</text:p>
          </table:table-cell>
          <table:table-cell office:value-type="float" office:value="542043" calcext:value-type="float">
            <text:p>542043</text:p>
          </table:table-cell>
        </table:table-row>
        <table:table-row table:style-name="ro3">
          <table:table-cell office:value-type="string" calcext:value-type="string">
            <text:p>Canoga Park, CA, United States</text:p>
          </table:table-cell>
          <table:table-cell office:value-type="float" office:value="60578" calcext:value-type="float">
            <text:p>60578</text:p>
          </table:table-cell>
        </table:table-row>
        <table:table-row table:style-name="ro2">
          <table:table-cell office:value-type="string" calcext:value-type="string">
            <text:p>Canton, MI, United States</text:p>
          </table:table-cell>
          <table:table-cell office:value-type="float" office:value="86825" calcext:value-type="float">
            <text:p>86825</text:p>
          </table:table-cell>
        </table:table-row>
        <table:table-row table:style-name="ro2">
          <table:table-cell office:value-type="string" calcext:value-type="string">
            <text:p>Canton, OH, United States</text:p>
          </table:table-cell>
          <table:table-cell office:value-type="float" office:value="71885" calcext:value-type="float">
            <text:p>71885</text:p>
          </table:table-cell>
        </table:table-row>
        <table:table-row table:style-name="ro3">
          <table:table-cell office:value-type="string" calcext:value-type="string">
            <text:p>Cape Coral, FL, United States</text:p>
          </table:table-cell>
          <table:table-cell office:value-type="float" office:value="175229" calcext:value-type="float">
            <text:p>175229</text:p>
          </table:table-cell>
        </table:table-row>
        <table:table-row table:style-name="ro2">
          <table:table-cell office:value-type="string" calcext:value-type="string">
            <text:p>Carlsbad, CA, United States</text:p>
          </table:table-cell>
          <table:table-cell office:value-type="float" office:value="113453" calcext:value-type="float">
            <text:p>113453</text:p>
          </table:table-cell>
        </table:table-row>
        <table:table-row table:style-name="ro2">
          <table:table-cell office:value-type="string" calcext:value-type="string">
            <text:p>Carmel, IN, United States</text:p>
          </table:table-cell>
          <table:table-cell office:value-type="float" office:value="88713" calcext:value-type="float">
            <text:p>88713</text:p>
          </table:table-cell>
        </table:table-row>
        <table:table-row table:style-name="ro3">
          <table:table-cell office:value-type="string" calcext:value-type="string">
            <text:p>Carmichael, CA, United States</text:p>
          </table:table-cell>
          <table:table-cell office:value-type="float" office:value="61762" calcext:value-type="float">
            <text:p>61762</text:p>
          </table:table-cell>
        </table:table-row>
        <table:table-row table:style-name="ro2">
          <table:table-cell office:value-type="string" calcext:value-type="string">
            <text:p>Carol City, FL, United States</text:p>
          </table:table-cell>
          <table:table-cell office:value-type="float" office:value="63031" calcext:value-type="float">
            <text:p>63031</text:p>
          </table:table-cell>
        </table:table-row>
        <table:table-row table:style-name="ro2">
          <table:table-cell office:value-type="string" calcext:value-type="string">
            <text:p>Carrollton, TX, United States</text:p>
          </table:table-cell>
          <table:table-cell office:value-type="float" office:value="133168" calcext:value-type="float">
            <text:p>133168</text:p>
          </table:table-cell>
        </table:table-row>
        <table:table-row table:style-name="ro2">
          <table:table-cell office:value-type="string" calcext:value-type="string">
            <text:p>Carson, CA, United States</text:p>
          </table:table-cell>
          <table:table-cell office:value-type="float" office:value="93281" calcext:value-type="float">
            <text:p>93281</text:p>
          </table:table-cell>
        </table:table-row>
        <table:table-row table:style-name="ro2">
          <table:table-cell office:value-type="string" calcext:value-type="string">
            <text:p>Cary, NC, United States</text:p>
          </table:table-cell>
          <table:table-cell office:value-type="float" office:value="159769" calcext:value-type="float">
            <text:p>159769</text:p>
          </table:table-cell>
        </table:table-row>
        <table:table-row table:style-name="ro3">
          <table:table-cell office:value-type="string" calcext:value-type="string">
            <text:p>Casas Adobes, AZ, United States</text:p>
          </table:table-cell>
          <table:table-cell office:value-type="float" office:value="66795" calcext:value-type="float">
            <text:p>66795</text:p>
          </table:table-cell>
        </table:table-row>
        <table:table-row table:style-name="ro2">
          <table:table-cell office:value-type="string" calcext:value-type="string">
            <text:p>Casper, WY, United States</text:p>
          </table:table-cell>
          <table:table-cell office:value-type="float" office:value="60285" calcext:value-type="float">
            <text:p>60285</text:p>
          </table:table-cell>
        </table:table-row>
        <table:table-row table:style-name="ro3">
          <table:table-cell office:value-type="string" calcext:value-type="string">
            <text:p>Castro Valley, CA, United States</text:p>
          </table:table-cell>
          <table:table-cell office:value-type="float" office:value="61388" calcext:value-type="float">
            <text:p>61388</text:p>
          </table:table-cell>
        </table:table-row>
        <table:table-row table:style-name="ro2">
          <table:table-cell office:value-type="string" calcext:value-type="string">
            <text:p>Cárdenas, Mexico</text:p>
          </table:table-cell>
          <table:table-cell office:value-type="float" office:value="85350" calcext:value-type="float">
            <text:p>85350</text:p>
          </table:table-cell>
        </table:table-row>
        <table:table-row table:style-name="ro2">
          <table:table-cell office:value-type="string" calcext:value-type="string">
            <text:p>Córdoba, Mexico</text:p>
          </table:table-cell>
          <table:table-cell office:value-type="float" office:value="134403" calcext:value-type="float">
            <text:p>134403</text:p>
          </table:table-cell>
        </table:table-row>
        <table:table-row table:style-name="ro3">
          <table:table-cell office:value-type="string" calcext:value-type="string">
            <text:p>Cedar Park, TX, United States</text:p>
          </table:table-cell>
          <table:table-cell office:value-type="float" office:value="65945" calcext:value-type="float">
            <text:p>65945</text:p>
          </table:table-cell>
        </table:table-row>
        <table:table-row table:style-name="ro3">
          <table:table-cell office:value-type="string" calcext:value-type="string">
            <text:p>Cedar Rapids, IA, United States</text:p>
          </table:table-cell>
          <table:table-cell office:value-type="float" office:value="130405" calcext:value-type="float">
            <text:p>130405</text:p>
          </table:table-cell>
        </table:table-row>
        <table:table-row table:style-name="ro2">
          <table:table-cell office:value-type="string" calcext:value-type="string">
            <text:p>Celaya, Mexico</text:p>
          </table:table-cell>
          <table:table-cell office:value-type="float" office:value="305901" calcext:value-type="float">
            <text:p>305901</text:p>
          </table:table-cell>
        </table:table-row>
        <table:table-row table:style-name="ro3">
          <table:table-cell office:value-type="string" calcext:value-type="string">
            <text:p>Centennial, CO, United States</text:p>
          </table:table-cell>
          <table:table-cell office:value-type="float" office:value="109741" calcext:value-type="float">
            <text:p>109741</text:p>
          </table:table-cell>
        </table:table-row>
        <table:table-row table:style-name="ro3">
          <table:table-cell office:value-type="string" calcext:value-type="string">
            <text:p>Centreville, VA, United States</text:p>
          </table:table-cell>
          <table:table-cell office:value-type="float" office:value="71135" calcext:value-type="float">
            <text:p>71135</text:p>
          </table:table-cell>
        </table:table-row>
        <table:table-row table:style-name="ro2">
          <table:table-cell office:value-type="string" calcext:value-type="string">
            <text:p>Chalco, Mexico</text:p>
          </table:table-cell>
          <table:table-cell office:value-type="float" office:value="163996" calcext:value-type="float">
            <text:p>163996</text:p>
          </table:table-cell>
        </table:table-row>
        <table:table-row table:style-name="ro3">
          <table:table-cell office:value-type="string" calcext:value-type="string">
            <text:p>Champaign, IL, United States</text:p>
          </table:table-cell>
          <table:table-cell office:value-type="float" office:value="86096" calcext:value-type="float">
            <text:p>86096</text:p>
          </table:table-cell>
        </table:table-row>
        <table:table-row table:style-name="ro2">
          <table:table-cell office:value-type="string" calcext:value-type="string">
            <text:p>Chandler, AZ, United States</text:p>
          </table:table-cell>
          <table:table-cell office:value-type="float" office:value="260828" calcext:value-type="float">
            <text:p>260828</text:p>
          </table:table-cell>
        </table:table-row>
        <table:table-row table:style-name="ro3">
          <table:table-cell office:value-type="string" calcext:value-type="string">
            <text:p>Chapel Hill, NC, United States</text:p>
          </table:table-cell>
          <table:table-cell office:value-type="float" office:value="59568" calcext:value-type="float">
            <text:p>59568</text:p>
          </table:table-cell>
        </table:table-row>
        <table:table-row table:style-name="ro3">
          <table:table-cell office:value-type="string" calcext:value-type="string">
            <text:p>Charleston, SC, United States</text:p>
          </table:table-cell>
          <table:table-cell office:value-type="float" office:value="132609" calcext:value-type="float">
            <text:p>132609</text:p>
          </table:table-cell>
        </table:table-row>
        <table:table-row table:style-name="ro2">
          <table:table-cell office:value-type="string" calcext:value-type="string">
            <text:p>Charlotte, NC, United States</text:p>
          </table:table-cell>
          <table:table-cell office:value-type="float" office:value="827097" calcext:value-type="float">
            <text:p>827097</text:p>
          </table:table-cell>
        </table:table-row>
        <table:table-row table:style-name="ro3">
          <table:table-cell office:value-type="string" calcext:value-type="string">
            <text:p>Chattanooga, TN, United States</text:p>
          </table:table-cell>
          <table:table-cell office:value-type="float" office:value="176588" calcext:value-type="float">
            <text:p>176588</text:p>
          </table:table-cell>
        </table:table-row>
        <table:table-row table:style-name="ro3">
          <table:table-cell office:value-type="string" calcext:value-type="string">
            <text:p>Cheektowaga, NY, United States</text:p>
          </table:table-cell>
          <table:table-cell office:value-type="float" office:value="75178" calcext:value-type="float">
            <text:p>75178</text:p>
          </table:table-cell>
        </table:table-row>
        <table:table-row table:style-name="ro3">
          <table:table-cell office:value-type="string" calcext:value-type="string">
            <text:p>Cherry Hill, NJ, United States</text:p>
          </table:table-cell>
          <table:table-cell office:value-type="float" office:value="70475" calcext:value-type="float">
            <text:p>70475</text:p>
          </table:table-cell>
        </table:table-row>
        <table:table-row table:style-name="ro3">
          <table:table-cell office:value-type="string" calcext:value-type="string">
            <text:p>Chesapeake, VA, United States</text:p>
          </table:table-cell>
          <table:table-cell office:value-type="float" office:value="235429" calcext:value-type="float">
            <text:p>235429</text:p>
          </table:table-cell>
        </table:table-row>
        <table:table-row table:style-name="ro2">
          <table:table-cell office:value-type="string" calcext:value-type="string">
            <text:p>Chetumal, Mexico</text:p>
          </table:table-cell>
          <table:table-cell office:value-type="float" office:value="134412" calcext:value-type="float">
            <text:p>134412</text:p>
          </table:table-cell>
        </table:table-row>
        <table:table-row table:style-name="ro2">
          <table:table-cell office:value-type="string" calcext:value-type="string">
            <text:p>Cheyenne, WY, United States</text:p>
          </table:table-cell>
          <table:table-cell office:value-type="float" office:value="63335" calcext:value-type="float">
            <text:p>63335</text:p>
          </table:table-cell>
        </table:table-row>
        <table:table-row table:style-name="ro2">
          <table:table-cell office:value-type="string" calcext:value-type="string">
            <text:p>Chiautla, Mexico</text:p>
          </table:table-cell>
          <table:table-cell office:value-type="float" office:value="73696" calcext:value-type="float">
            <text:p>73696</text:p>
          </table:table-cell>
        </table:table-row>
        <table:table-row table:style-name="ro2">
          <table:table-cell office:value-type="string" calcext:value-type="string">
            <text:p>Chicago, IL, United States</text:p>
          </table:table-cell>
          <table:table-cell office:value-type="float" office:value="2720546" calcext:value-type="float">
            <text:p>2720546</text:p>
          </table:table-cell>
        </table:table-row>
        <table:table-row table:style-name="ro2">
          <table:table-cell office:value-type="string" calcext:value-type="string">
            <text:p>Chico, CA, United States</text:p>
          </table:table-cell>
          <table:table-cell office:value-type="float" office:value="90316" calcext:value-type="float">
            <text:p>90316</text:p>
          </table:table-cell>
        </table:table-row>
        <table:table-row table:style-name="ro2">
          <table:table-cell office:value-type="string" calcext:value-type="string">
            <text:p>Chicoloapan, Mexico</text:p>
          </table:table-cell>
          <table:table-cell office:value-type="float" office:value="84440" calcext:value-type="float">
            <text:p>84440</text:p>
          </table:table-cell>
        </table:table-row>
        <table:table-row table:style-name="ro2">
          <table:table-cell office:value-type="string" calcext:value-type="string">
            <text:p>Chihuahua, Mexico</text:p>
          </table:table-cell>
          <table:table-cell office:value-type="float" office:value="809232" calcext:value-type="float">
            <text:p>809232</text:p>
          </table:table-cell>
        </table:table-row>
        <table:table-row table:style-name="ro2">
          <table:table-cell office:value-type="string" calcext:value-type="string">
            <text:p>Chilliwack, BC, Canada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2">
          <table:table-cell office:value-type="string" calcext:value-type="string">
            <text:p>Chilpancingo, Mexico</text:p>
          </table:table-cell>
          <table:table-cell office:value-type="float" office:value="165250" calcext:value-type="float">
            <text:p>165250</text:p>
          </table:table-cell>
        </table:table-row>
        <table:table-row table:style-name="ro3">
          <table:table-cell office:value-type="string" calcext:value-type="string">
            <text:p>Chino Hills, CA, United States</text:p>
          </table:table-cell>
          <table:table-cell office:value-type="float" office:value="78309" calcext:value-type="float">
            <text:p>78309</text:p>
          </table:table-cell>
        </table:table-row>
        <table:table-row table:style-name="ro2">
          <table:table-cell office:value-type="string" calcext:value-type="string">
            <text:p>Chino, CA, United States</text:p>
          </table:table-cell>
          <table:table-cell office:value-type="float" office:value="85595" calcext:value-type="float">
            <text:p>85595</text:p>
          </table:table-cell>
        </table:table-row>
        <table:table-row table:style-name="ro2">
          <table:table-cell office:value-type="string" calcext:value-type="string">
            <text:p>Cholula, Mexico</text:p>
          </table:table-cell>
          <table:table-cell office:value-type="float" office:value="151667" calcext:value-type="float">
            <text:p>151667</text:p>
          </table:table-cell>
        </table:table-row>
        <table:table-row table:style-name="ro3">
          <table:table-cell office:value-type="string" calcext:value-type="string">
            <text:p>Chula Vista, CA, United States</text:p>
          </table:table-cell>
          <table:table-cell office:value-type="float" office:value="265757" calcext:value-type="float">
            <text:p>265757</text:p>
          </table:table-cell>
        </table:table-row>
        <table:table-row table:style-name="ro2">
          <table:table-cell office:value-type="string" calcext:value-type="string">
            <text:p>Cicero, IL, United States</text:p>
          </table:table-cell>
          <table:table-cell office:value-type="float" office:value="83886" calcext:value-type="float">
            <text:p>83886</text:p>
          </table:table-cell>
        </table:table-row>
        <table:table-row table:style-name="ro3">
          <table:table-cell office:value-type="string" calcext:value-type="string">
            <text:p>Cincinnati, OH, United States</text:p>
          </table:table-cell>
          <table:table-cell office:value-type="float" office:value="296943" calcext:value-type="float">
            <text:p>296943</text:p>
          </table:table-cell>
        </table:table-row>
        <table:table-row table:style-name="ro3">
          <table:table-cell office:value-type="string" calcext:value-type="string">
            <text:p>Citrus Heights, CA, United States</text:p>
          </table:table-cell>
          <table:table-cell office:value-type="float" office:value="87056" calcext:value-type="float">
            <text:p>87056</text:p>
          </table:table-cell>
        </table:table-row>
        <table:table-row table:style-name="ro2">
          <table:table-cell office:value-type="string" calcext:value-type="string">
            <text:p>Ciudad Acuña, Mexico</text:p>
          </table:table-cell>
          <table:table-cell office:value-type="float" office:value="144669" calcext:value-type="float">
            <text:p>144669</text:p>
          </table:table-cell>
        </table:table-row>
        <table:table-row table:style-name="ro3">
          <table:table-cell office:value-type="string" calcext:value-type="string">
            <text:p>Ciudad Apodaca, Mexico</text:p>
          </table:table-cell>
          <table:table-cell office:value-type="float" office:value="352064" calcext:value-type="float">
            <text:p>352064</text:p>
          </table:table-cell>
        </table:table-row>
        <table:table-row table:style-name="ro3">
          <table:table-cell office:value-type="string" calcext:value-type="string">
            <text:p>Ciudad de Villa de Álvarez, Mexico</text:p>
          </table:table-cell>
          <table:table-cell office:value-type="float" office:value="117600" calcext:value-type="float">
            <text:p>117600</text:p>
          </table:table-cell>
        </table:table-row>
        <table:table-row table:style-name="ro3">
          <table:table-cell office:value-type="string" calcext:value-type="string">
            <text:p>Ciudad del Carmen, Mexico</text:p>
          </table:table-cell>
          <table:table-cell office:value-type="float" office:value="141308" calcext:value-type="float">
            <text:p>141308</text:p>
          </table:table-cell>
        </table:table-row>
        <table:table-row table:style-name="ro3">
          <table:table-cell office:value-type="string" calcext:value-type="string">
            <text:p>Ciudad Delicias, Mexico</text:p>
          </table:table-cell>
          <table:table-cell office:value-type="float" office:value="102969" calcext:value-type="float">
            <text:p>102969</text:p>
          </table:table-cell>
        </table:table-row>
        <table:table-row table:style-name="ro3">
          <table:table-cell office:value-type="string" calcext:value-type="string">
            <text:p>Ciudad Frontera, Mexico</text:p>
          </table:table-cell>
          <table:table-cell office:value-type="float" office:value="64976" calcext:value-type="float">
            <text:p>64976</text:p>
          </table:table-cell>
        </table:table-row>
        <table:table-row table:style-name="ro3">
          <table:table-cell office:value-type="string" calcext:value-type="string">
            <text:p>Ciudad General Escobedo, Mexico</text:p>
          </table:table-cell>
          <table:table-cell office:value-type="float" office:value="308206" calcext:value-type="float">
            <text:p>308206</text:p>
          </table:table-cell>
        </table:table-row>
        <table:table-row table:style-name="ro3">
          <table:table-cell office:value-type="string" calcext:value-type="string">
            <text:p>Ciudad Guzmán, Mexico</text:p>
          </table:table-cell>
          <table:table-cell office:value-type="float" office:value="101010" calcext:value-type="float">
            <text:p>101010</text:p>
          </table:table-cell>
        </table:table-row>
        <table:table-row table:style-name="ro2">
          <table:table-cell office:value-type="string" calcext:value-type="string">
            <text:p>Ciudad Juárez, Mexico</text:p>
          </table:table-cell>
          <table:table-cell office:value-type="float" office:value="1512354" calcext:value-type="float">
            <text:p>1512354</text:p>
          </table:table-cell>
        </table:table-row>
        <table:table-row table:style-name="ro3">
          <table:table-cell office:value-type="string" calcext:value-type="string">
            <text:p>Ciudad Lázaro Cárdenas, Mexico</text:p>
          </table:table-cell>
          <table:table-cell office:value-type="float" office:value="84001" calcext:value-type="float">
            <text:p>84001</text:p>
          </table:table-cell>
        </table:table-row>
        <table:table-row table:style-name="ro3">
          <table:table-cell office:value-type="string" calcext:value-type="string">
            <text:p>Ciudad López Mateos, Mexico</text:p>
          </table:table-cell>
          <table:table-cell office:value-type="float" office:value="521034" calcext:value-type="float">
            <text:p>521034</text:p>
          </table:table-cell>
        </table:table-row>
        <table:table-row table:style-name="ro2">
          <table:table-cell office:value-type="string" calcext:value-type="string">
            <text:p>Ciudad Lerdo, Mexico</text:p>
          </table:table-cell>
          <table:table-cell office:value-type="float" office:value="63530" calcext:value-type="float">
            <text:p>63530</text:p>
          </table:table-cell>
        </table:table-row>
        <table:table-row table:style-name="ro3">
          <table:table-cell office:value-type="string" calcext:value-type="string">
            <text:p>Ciudad Madero, Mexico</text:p>
          </table:table-cell>
          <table:table-cell office:value-type="float" office:value="192736" calcext:value-type="float">
            <text:p>192736</text:p>
          </table:table-cell>
        </table:table-row>
        <table:table-row table:style-name="ro2">
          <table:table-cell office:value-type="string" calcext:value-type="string">
            <text:p>Ciudad Mante, Mexico</text:p>
          </table:table-cell>
          <table:table-cell office:value-type="float" office:value="79981" calcext:value-type="float">
            <text:p>79981</text:p>
          </table:table-cell>
        </table:table-row>
        <table:table-row table:style-name="ro3">
          <table:table-cell office:value-type="string" calcext:value-type="string">
            <text:p>Ciudad Nezahualcoyotl, Mexico</text:p>
          </table:table-cell>
          <table:table-cell office:value-type="float" office:value="1232220" calcext:value-type="float">
            <text:p>1232220</text:p>
          </table:table-cell>
        </table:table-row>
        <table:table-row table:style-name="ro3">
          <table:table-cell office:value-type="string" calcext:value-type="string">
            <text:p>Ciudad Obregón, Mexico</text:p>
          </table:table-cell>
          <table:table-cell office:value-type="float" office:value="258162" calcext:value-type="float">
            <text:p>258162</text:p>
          </table:table-cell>
        </table:table-row>
        <table:table-row table:style-name="ro2">
          <table:table-cell office:value-type="string" calcext:value-type="string">
            <text:p>Ciudad Valles, Mexico</text:p>
          </table:table-cell>
          <table:table-cell office:value-type="float" office:value="109504" calcext:value-type="float">
            <text:p>109504</text:p>
          </table:table-cell>
        </table:table-row>
        <table:table-row table:style-name="ro3">
          <table:table-cell office:value-type="string" calcext:value-type="string">
            <text:p>Ciudad Victoria, Mexico</text:p>
          </table:table-cell>
          <table:table-cell office:value-type="float" office:value="269923" calcext:value-type="float">
            <text:p>269923</text:p>
          </table:table-cell>
        </table:table-row>
        <table:table-row table:style-name="ro3">
          <table:table-cell office:value-type="string" calcext:value-type="string">
            <text:p>Clarksville, TN, United States</text:p>
          </table:table-cell>
          <table:table-cell office:value-type="float" office:value="149176" calcext:value-type="float">
            <text:p>149176</text:p>
          </table:table-cell>
        </table:table-row>
        <table:table-row table:style-name="ro2">
          <table:table-cell office:value-type="string" calcext:value-type="string">
            <text:p>Clearwater, FL, United States</text:p>
          </table:table-cell>
          <table:table-cell office:value-type="float" office:value="113003" calcext:value-type="float">
            <text:p>113003</text:p>
          </table:table-cell>
        </table:table-row>
        <table:table-row table:style-name="ro2">
          <table:table-cell office:value-type="string" calcext:value-type="string">
            <text:p>Cleveland, OH, United States</text:p>
          </table:table-cell>
          <table:table-cell office:value-type="float" office:value="388072" calcext:value-type="float">
            <text:p>388072</text:p>
          </table:table-cell>
        </table:table-row>
        <table:table-row table:style-name="ro2">
          <table:table-cell office:value-type="string" calcext:value-type="string">
            <text:p>Clifton, NJ, United States</text:p>
          </table:table-cell>
          <table:table-cell office:value-type="float" office:value="86334" calcext:value-type="float">
            <text:p>86334</text:p>
          </table:table-cell>
        </table:table-row>
        <table:table-row table:style-name="ro2">
          <table:table-cell office:value-type="string" calcext:value-type="string">
            <text:p>Clinton, MI, United States</text:p>
          </table:table-cell>
          <table:table-cell office:value-type="float" office:value="99753" calcext:value-type="float">
            <text:p>99753</text:p>
          </table:table-cell>
        </table:table-row>
        <table:table-row table:style-name="ro2">
          <table:table-cell office:value-type="string" calcext:value-type="string">
            <text:p>Clovis, CA, United States</text:p>
          </table:table-cell>
          <table:table-cell office:value-type="float" office:value="104180" calcext:value-type="float">
            <text:p>104180</text:p>
          </table:table-cell>
        </table:table-row>
        <table:table-row table:style-name="ro2">
          <table:table-cell office:value-type="string" calcext:value-type="string">
            <text:p>Coacalco, Mexico</text:p>
          </table:table-cell>
          <table:table-cell office:value-type="float" office:value="313405" calcext:value-type="float">
            <text:p>313405</text:p>
          </table:table-cell>
        </table:table-row>
        <table:table-row table:style-name="ro2">
          <table:table-cell office:value-type="string" calcext:value-type="string">
            <text:p>Coatzacoalcos, Mexico</text:p>
          </table:table-cell>
          <table:table-cell office:value-type="float" office:value="230717" calcext:value-type="float">
            <text:p>230717</text:p>
          </table:table-cell>
        </table:table-row>
        <table:table-row table:style-name="ro3">
          <table:table-cell office:value-type="string" calcext:value-type="string">
            <text:p>Coconut Creek, FL, United States</text:p>
          </table:table-cell>
          <table:table-cell office:value-type="float" office:value="59302" calcext:value-type="float">
            <text:p>59302</text:p>
          </table:table-cell>
        </table:table-row>
        <table:table-row table:style-name="ro2">
          <table:table-cell office:value-type="string" calcext:value-type="string">
            <text:p>Colima, Mexico</text:p>
          </table:table-cell>
          <table:table-cell office:value-type="float" office:value="127235" calcext:value-type="float">
            <text:p>127235</text:p>
          </table:table-cell>
        </table:table-row>
        <table:table-row table:style-name="ro3">
          <table:table-cell office:value-type="string" calcext:value-type="string">
            <text:p>College Station, TX, United States</text:p>
          </table:table-cell>
          <table:table-cell office:value-type="float" office:value="107889" calcext:value-type="float">
            <text:p>107889</text:p>
          </table:table-cell>
        </table:table-row>
        <table:table-row table:style-name="ro3">
          <table:table-cell office:value-type="string" calcext:value-type="string">
            <text:p>Colorado Springs, CO, United States</text:p>
          </table:table-cell>
          <table:table-cell office:value-type="float" office:value="456568" calcext:value-type="float">
            <text:p>456568</text:p>
          </table:table-cell>
        </table:table-row>
        <table:table-row table:style-name="ro3">
          <table:table-cell office:value-type="string" calcext:value-type="string">
            <text:p>Columbia, MD, United States</text:p>
          </table:table-cell>
          <table:table-cell office:value-type="float" office:value="99615" calcext:value-type="float">
            <text:p>99615</text:p>
          </table:table-cell>
        </table:table-row>
        <table:table-row table:style-name="ro3">
          <table:table-cell office:value-type="string" calcext:value-type="string">
            <text:p>Columbia, MO, United States</text:p>
          </table:table-cell>
          <table:table-cell office:value-type="float" office:value="119108" calcext:value-type="float">
            <text:p>119108</text:p>
          </table:table-cell>
        </table:table-row>
        <table:table-row table:style-name="ro2">
          <table:table-cell office:value-type="string" calcext:value-type="string">
            <text:p>Columbia, SC, United States</text:p>
          </table:table-cell>
          <table:table-cell office:value-type="float" office:value="133803" calcext:value-type="float">
            <text:p>133803</text:p>
          </table:table-cell>
        </table:table-row>
        <table:table-row table:style-name="ro3">
          <table:table-cell office:value-type="string" calcext:value-type="string">
            <text:p>Columbus, GA, United States</text:p>
          </table:table-cell>
          <table:table-cell office:value-type="float" office:value="200579" calcext:value-type="float">
            <text:p>200579</text:p>
          </table:table-cell>
        </table:table-row>
        <table:table-row table:style-name="ro3">
          <table:table-cell office:value-type="string" calcext:value-type="string">
            <text:p>Columbus, OH, United States</text:p>
          </table:table-cell>
          <table:table-cell office:value-type="float" office:value="850106" calcext:value-type="float">
            <text:p>850106</text:p>
          </table:table-cell>
        </table:table-row>
        <table:table-row table:style-name="ro2">
          <table:table-cell office:value-type="string" calcext:value-type="string">
            <text:p>Comitán, Mexico</text:p>
          </table:table-cell>
          <table:table-cell office:value-type="float" office:value="79944" calcext:value-type="float">
            <text:p>79944</text:p>
          </table:table-cell>
        </table:table-row>
        <table:table-row table:style-name="ro2">
          <table:table-cell office:value-type="string" calcext:value-type="string">
            <text:p>Compton, CA, United States</text:p>
          </table:table-cell>
          <table:table-cell office:value-type="float" office:value="98462" calcext:value-type="float">
            <text:p>98462</text:p>
          </table:table-cell>
        </table:table-row>
        <table:table-row table:style-name="ro2">
          <table:table-cell office:value-type="string" calcext:value-type="string">
            <text:p>Concord, CA, United States</text:p>
          </table:table-cell>
          <table:table-cell office:value-type="float" office:value="128667" calcext:value-type="float">
            <text:p>128667</text:p>
          </table:table-cell>
        </table:table-row>
        <table:table-row table:style-name="ro2">
          <table:table-cell office:value-type="string" calcext:value-type="string">
            <text:p>Concord, NC, United States</text:p>
          </table:table-cell>
          <table:table-cell office:value-type="float" office:value="87696" calcext:value-type="float">
            <text:p>87696</text:p>
          </table:table-cell>
        </table:table-row>
        <table:table-row table:style-name="ro3">
          <table:table-cell office:value-type="string" calcext:value-type="string">
            <text:p>Coney Island, NY, United State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Conroe, TX, United States</text:p>
          </table:table-cell>
          <table:table-cell office:value-type="float" office:value="68602" calcext:value-type="float">
            <text:p>68602</text:p>
          </table:table-cell>
        </table:table-row>
        <table:table-row table:style-name="ro2">
          <table:table-cell office:value-type="string" calcext:value-type="string">
            <text:p>Conway, AR, United States</text:p>
          </table:table-cell>
          <table:table-cell office:value-type="float" office:value="64980" calcext:value-type="float">
            <text:p>64980</text:p>
          </table:table-cell>
        </table:table-row>
        <table:table-row table:style-name="ro3">
          <table:table-cell office:value-type="string" calcext:value-type="string">
            <text:p>Coon Rapids, MN, United States</text:p>
          </table:table-cell>
          <table:table-cell office:value-type="float" office:value="62240" calcext:value-type="float">
            <text:p>62240</text:p>
          </table:table-cell>
        </table:table-row>
        <table:table-row table:style-name="ro2">
          <table:table-cell office:value-type="string" calcext:value-type="string">
            <text:p>Coquitlam, BC, Canada</text:p>
          </table:table-cell>
          <table:table-cell office:value-type="float" office:value="114565" calcext:value-type="float">
            <text:p>114565</text:p>
          </table:table-cell>
        </table:table-row>
        <table:table-row table:style-name="ro3">
          <table:table-cell office:value-type="string" calcext:value-type="string">
            <text:p>Coral Springs, FL, United States</text:p>
          </table:table-cell>
          <table:table-cell office:value-type="float" office:value="129485" calcext:value-type="float">
            <text:p>129485</text:p>
          </table:table-cell>
        </table:table-row>
        <table:table-row table:style-name="ro2">
          <table:table-cell office:value-type="string" calcext:value-type="string">
            <text:p>Corona, CA, United States</text:p>
          </table:table-cell>
          <table:table-cell office:value-type="float" office:value="164226" calcext:value-type="float">
            <text:p>164226</text:p>
          </table:table-cell>
        </table:table-row>
        <table:table-row table:style-name="ro3">
          <table:table-cell office:value-type="string" calcext:value-type="string">
            <text:p>Corpus Christi, TX, United States</text:p>
          </table:table-cell>
          <table:table-cell office:value-type="float" office:value="324074" calcext:value-type="float">
            <text:p>324074</text:p>
          </table:table-cell>
        </table:table-row>
        <table:table-row table:style-name="ro3">
          <table:table-cell office:value-type="string" calcext:value-type="string">
            <text:p>Costa Mesa, CA, United States</text:p>
          </table:table-cell>
          <table:table-cell office:value-type="float" office:value="113204" calcext:value-type="float">
            <text:p>113204</text:p>
          </table:table-cell>
        </table:table-row>
        <table:table-row table:style-name="ro3">
          <table:table-cell office:value-type="string" calcext:value-type="string">
            <text:p>Council Bluffs, IA, United States</text:p>
          </table:table-cell>
          <table:table-cell office:value-type="float" office:value="62597" calcext:value-type="float">
            <text:p>62597</text:p>
          </table:table-cell>
        </table:table-row>
        <table:table-row table:style-name="ro2">
          <table:table-cell office:value-type="string" calcext:value-type="string">
            <text:p>Coyoacán, Mexico</text:p>
          </table:table-cell>
          <table:table-cell office:value-type="float" office:value="628063" calcext:value-type="float">
            <text:p>628063</text:p>
          </table:table-cell>
        </table:table-row>
        <table:table-row table:style-name="ro2">
          <table:table-cell office:value-type="string" calcext:value-type="string">
            <text:p>Cranston, RI, United States</text:p>
          </table:table-cell>
          <table:table-cell office:value-type="float" office:value="81073" calcext:value-type="float">
            <text:p>81073</text:p>
          </table:table-cell>
        </table:table-row>
        <table:table-row table:style-name="ro2">
          <table:table-cell office:value-type="string" calcext:value-type="string">
            <text:p>Cuajimalpa, Mexico</text:p>
          </table:table-cell>
          <table:table-cell office:value-type="float" office:value="173625" calcext:value-type="float">
            <text:p>173625</text:p>
          </table:table-cell>
        </table:table-row>
        <table:table-row table:style-name="ro2">
          <table:table-cell office:value-type="string" calcext:value-type="string">
            <text:p>Cuauhtémoc, Mexico</text:p>
          </table:table-cell>
          <table:table-cell office:value-type="float" office:value="90835" calcext:value-type="float">
            <text:p>90835</text:p>
          </table:table-cell>
        </table:table-row>
        <table:table-row table:style-name="ro2">
          <table:table-cell office:value-type="string" calcext:value-type="string">
            <text:p>Cuautitlán Izcalli, Mexico</text:p>
          </table:table-cell>
          <table:table-cell office:value-type="float" office:value="475179" calcext:value-type="float">
            <text:p>475179</text:p>
          </table:table-cell>
        </table:table-row>
        <table:table-row table:style-name="ro2">
          <table:table-cell office:value-type="string" calcext:value-type="string">
            <text:p>Cuautitlán, Mexico</text:p>
          </table:table-cell>
          <table:table-cell office:value-type="float" office:value="84737" calcext:value-type="float">
            <text:p>84737</text:p>
          </table:table-cell>
        </table:table-row>
        <table:table-row table:style-name="ro2">
          <table:table-cell office:value-type="string" calcext:value-type="string">
            <text:p>Cuautla, Mexico</text:p>
          </table:table-cell>
          <table:table-cell office:value-type="float" office:value="146178" calcext:value-type="float">
            <text:p>146178</text:p>
          </table:table-cell>
        </table:table-row>
        <table:table-row table:style-name="ro2">
          <table:table-cell office:value-type="string" calcext:value-type="string">
            <text:p>Cuernavaca, Mexico</text:p>
          </table:table-cell>
          <table:table-cell office:value-type="float" office:value="343769" calcext:value-type="float">
            <text:p>343769</text:p>
          </table:table-cell>
        </table:table-row>
        <table:table-row table:style-name="ro2">
          <table:table-cell office:value-type="string" calcext:value-type="string">
            <text:p>Culiacán, Mexico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2">
          <table:table-cell office:value-type="string" calcext:value-type="string">
            <text:p>Cupertino, CA, United States</text:p>
          </table:table-cell>
          <table:table-cell office:value-type="float" office:value="60572" calcext:value-type="float">
            <text:p>60572</text:p>
          </table:table-cell>
        </table:table-row>
        <table:table-row table:style-name="ro2">
          <table:table-cell office:value-type="string" calcext:value-type="string">
            <text:p>Dale City, VA, United States</text:p>
          </table:table-cell>
          <table:table-cell office:value-type="float" office:value="65969" calcext:value-type="float">
            <text:p>65969</text:p>
          </table:table-cell>
        </table:table-row>
        <table:table-row table:style-name="ro2">
          <table:table-cell office:value-type="string" calcext:value-type="string">
            <text:p>Dallas, TX, United States</text:p>
          </table:table-cell>
          <table:table-cell office:value-type="float" office:value="1300092" calcext:value-type="float">
            <text:p>1300092</text:p>
          </table:table-cell>
        </table:table-row>
        <table:table-row table:style-name="ro2">
          <table:table-cell office:value-type="string" calcext:value-type="string">
            <text:p>Daly City, CA, United States</text:p>
          </table:table-cell>
          <table:table-cell office:value-type="float" office:value="106562" calcext:value-type="float">
            <text:p>106562</text:p>
          </table:table-cell>
        </table:table-row>
        <table:table-row table:style-name="ro2">
          <table:table-cell office:value-type="string" calcext:value-type="string">
            <text:p>Danbury, CT, United States</text:p>
          </table:table-cell>
          <table:table-cell office:value-type="float" office:value="84657" calcext:value-type="float">
            <text:p>84657</text:p>
          </table:table-cell>
        </table:table-row>
        <table:table-row table:style-name="ro2">
          <table:table-cell office:value-type="string" calcext:value-type="string">
            <text:p>Dartmouth, NS, Canada</text:p>
          </table:table-cell>
          <table:table-cell office:value-type="float" office:value="101343" calcext:value-type="float">
            <text:p>101343</text:p>
          </table:table-cell>
        </table:table-row>
        <table:table-row table:style-name="ro2">
          <table:table-cell office:value-type="string" calcext:value-type="string">
            <text:p>Davenport, IA, United States</text:p>
          </table:table-cell>
          <table:table-cell office:value-type="float" office:value="102582" calcext:value-type="float">
            <text:p>102582</text:p>
          </table:table-cell>
        </table:table-row>
        <table:table-row table:style-name="ro2">
          <table:table-cell office:value-type="string" calcext:value-type="string">
            <text:p>Davie, FL, United States</text:p>
          </table:table-cell>
          <table:table-cell office:value-type="float" office:value="100882" calcext:value-type="float">
            <text:p>100882</text:p>
          </table:table-cell>
        </table:table-row>
        <table:table-row table:style-name="ro2">
          <table:table-cell office:value-type="string" calcext:value-type="string">
            <text:p>Davis, CA, United States</text:p>
          </table:table-cell>
          <table:table-cell office:value-type="float" office:value="67666" calcext:value-type="float">
            <text:p>67666</text:p>
          </table:table-cell>
        </table:table-row>
        <table:table-row table:style-name="ro2">
          <table:table-cell office:value-type="string" calcext:value-type="string">
            <text:p>Dayton, OH, United States</text:p>
          </table:table-cell>
          <table:table-cell office:value-type="float" office:value="140599" calcext:value-type="float">
            <text:p>140599</text:p>
          </table:table-cell>
        </table:table-row>
        <table:table-row table:style-name="ro3">
          <table:table-cell office:value-type="string" calcext:value-type="string">
            <text:p>Daytona Beach, FL, United States</text:p>
          </table:table-cell>
          <table:table-cell office:value-type="float" office:value="64736" calcext:value-type="float">
            <text:p>64736</text:p>
          </table:table-cell>
        </table:table-row>
        <table:table-row table:style-name="ro2">
          <table:table-cell office:value-type="string" calcext:value-type="string">
            <text:p>Dearborn, MI, United States</text:p>
          </table:table-cell>
          <table:table-cell office:value-type="float" office:value="95171" calcext:value-type="float">
            <text:p>95171</text:p>
          </table:table-cell>
        </table:table-row>
        <table:table-row table:style-name="ro2">
          <table:table-cell office:value-type="string" calcext:value-type="string">
            <text:p>Decatur, IL, United States</text:p>
          </table:table-cell>
          <table:table-cell office:value-type="float" office:value="73254" calcext:value-type="float">
            <text:p>73254</text:p>
          </table:table-cell>
        </table:table-row>
        <table:table-row table:style-name="ro3">
          <table:table-cell office:value-type="string" calcext:value-type="string">
            <text:p>Deerfield Beach, FL, United States</text:p>
          </table:table-cell>
          <table:table-cell office:value-type="float" office:value="79768" calcext:value-type="float">
            <text:p>79768</text:p>
          </table:table-cell>
        </table:table-row>
        <table:table-row table:style-name="ro3">
          <table:table-cell office:value-type="string" calcext:value-type="string">
            <text:p>Delray Beach, FL, United States</text:p>
          </table:table-cell>
          <table:table-cell office:value-type="float" office:value="66255" calcext:value-type="float">
            <text:p>66255</text:p>
          </table:table-cell>
        </table:table-row>
        <table:table-row table:style-name="ro2">
          <table:table-cell office:value-type="string" calcext:value-type="string">
            <text:p>Delta, BC, Canada</text:p>
          </table:table-cell>
          <table:table-cell office:value-type="float" office:value="101668" calcext:value-type="float">
            <text:p>101668</text:p>
          </table:table-cell>
        </table:table-row>
        <table:table-row table:style-name="ro2">
          <table:table-cell office:value-type="string" calcext:value-type="string">
            <text:p>Deltona, FL, United States</text:p>
          </table:table-cell>
          <table:table-cell office:value-type="float" office:value="88474" calcext:value-type="float">
            <text:p>88474</text:p>
          </table:table-cell>
        </table:table-row>
        <table:table-row table:style-name="ro2">
          <table:table-cell office:value-type="string" calcext:value-type="string">
            <text:p>Denton, TX, United States</text:p>
          </table:table-cell>
          <table:table-cell office:value-type="float" office:value="131044" calcext:value-type="float">
            <text:p>131044</text:p>
          </table:table-cell>
        </table:table-row>
        <table:table-row table:style-name="ro2">
          <table:table-cell office:value-type="string" calcext:value-type="string">
            <text:p>Denver, CO, United States</text:p>
          </table:table-cell>
          <table:table-cell office:value-type="float" office:value="682545" calcext:value-type="float">
            <text:p>682545</text:p>
          </table:table-cell>
        </table:table-row>
        <table:table-row table:style-name="ro3">
          <table:table-cell office:value-type="string" calcext:value-type="string">
            <text:p>Des Moines, IA, United States</text:p>
          </table:table-cell>
          <table:table-cell office:value-type="float" office:value="210330" calcext:value-type="float">
            <text:p>210330</text:p>
          </table:table-cell>
        </table:table-row>
        <table:table-row table:style-name="ro3">
          <table:table-cell office:value-type="string" calcext:value-type="string">
            <text:p>Des Plaines, IL, United States</text:p>
          </table:table-cell>
          <table:table-cell office:value-type="float" office:value="58677" calcext:value-type="float">
            <text:p>58677</text:p>
          </table:table-cell>
        </table:table-row>
        <table:table-row table:style-name="ro2">
          <table:table-cell office:value-type="string" calcext:value-type="string">
            <text:p>Detroit, MI, United States</text:p>
          </table:table-cell>
          <table:table-cell office:value-type="float" office:value="677116" calcext:value-type="float">
            <text:p>677116</text:p>
          </table:table-cell>
        </table:table-row>
        <table:table-row table:style-name="ro4">
          <table:table-cell office:value-type="string" calcext:value-type="string">
            <text:p>Dolores Hidalgo Cuna de la Independencia Nacional,</text:p>
          </table:table-cell>
          <table:table-cell office:value-type="float" office:value="59240" calcext:value-type="float">
            <text:p>59240</text:p>
          </table:table-cell>
        </table:table-row>
        <table:table-row table:style-name="ro2">
          <table:table-cell office:value-type="string" calcext:value-type="string">
            <text:p>Dothan, AL, United States</text:p>
          </table:table-cell>
          <table:table-cell office:value-type="float" office:value="68567" calcext:value-type="float">
            <text:p>68567</text:p>
          </table:table-cell>
        </table:table-row>
        <table:table-row table:style-name="ro2">
          <table:table-cell office:value-type="string" calcext:value-type="string">
            <text:p>Downey, CA, United States</text:p>
          </table:table-cell>
          <table:table-cell office:value-type="float" office:value="114219" calcext:value-type="float">
            <text:p>114219</text:p>
          </table:table-cell>
        </table:table-row>
        <table:table-row table:style-name="ro2">
          <table:table-cell office:value-type="string" calcext:value-type="string">
            <text:p>Drummondville, QC, Canada</text:p>
          </table:table-cell>
          <table:table-cell office:value-type="float" office:value="59489" calcext:value-type="float">
            <text:p>59489</text:p>
          </table:table-cell>
        </table:table-row>
        <table:table-row table:style-name="ro2">
          <table:table-cell office:value-type="string" calcext:value-type="string">
            <text:p>Dubuque, IA, United States</text:p>
          </table:table-cell>
          <table:table-cell office:value-type="float" office:value="58799" calcext:value-type="float">
            <text:p>58799</text:p>
          </table:table-cell>
        </table:table-row>
        <table:table-row table:style-name="ro2">
          <table:table-cell office:value-type="string" calcext:value-type="string">
            <text:p>Duluth, MN, United States</text:p>
          </table:table-cell>
          <table:table-cell office:value-type="float" office:value="86110" calcext:value-type="float">
            <text:p>86110</text:p>
          </table:table-cell>
        </table:table-row>
        <table:table-row table:style-name="ro2">
          <table:table-cell office:value-type="string" calcext:value-type="string">
            <text:p>Dundalk, MD, United States</text:p>
          </table:table-cell>
          <table:table-cell office:value-type="float" office:value="63597" calcext:value-type="float">
            <text:p>63597</text:p>
          </table:table-cell>
        </table:table-row>
        <table:table-row table:style-name="ro2">
          <table:table-cell office:value-type="string" calcext:value-type="string">
            <text:p>Durham, NC, United States</text:p>
          </table:table-cell>
          <table:table-cell office:value-type="float" office:value="257636" calcext:value-type="float">
            <text:p>257636</text:p>
          </table:table-cell>
        </table:table-row>
        <table:table-row table:style-name="ro2">
          <table:table-cell office:value-type="string" calcext:value-type="string">
            <text:p>Eagan, MN, United States</text:p>
          </table:table-cell>
          <table:table-cell office:value-type="float" office:value="66286" calcext:value-type="float">
            <text:p>66286</text:p>
          </table:table-cell>
        </table:table-row>
        <table:table-row table:style-name="ro5">
          <table:table-cell office:value-type="string" calcext:value-type="string">
            <text:p>East Chattanooga, TN, United States</text:p>
          </table:table-cell>
          <table:table-cell office:value-type="float" office:value="154024" calcext:value-type="float">
            <text:p>154024</text:p>
          </table:table-cell>
        </table:table-row>
        <table:table-row table:style-name="ro3">
          <table:table-cell office:value-type="string" calcext:value-type="string">
            <text:p>East Hampton, VA, United States</text:p>
          </table:table-cell>
          <table:table-cell office:value-type="float" office:value="147993" calcext:value-type="float">
            <text:p>147993</text:p>
          </table:table-cell>
        </table:table-row>
        <table:table-row table:style-name="ro5">
          <table:table-cell office:value-type="string" calcext:value-type="string">
            <text:p>East Independence, MO, United States</text:p>
          </table:table-cell>
          <table:table-cell office:value-type="float" office:value="110675" calcext:value-type="float">
            <text:p>110675</text:p>
          </table:table-cell>
        </table:table-row>
        <table:table-row table:style-name="ro3">
          <table:table-cell office:value-type="string" calcext:value-type="string">
            <text:p>East Los Angeles, CA, United States</text:p>
          </table:table-cell>
          <table:table-cell office:value-type="float" office:value="126496" calcext:value-type="float">
            <text:p>126496</text:p>
          </table:table-cell>
        </table:table-row>
        <table:table-row table:style-name="ro3">
          <table:table-cell office:value-type="string" calcext:value-type="string">
            <text:p>East Norwalk, CT, United States</text:p>
          </table:table-cell>
          <table:table-cell office:value-type="float" office:value="84530" calcext:value-type="float">
            <text:p>84530</text:p>
          </table:table-cell>
        </table:table-row>
        <table:table-row table:style-name="ro3">
          <table:table-cell office:value-type="string" calcext:value-type="string">
            <text:p>East Orange, NJ, United States</text:p>
          </table:table-cell>
          <table:table-cell office:value-type="float" office:value="64949" calcext:value-type="float">
            <text:p>64949</text:p>
          </table:table-cell>
        </table:table-row>
        <table:table-row table:style-name="ro2">
          <table:table-cell office:value-type="string" calcext:value-type="string">
            <text:p>East York, ON, Canada</text:p>
          </table:table-cell>
          <table:table-cell office:value-type="float" office:value="115365" calcext:value-type="float">
            <text:p>115365</text:p>
          </table:table-cell>
        </table:table-row>
        <table:table-row table:style-name="ro2">
          <table:table-cell office:value-type="string" calcext:value-type="string">
            <text:p>Eastvale, CA, United States</text:p>
          </table:table-cell>
          <table:table-cell office:value-type="float" office:value="59039" calcext:value-type="float">
            <text:p>59039</text:p>
          </table:table-cell>
        </table:table-row>
        <table:table-row table:style-name="ro2">
          <table:table-cell office:value-type="string" calcext:value-type="string">
            <text:p>Eau Claire, WI, United States</text:p>
          </table:table-cell>
          <table:table-cell office:value-type="float" office:value="67778" calcext:value-type="float">
            <text:p>67778</text:p>
          </table:table-cell>
        </table:table-row>
        <table:table-row table:style-name="ro2">
          <table:table-cell office:value-type="string" calcext:value-type="string">
            <text:p>Ecatepec, Mexico</text:p>
          </table:table-cell>
          <table:table-cell office:value-type="float" office:value="1806226" calcext:value-type="float">
            <text:p>1806226</text:p>
          </table:table-cell>
        </table:table-row>
        <table:table-row table:style-name="ro3">
          <table:table-cell office:value-type="string" calcext:value-type="string">
            <text:p>Eden Prairie, MN, United States</text:p>
          </table:table-cell>
          <table:table-cell office:value-type="float" office:value="63496" calcext:value-type="float">
            <text:p>63496</text:p>
          </table:table-cell>
        </table:table-row>
        <table:table-row table:style-name="ro2">
          <table:table-cell office:value-type="string" calcext:value-type="string">
            <text:p>Edinburg, TX, United States</text:p>
          </table:table-cell>
          <table:table-cell office:value-type="float" office:value="84497" calcext:value-type="float">
            <text:p>84497</text:p>
          </table:table-cell>
        </table:table-row>
        <table:table-row table:style-name="ro2">
          <table:table-cell office:value-type="string" calcext:value-type="string">
            <text:p>Edison, NJ, United States</text:p>
          </table:table-cell>
          <table:table-cell office:value-type="float" office:value="102548" calcext:value-type="float">
            <text:p>102548</text:p>
          </table:table-cell>
        </table:table-row>
        <table:table-row table:style-name="ro2">
          <table:table-cell office:value-type="string" calcext:value-type="string">
            <text:p>Edmond, OK, United States</text:p>
          </table:table-cell>
          <table:table-cell office:value-type="float" office:value="90092" calcext:value-type="float">
            <text:p>90092</text:p>
          </table:table-cell>
        </table:table-row>
        <table:table-row table:style-name="ro2">
          <table:table-cell office:value-type="string" calcext:value-type="string">
            <text:p>Edmonton, AB, Canada</text:p>
          </table:table-cell>
          <table:table-cell office:value-type="float" office:value="712391" calcext:value-type="float">
            <text:p>712391</text:p>
          </table:table-cell>
        </table:table-row>
        <table:table-row table:style-name="ro2">
          <table:table-cell office:value-type="string" calcext:value-type="string">
            <text:p>El Cajon, CA, United States</text:p>
          </table:table-cell>
          <table:table-cell office:value-type="float" office:value="103679" calcext:value-type="float">
            <text:p>103679</text:p>
          </table:table-cell>
        </table:table-row>
        <table:table-row table:style-name="ro2">
          <table:table-cell office:value-type="string" calcext:value-type="string">
            <text:p>El Monte, CA, United States</text:p>
          </table:table-cell>
          <table:table-cell office:value-type="float" office:value="116732" calcext:value-type="float">
            <text:p>116732</text:p>
          </table:table-cell>
        </table:table-row>
        <table:table-row table:style-name="ro2">
          <table:table-cell office:value-type="string" calcext:value-type="string">
            <text:p>El Paso, TX, United States</text:p>
          </table:table-cell>
          <table:table-cell office:value-type="float" office:value="681124" calcext:value-type="float">
            <text:p>681124</text:p>
          </table:table-cell>
        </table:table-row>
        <table:table-row table:style-name="ro2">
          <table:table-cell office:value-type="string" calcext:value-type="string">
            <text:p>El Pueblito, Mexico</text:p>
          </table:table-cell>
          <table:table-cell office:value-type="float" office:value="71254" calcext:value-type="float">
            <text:p>71254</text:p>
          </table:table-cell>
        </table:table-row>
        <table:table-row table:style-name="ro2">
          <table:table-cell office:value-type="string" calcext:value-type="string">
            <text:p>Elgin, IL, United States</text:p>
          </table:table-cell>
          <table:table-cell office:value-type="float" office:value="112111" calcext:value-type="float">
            <text:p>112111</text:p>
          </table:table-cell>
        </table:table-row>
        <table:table-row table:style-name="ro2">
          <table:table-cell office:value-type="string" calcext:value-type="string">
            <text:p>Elizabeth, NJ, United States</text:p>
          </table:table-cell>
          <table:table-cell office:value-type="float" office:value="129007" calcext:value-type="float">
            <text:p>129007</text:p>
          </table:table-cell>
        </table:table-row>
        <table:table-row table:style-name="ro2">
          <table:table-cell office:value-type="string" calcext:value-type="string">
            <text:p>Elk Grove, CA, United States</text:p>
          </table:table-cell>
          <table:table-cell office:value-type="float" office:value="166913" calcext:value-type="float">
            <text:p>166913</text:p>
          </table:table-cell>
        </table:table-row>
        <table:table-row table:style-name="ro3">
          <table:table-cell office:value-type="string" calcext:value-type="string">
            <text:p>Ellicott City, MD, United States</text:p>
          </table:table-cell>
          <table:table-cell office:value-type="float" office:value="65834" calcext:value-type="float">
            <text:p>65834</text:p>
          </table:table-cell>
        </table:table-row>
        <table:table-row table:style-name="ro3">
          <table:table-cell office:value-type="string" calcext:value-type="string">
            <text:p>Enchanted Hills, NM, United States</text:p>
          </table:table-cell>
          <table:table-cell office:value-type="float" office:value="87521" calcext:value-type="float">
            <text:p>87521</text:p>
          </table:table-cell>
        </table:table-row>
        <table:table-row table:style-name="ro2">
          <table:table-cell office:value-type="string" calcext:value-type="string">
            <text:p>Encinitas, CA, United States</text:p>
          </table:table-cell>
          <table:table-cell office:value-type="float" office:value="62930" calcext:value-type="float">
            <text:p>62930</text:p>
          </table:table-cell>
        </table:table-row>
        <table:table-row table:style-name="ro2">
          <table:table-cell office:value-type="string" calcext:value-type="string">
            <text:p>Ensenada, Mexico</text:p>
          </table:table-cell>
          <table:table-cell office:value-type="float" office:value="256565" calcext:value-type="float">
            <text:p>256565</text:p>
          </table:table-cell>
        </table:table-row>
        <table:table-row table:style-name="ro2">
          <table:table-cell office:value-type="string" calcext:value-type="string">
            <text:p>Enterprise, NV, United States</text:p>
          </table:table-cell>
          <table:table-cell office:value-type="float" office:value="108481" calcext:value-type="float">
            <text:p>108481</text:p>
          </table:table-cell>
        </table:table-row>
        <table:table-row table:style-name="ro2">
          <table:table-cell office:value-type="string" calcext:value-type="string">
            <text:p>Erie, PA, United States</text:p>
          </table:table-cell>
          <table:table-cell office:value-type="float" office:value="99475" calcext:value-type="float">
            <text:p>99475</text:p>
          </table:table-cell>
        </table:table-row>
        <table:table-row table:style-name="ro3">
          <table:table-cell office:value-type="string" calcext:value-type="string">
            <text:p>Escondido, CA, United States</text:p>
          </table:table-cell>
          <table:table-cell office:value-type="float" office:value="151451" calcext:value-type="float">
            <text:p>151451</text:p>
          </table:table-cell>
        </table:table-row>
        <table:table-row table:style-name="ro2">
          <table:table-cell office:value-type="string" calcext:value-type="string">
            <text:p>Etobicoke, ON, Canada</text:p>
          </table:table-cell>
          <table:table-cell office:value-type="float" office:value="347948" calcext:value-type="float">
            <text:p>347948</text:p>
          </table:table-cell>
        </table:table-row>
        <table:table-row table:style-name="ro2">
          <table:table-cell office:value-type="string" calcext:value-type="string">
            <text:p>Eugene, OR, United States</text:p>
          </table:table-cell>
          <table:table-cell office:value-type="float" office:value="163460" calcext:value-type="float">
            <text:p>163460</text:p>
          </table:table-cell>
        </table:table-row>
        <table:table-row table:style-name="ro2">
          <table:table-cell office:value-type="string" calcext:value-type="string">
            <text:p>Evanston, IL, United States</text:p>
          </table:table-cell>
          <table:table-cell office:value-type="float" office:value="75527" calcext:value-type="float">
            <text:p>75527</text:p>
          </table:table-cell>
        </table:table-row>
        <table:table-row table:style-name="ro2">
          <table:table-cell office:value-type="string" calcext:value-type="string">
            <text:p>Evansville, IN, United States</text:p>
          </table:table-cell>
          <table:table-cell office:value-type="float" office:value="119943" calcext:value-type="float">
            <text:p>119943</text:p>
          </table:table-cell>
        </table:table-row>
        <table:table-row table:style-name="ro2">
          <table:table-cell office:value-type="string" calcext:value-type="string">
            <text:p>Everett, WA, United States</text:p>
          </table:table-cell>
          <table:table-cell office:value-type="float" office:value="108010" calcext:value-type="float">
            <text:p>108010</text:p>
          </table:table-cell>
        </table:table-row>
        <table:table-row table:style-name="ro2">
          <table:table-cell office:value-type="string" calcext:value-type="string">
            <text:p>Fairfield, CA, United States</text:p>
          </table:table-cell>
          <table:table-cell office:value-type="float" office:value="112970" calcext:value-type="float">
            <text:p>112970</text:p>
          </table:table-cell>
        </table:table-row>
        <table:table-row table:style-name="ro2">
          <table:table-cell office:value-type="string" calcext:value-type="string">
            <text:p>Fairfield, CT, United States</text:p>
          </table:table-cell>
          <table:table-cell office:value-type="float" office:value="59052" calcext:value-type="float">
            <text:p>59052</text:p>
          </table:table-cell>
        </table:table-row>
        <table:table-row table:style-name="ro3">
          <table:table-cell office:value-type="string" calcext:value-type="string">
            <text:p>Fall River, MA, United States</text:p>
          </table:table-cell>
          <table:table-cell office:value-type="float" office:value="88777" calcext:value-type="float">
            <text:p>88777</text:p>
          </table:table-cell>
        </table:table-row>
        <table:table-row table:style-name="ro2">
          <table:table-cell office:value-type="string" calcext:value-type="string">
            <text:p>Fargo, ND, United States</text:p>
          </table:table-cell>
          <table:table-cell office:value-type="float" office:value="118523" calcext:value-type="float">
            <text:p>118523</text:p>
          </table:table-cell>
        </table:table-row>
        <table:table-row table:style-name="ro3">
          <table:table-cell office:value-type="string" calcext:value-type="string">
            <text:p>Farmington Hills, MI, United States</text:p>
          </table:table-cell>
          <table:table-cell office:value-type="float" office:value="81330" calcext:value-type="float">
            <text:p>81330</text:p>
          </table:table-cell>
        </table:table-row>
        <table:table-row table:style-name="ro3">
          <table:table-cell office:value-type="string" calcext:value-type="string">
            <text:p>Fayetteville, AR, United States</text:p>
          </table:table-cell>
          <table:table-cell office:value-type="float" office:value="82830" calcext:value-type="float">
            <text:p>82830</text:p>
          </table:table-cell>
        </table:table-row>
        <table:table-row table:style-name="ro3">
          <table:table-cell office:value-type="string" calcext:value-type="string">
            <text:p>Fayetteville, NC, United States</text:p>
          </table:table-cell>
          <table:table-cell office:value-type="float" office:value="201963" calcext:value-type="float">
            <text:p>201963</text:p>
          </table:table-cell>
        </table:table-row>
        <table:table-row table:style-name="ro3">
          <table:table-cell office:value-type="string" calcext:value-type="string">
            <text:p>Federal Way, WA, United States</text:p>
          </table:table-cell>
          <table:table-cell office:value-type="float" office:value="95171" calcext:value-type="float">
            <text:p>95171</text:p>
          </table:table-cell>
        </table:table-row>
        <table:table-row table:style-name="ro2">
          <table:table-cell office:value-type="string" calcext:value-type="string">
            <text:p>Fishers, IN, United States</text:p>
          </table:table-cell>
          <table:table-cell office:value-type="float" office:value="76794" calcext:value-type="float">
            <text:p>76794</text:p>
          </table:table-cell>
        </table:table-row>
        <table:table-row table:style-name="ro2">
          <table:table-cell office:value-type="string" calcext:value-type="string">
            <text:p>Flagstaff, AZ, United States</text:p>
          </table:table-cell>
          <table:table-cell office:value-type="float" office:value="70320" calcext:value-type="float">
            <text:p>70320</text:p>
          </table:table-cell>
        </table:table-row>
        <table:table-row table:style-name="ro2">
          <table:table-cell office:value-type="string" calcext:value-type="string">
            <text:p>Flint, MI, United States</text:p>
          </table:table-cell>
          <table:table-cell office:value-type="float" office:value="98310" calcext:value-type="float">
            <text:p>98310</text:p>
          </table:table-cell>
        </table:table-row>
        <table:table-row table:style-name="ro3">
          <table:table-cell office:value-type="string" calcext:value-type="string">
            <text:p>Florence-Graham, CA, United States</text:p>
          </table:table-cell>
          <table:table-cell office:value-type="float" office:value="63387" calcext:value-type="float">
            <text:p>63387</text:p>
          </table:table-cell>
        </table:table-row>
        <table:table-row table:style-name="ro3">
          <table:table-cell office:value-type="string" calcext:value-type="string">
            <text:p>Flower Mound, TX, United States</text:p>
          </table:table-cell>
          <table:table-cell office:value-type="float" office:value="71253" calcext:value-type="float">
            <text:p>71253</text:p>
          </table:table-cell>
        </table:table-row>
        <table:table-row table:style-name="ro2">
          <table:table-cell office:value-type="string" calcext:value-type="string">
            <text:p>Folsom, CA, United States</text:p>
          </table:table-cell>
          <table:table-cell office:value-type="float" office:value="76375" calcext:value-type="float">
            <text:p>76375</text:p>
          </table:table-cell>
        </table:table-row>
        <table:table-row table:style-name="ro2">
          <table:table-cell office:value-type="string" calcext:value-type="string">
            <text:p>Fontana, CA, United States</text:p>
          </table:table-cell>
          <table:table-cell office:value-type="float" office:value="207460" calcext:value-type="float">
            <text:p>207460</text:p>
          </table:table-cell>
        </table:table-row>
        <table:table-row table:style-name="ro3">
          <table:table-cell office:value-type="string" calcext:value-type="string">
            <text:p>Fort Collins, CO, United States</text:p>
          </table:table-cell>
          <table:table-cell office:value-type="float" office:value="161175" calcext:value-type="float">
            <text:p>161175</text:p>
          </table:table-cell>
        </table:table-row>
        <table:table-row table:style-name="ro5">
          <table:table-cell office:value-type="string" calcext:value-type="string">
            <text:p>Fort Lauderdale, FL, United States</text:p>
          </table:table-cell>
          <table:table-cell office:value-type="float" office:value="178590" calcext:value-type="float">
            <text:p>178590</text:p>
          </table:table-cell>
        </table:table-row>
        <table:table-row table:style-name="ro3">
          <table:table-cell office:value-type="string" calcext:value-type="string">
            <text:p>Fort McMurray, AB, Canada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3">
          <table:table-cell office:value-type="string" calcext:value-type="string">
            <text:p>Fort Myers, FL, United States</text:p>
          </table:table-cell>
          <table:table-cell office:value-type="float" office:value="74013" calcext:value-type="float">
            <text:p>74013</text:p>
          </table:table-cell>
        </table:table-row>
        <table:table-row table:style-name="ro3">
          <table:table-cell office:value-type="string" calcext:value-type="string">
            <text:p>Fort Smith, AR, United States</text:p>
          </table:table-cell>
          <table:table-cell office:value-type="float" office:value="88194" calcext:value-type="float">
            <text:p>88194</text:p>
          </table:table-cell>
        </table:table-row>
        <table:table-row table:style-name="ro3">
          <table:table-cell office:value-type="string" calcext:value-type="string">
            <text:p>Fort Wayne, IN, United States</text:p>
          </table:table-cell>
          <table:table-cell office:value-type="float" office:value="260326" calcext:value-type="float">
            <text:p>260326</text:p>
          </table:table-cell>
        </table:table-row>
        <table:table-row table:style-name="ro3">
          <table:table-cell office:value-type="string" calcext:value-type="string">
            <text:p>Fort Worth, TX, United States</text:p>
          </table:table-cell>
          <table:table-cell office:value-type="float" office:value="833319" calcext:value-type="float">
            <text:p>833319</text:p>
          </table:table-cell>
        </table:table-row>
        <table:table-row table:style-name="ro3">
          <table:table-cell office:value-type="string" calcext:value-type="string">
            <text:p>Fountainebleau, FL, United States</text:p>
          </table:table-cell>
          <table:table-cell office:value-type="float" office:value="59764" calcext:value-type="float">
            <text:p>59764</text:p>
          </table:table-cell>
        </table:table-row>
        <table:table-row table:style-name="ro3">
          <table:table-cell office:value-type="string" calcext:value-type="string">
            <text:p>Framingham Center, MA, United States</text:p>
          </table:table-cell>
          <table:table-cell office:value-type="float" office:value="65413" calcext:value-type="float">
            <text:p>65413</text:p>
          </table:table-cell>
        </table:table-row>
        <table:table-row table:style-name="ro3">
          <table:table-cell office:value-type="string" calcext:value-type="string">
            <text:p>Framingham, MA, United States</text:p>
          </table:table-cell>
          <table:table-cell office:value-type="float" office:value="68318" calcext:value-type="float">
            <text:p>68318</text:p>
          </table:table-cell>
        </table:table-row>
        <table:table-row table:style-name="ro2">
          <table:table-cell office:value-type="string" calcext:value-type="string">
            <text:p>Franklin, TN, United States</text:p>
          </table:table-cell>
          <table:table-cell office:value-type="float" office:value="72639" calcext:value-type="float">
            <text:p>72639</text:p>
          </table:table-cell>
        </table:table-row>
        <table:table-row table:style-name="ro2">
          <table:table-cell office:value-type="string" calcext:value-type="string">
            <text:p>Frederick, MD, United States</text:p>
          </table:table-cell>
          <table:table-cell office:value-type="float" office:value="69479" calcext:value-type="float">
            <text:p>69479</text:p>
          </table:table-cell>
        </table:table-row>
        <table:table-row table:style-name="ro2">
          <table:table-cell office:value-type="string" calcext:value-type="string">
            <text:p>Fremont, CA, United States</text:p>
          </table:table-cell>
          <table:table-cell office:value-type="float" office:value="232206" calcext:value-type="float">
            <text:p>232206</text:p>
          </table:table-cell>
        </table:table-row>
        <table:table-row table:style-name="ro2">
          <table:table-cell office:value-type="string" calcext:value-type="string">
            <text:p>Fresnillo, Mexico</text:p>
          </table:table-cell>
          <table:table-cell office:value-type="float" office:value="105488" calcext:value-type="float">
            <text:p>105488</text:p>
          </table:table-cell>
        </table:table-row>
        <table:table-row table:style-name="ro2">
          <table:table-cell office:value-type="string" calcext:value-type="string">
            <text:p>Fresno, CA, United States</text:p>
          </table:table-cell>
          <table:table-cell office:value-type="float" office:value="520052" calcext:value-type="float">
            <text:p>520052</text:p>
          </table:table-cell>
        </table:table-row>
        <table:table-row table:style-name="ro2">
          <table:table-cell office:value-type="string" calcext:value-type="string">
            <text:p>Frisco, TX, United States</text:p>
          </table:table-cell>
          <table:table-cell office:value-type="float" office:value="154407" calcext:value-type="float">
            <text:p>154407</text:p>
          </table:table-cell>
        </table:table-row>
        <table:table-row table:style-name="ro2">
          <table:table-cell office:value-type="string" calcext:value-type="string">
            <text:p>Fuentes del Valle, Mexico</text:p>
          </table:table-cell>
          <table:table-cell office:value-type="float" office:value="74087" calcext:value-type="float">
            <text:p>74087</text:p>
          </table:table-cell>
        </table:table-row>
        <table:table-row table:style-name="ro2">
          <table:table-cell office:value-type="string" calcext:value-type="string">
            <text:p>Fullerton, CA, United States</text:p>
          </table:table-cell>
          <table:table-cell office:value-type="float" office:value="140847" calcext:value-type="float">
            <text:p>140847</text:p>
          </table:table-cell>
        </table:table-row>
        <table:table-row table:style-name="ro3">
          <table:table-cell office:value-type="string" calcext:value-type="string">
            <text:p>Gainesville, FL, United States</text:p>
          </table:table-cell>
          <table:table-cell office:value-type="float" office:value="130128" calcext:value-type="float">
            <text:p>130128</text:p>
          </table:table-cell>
        </table:table-row>
        <table:table-row table:style-name="ro3">
          <table:table-cell office:value-type="string" calcext:value-type="string">
            <text:p>Gaithersburg, MD, United States</text:p>
          </table:table-cell>
          <table:table-cell office:value-type="float" office:value="67456" calcext:value-type="float">
            <text:p>67456</text:p>
          </table:table-cell>
        </table:table-row>
        <table:table-row table:style-name="ro3">
          <table:table-cell office:value-type="string" calcext:value-type="string">
            <text:p>Garden Grove, CA, United States</text:p>
          </table:table-cell>
          <table:table-cell office:value-type="float" office:value="175393" calcext:value-type="float">
            <text:p>175393</text:p>
          </table:table-cell>
        </table:table-row>
        <table:table-row table:style-name="ro2">
          <table:table-cell office:value-type="string" calcext:value-type="string">
            <text:p>Gardena, CA, United States</text:p>
          </table:table-cell>
          <table:table-cell office:value-type="float" office:value="60447" calcext:value-type="float">
            <text:p>60447</text:p>
          </table:table-cell>
        </table:table-row>
        <table:table-row table:style-name="ro2">
          <table:table-cell office:value-type="string" calcext:value-type="string">
            <text:p>Garland, TX, United States</text:p>
          </table:table-cell>
          <table:table-cell office:value-type="float" office:value="236897" calcext:value-type="float">
            <text:p>236897</text:p>
          </table:table-cell>
        </table:table-row>
        <table:table-row table:style-name="ro2">
          <table:table-cell office:value-type="string" calcext:value-type="string">
            <text:p>Gary, IN, United States</text:p>
          </table:table-cell>
          <table:table-cell office:value-type="float" office:value="77156" calcext:value-type="float">
            <text:p>77156</text:p>
          </table:table-cell>
        </table:table-row>
        <table:table-row table:style-name="ro2">
          <table:table-cell office:value-type="string" calcext:value-type="string">
            <text:p>Garza García, Mexico</text:p>
          </table:table-cell>
          <table:table-cell office:value-type="float" office:value="130646" calcext:value-type="float">
            <text:p>130646</text:p>
          </table:table-cell>
        </table:table-row>
        <table:table-row table:style-name="ro2">
          <table:table-cell office:value-type="string" calcext:value-type="string">
            <text:p>Gastonia, NC, United States</text:p>
          </table:table-cell>
          <table:table-cell office:value-type="float" office:value="74543" calcext:value-type="float">
            <text:p>74543</text:p>
          </table:table-cell>
        </table:table-row>
        <table:table-row table:style-name="ro2">
          <table:table-cell office:value-type="string" calcext:value-type="string">
            <text:p>Gatineau, QC, Canada</text:p>
          </table:table-cell>
          <table:table-cell office:value-type="float" office:value="242124" calcext:value-type="float">
            <text:p>242124</text:p>
          </table:table-cell>
        </table:table-row>
        <table:table-row table:style-name="ro3">
          <table:table-cell office:value-type="string" calcext:value-type="string">
            <text:p>Georgetown, TX, United States</text:p>
          </table:table-cell>
          <table:table-cell office:value-type="float" office:value="63716" calcext:value-type="float">
            <text:p>63716</text:p>
          </table:table-cell>
        </table:table-row>
        <table:table-row table:style-name="ro3">
          <table:table-cell office:value-type="string" calcext:value-type="string">
            <text:p>Germantown, MD, United States</text:p>
          </table:table-cell>
          <table:table-cell office:value-type="float" office:value="86395" calcext:value-type="float">
            <text:p>86395</text:p>
          </table:table-cell>
        </table:table-row>
        <table:table-row table:style-name="ro2">
          <table:table-cell office:value-type="string" calcext:value-type="string">
            <text:p>Gilbert, AZ, United States</text:p>
          </table:table-cell>
          <table:table-cell office:value-type="float" office:value="247542" calcext:value-type="float">
            <text:p>247542</text:p>
          </table:table-cell>
        </table:table-row>
        <table:table-row table:style-name="ro3">
          <table:table-cell office:value-type="string" calcext:value-type="string">
            <text:p>Glen Burnie, MD, United States</text:p>
          </table:table-cell>
          <table:table-cell office:value-type="float" office:value="67639" calcext:value-type="float">
            <text:p>67639</text:p>
          </table:table-cell>
        </table:table-row>
        <table:table-row table:style-name="ro2">
          <table:table-cell office:value-type="string" calcext:value-type="string">
            <text:p>Glendale, AZ, United States</text:p>
          </table:table-cell>
          <table:table-cell office:value-type="float" office:value="240126" calcext:value-type="float">
            <text:p>240126</text:p>
          </table:table-cell>
        </table:table-row>
        <table:table-row table:style-name="ro2">
          <table:table-cell office:value-type="string" calcext:value-type="string">
            <text:p>Glendale, CA, United States</text:p>
          </table:table-cell>
          <table:table-cell office:value-type="float" office:value="201020" calcext:value-type="float">
            <text:p>201020</text:p>
          </table:table-cell>
        </table:table-row>
        <table:table-row table:style-name="ro3">
          <table:table-cell office:value-type="string" calcext:value-type="string">
            <text:p>Gomez Palacio, Mexico</text:p>
          </table:table-cell>
          <table:table-cell office:value-type="float" office:value="228577" calcext:value-type="float">
            <text:p>228577</text:p>
          </table:table-cell>
        </table:table-row>
        <table:table-row table:style-name="ro2">
          <table:table-cell office:value-type="string" calcext:value-type="string">
            <text:p>Goodyear, AZ, United States</text:p>
          </table:table-cell>
          <table:table-cell office:value-type="float" office:value="79003" calcext:value-type="float">
            <text:p>79003</text:p>
          </table:table-cell>
        </table:table-row>
        <table:table-row table:style-name="ro3">
          <table:table-cell office:value-type="string" calcext:value-type="string">
            <text:p>Grand Junction, CO, United States</text:p>
          </table:table-cell>
          <table:table-cell office:value-type="float" office:value="60358" calcext:value-type="float">
            <text:p>60358</text:p>
          </table:table-cell>
        </table:table-row>
        <table:table-row table:style-name="ro3">
          <table:table-cell office:value-type="string" calcext:value-type="string">
            <text:p>Grand Prairie, TX, United States</text:p>
          </table:table-cell>
          <table:table-cell office:value-type="float" office:value="187809" calcext:value-type="float">
            <text:p>187809</text:p>
          </table:table-cell>
        </table:table-row>
        <table:table-row table:style-name="ro3">
          <table:table-cell office:value-type="string" calcext:value-type="string">
            <text:p>Grand Rapids, MI, United States</text:p>
          </table:table-cell>
          <table:table-cell office:value-type="float" office:value="195097" calcext:value-type="float">
            <text:p>195097</text:p>
          </table:table-cell>
        </table:table-row>
        <table:table-row table:style-name="ro3">
          <table:table-cell office:value-type="string" calcext:value-type="string">
            <text:p>Great Falls, MT, United States</text:p>
          </table:table-cell>
          <table:table-cell office:value-type="float" office:value="59638" calcext:value-type="float">
            <text:p>59638</text:p>
          </table:table-cell>
        </table:table-row>
        <table:table-row table:style-name="ro3">
          <table:table-cell office:value-type="string" calcext:value-type="string">
            <text:p>Greater Sudbury, ON, Canada</text:p>
          </table:table-cell>
          <table:table-cell office:value-type="float" office:value="157857" calcext:value-type="float">
            <text:p>157857</text:p>
          </table:table-cell>
        </table:table-row>
        <table:table-row table:style-name="ro2">
          <table:table-cell office:value-type="string" calcext:value-type="string">
            <text:p>Greeley, CO, United States</text:p>
          </table:table-cell>
          <table:table-cell office:value-type="float" office:value="100883" calcext:value-type="float">
            <text:p>100883</text:p>
          </table:table-cell>
        </table:table-row>
        <table:table-row table:style-name="ro2">
          <table:table-cell office:value-type="string" calcext:value-type="string">
            <text:p>Green Bay, WI, United States</text:p>
          </table:table-cell>
          <table:table-cell office:value-type="float" office:value="105207" calcext:value-type="float">
            <text:p>105207</text:p>
          </table:table-cell>
        </table:table-row>
        <table:table-row table:style-name="ro3">
          <table:table-cell office:value-type="string" calcext:value-type="string">
            <text:p>Greenburgh, NY, United States</text:p>
          </table:table-cell>
          <table:table-cell office:value-type="float" office:value="86764" calcext:value-type="float">
            <text:p>86764</text:p>
          </table:table-cell>
        </table:table-row>
        <table:table-row table:style-name="ro3">
          <table:table-cell office:value-type="string" calcext:value-type="string">
            <text:p>Greensboro, NC, United States</text:p>
          </table:table-cell>
          <table:table-cell office:value-type="float" office:value="285342" calcext:value-type="float">
            <text:p>285342</text:p>
          </table:table-cell>
        </table:table-row>
        <table:table-row table:style-name="ro3">
          <table:table-cell office:value-type="string" calcext:value-type="string">
            <text:p>Greenville, NC, United States</text:p>
          </table:table-cell>
          <table:table-cell office:value-type="float" office:value="90597" calcext:value-type="float">
            <text:p>90597</text:p>
          </table:table-cell>
        </table:table-row>
        <table:table-row table:style-name="ro2">
          <table:table-cell office:value-type="string" calcext:value-type="string">
            <text:p>Greenville, SC, United States</text:p>
          </table:table-cell>
          <table:table-cell office:value-type="float" office:value="64579" calcext:value-type="float">
            <text:p>64579</text:p>
          </table:table-cell>
        </table:table-row>
        <table:table-row table:style-name="ro2">
          <table:table-cell office:value-type="string" calcext:value-type="string">
            <text:p>Gresham, OR, United States</text:p>
          </table:table-cell>
          <table:table-cell office:value-type="float" office:value="110553" calcext:value-type="float">
            <text:p>110553</text:p>
          </table:table-cell>
        </table:table-row>
        <table:table-row table:style-name="ro2">
          <table:table-cell office:value-type="string" calcext:value-type="string">
            <text:p>Guadalajara, Mexico</text:p>
          </table:table-cell>
          <table:table-cell office:value-type="float" office:value="1640589" calcext:value-type="float">
            <text:p>1640589</text:p>
          </table:table-cell>
        </table:table-row>
        <table:table-row table:style-name="ro2">
          <table:table-cell office:value-type="string" calcext:value-type="string">
            <text:p>Guadalupe, Mexico</text:p>
          </table:table-cell>
          <table:table-cell office:value-type="float" office:value="94089" calcext:value-type="float">
            <text:p>94089</text:p>
          </table:table-cell>
        </table:table-row>
        <table:table-row table:style-name="ro2">
          <table:table-cell office:value-type="string" calcext:value-type="string">
            <text:p>Guamúchil, Mexico</text:p>
          </table:table-cell>
          <table:table-cell office:value-type="float" office:value="59276" calcext:value-type="float">
            <text:p>59276</text:p>
          </table:table-cell>
        </table:table-row>
        <table:table-row table:style-name="ro2">
          <table:table-cell office:value-type="string" calcext:value-type="string">
            <text:p>Guanajuato, Mexico</text:p>
          </table:table-cell>
          <table:table-cell office:value-type="float" office:value="78364" calcext:value-type="float">
            <text:p>78364</text:p>
          </table:table-cell>
        </table:table-row>
        <table:table-row table:style-name="ro2">
          <table:table-cell office:value-type="string" calcext:value-type="string">
            <text:p>Guasave, Mexico</text:p>
          </table:table-cell>
          <table:table-cell office:value-type="float" office:value="68449" calcext:value-type="float">
            <text:p>68449</text:p>
          </table:table-cell>
        </table:table-row>
        <table:table-row table:style-name="ro2">
          <table:table-cell office:value-type="string" calcext:value-type="string">
            <text:p>Guelph, ON, Canada</text:p>
          </table:table-cell>
          <table:table-cell office:value-type="float" office:value="115760" calcext:value-type="float">
            <text:p>115760</text:p>
          </table:table-cell>
        </table:table-row>
        <table:table-row table:style-name="ro2">
          <table:table-cell office:value-type="string" calcext:value-type="string">
            <text:p>Gulfport, MS, United States</text:p>
          </table:table-cell>
          <table:table-cell office:value-type="float" office:value="71856" calcext:value-type="float">
            <text:p>71856</text:p>
          </table:table-cell>
        </table:table-row>
        <table:table-row table:style-name="ro2">
          <table:table-cell office:value-type="string" calcext:value-type="string">
            <text:p>Hacienda Santa Fe, Mexico</text:p>
          </table:table-cell>
          <table:table-cell office:value-type="float" office:value="86935" calcext:value-type="float">
            <text:p>86935</text:p>
          </table:table-cell>
        </table:table-row>
        <table:table-row table:style-name="ro2">
          <table:table-cell office:value-type="string" calcext:value-type="string">
            <text:p>Halifax, NS, Canada</text:p>
          </table:table-cell>
          <table:table-cell office:value-type="float" office:value="359111" calcext:value-type="float">
            <text:p>359111</text:p>
          </table:table-cell>
        </table:table-row>
        <table:table-row table:style-name="ro2">
          <table:table-cell office:value-type="string" calcext:value-type="string">
            <text:p>Hamden, CT, United States</text:p>
          </table:table-cell>
          <table:table-cell office:value-type="float" office:value="59847" calcext:value-type="float">
            <text:p>59847</text:p>
          </table:table-cell>
        </table:table-row>
        <table:table-row table:style-name="ro2">
          <table:table-cell office:value-type="string" calcext:value-type="string">
            <text:p>Hamilton, OH, United States</text:p>
          </table:table-cell>
          <table:table-cell office:value-type="float" office:value="62407" calcext:value-type="float">
            <text:p>62407</text:p>
          </table:table-cell>
        </table:table-row>
        <table:table-row table:style-name="ro2">
          <table:table-cell office:value-type="string" calcext:value-type="string">
            <text:p>Hamilton, ON, Canada</text:p>
          </table:table-cell>
          <table:table-cell office:value-type="float" office:value="519949" calcext:value-type="float">
            <text:p>519949</text:p>
          </table:table-cell>
        </table:table-row>
        <table:table-row table:style-name="ro2">
          <table:table-cell office:value-type="string" calcext:value-type="string">
            <text:p>Hammond, IN, United States</text:p>
          </table:table-cell>
          <table:table-cell office:value-type="float" office:value="77614" calcext:value-type="float">
            <text:p>77614</text:p>
          </table:table-cell>
        </table:table-row>
        <table:table-row table:style-name="ro2">
          <table:table-cell office:value-type="string" calcext:value-type="string">
            <text:p>Hampton, VA, United States</text:p>
          </table:table-cell>
          <table:table-cell office:value-type="float" office:value="136454" calcext:value-type="float">
            <text:p>136454</text:p>
          </table:table-cell>
        </table:table-row>
        <table:table-row table:style-name="ro2">
          <table:table-cell office:value-type="string" calcext:value-type="string">
            <text:p>Harlingen, TX, United States</text:p>
          </table:table-cell>
          <table:table-cell office:value-type="float" office:value="65774" calcext:value-type="float">
            <text:p>65774</text:p>
          </table:table-cell>
        </table:table-row>
        <table:table-row table:style-name="ro2">
          <table:table-cell office:value-type="string" calcext:value-type="string">
            <text:p>Hartford, CT, United States</text:p>
          </table:table-cell>
          <table:table-cell office:value-type="float" office:value="124006" calcext:value-type="float">
            <text:p>124006</text:p>
          </table:table-cell>
        </table:table-row>
        <table:table-row table:style-name="ro2">
          <table:table-cell office:value-type="string" calcext:value-type="string">
            <text:p>Haverhill, MA, United States</text:p>
          </table:table-cell>
          <table:table-cell office:value-type="float" office:value="62765" calcext:value-type="float">
            <text:p>62765</text:p>
          </table:table-cell>
        </table:table-row>
        <table:table-row table:style-name="ro3">
          <table:table-cell office:value-type="string" calcext:value-type="string">
            <text:p>Hawthorne, CA, United States</text:p>
          </table:table-cell>
          <table:table-cell office:value-type="float" office:value="88451" calcext:value-type="float">
            <text:p>88451</text:p>
          </table:table-cell>
        </table:table-row>
        <table:table-row table:style-name="ro2">
          <table:table-cell office:value-type="string" calcext:value-type="string">
            <text:p>Hayward, CA, United States</text:p>
          </table:table-cell>
          <table:table-cell office:value-type="float" office:value="158289" calcext:value-type="float">
            <text:p>158289</text:p>
          </table:table-cell>
        </table:table-row>
        <table:table-row table:style-name="ro2">
          <table:table-cell office:value-type="string" calcext:value-type="string">
            <text:p>Hemet, CA, United States</text:p>
          </table:table-cell>
          <table:table-cell office:value-type="float" office:value="83861" calcext:value-type="float">
            <text:p>83861</text:p>
          </table:table-cell>
        </table:table-row>
        <table:table-row table:style-name="ro3">
          <table:table-cell office:value-type="string" calcext:value-type="string">
            <text:p>Henderson, NV, United States</text:p>
          </table:table-cell>
          <table:table-cell office:value-type="float" office:value="285667" calcext:value-type="float">
            <text:p>285667</text:p>
          </table:table-cell>
        </table:table-row>
        <table:table-row table:style-name="ro3">
          <table:table-cell office:value-type="string" calcext:value-type="string">
            <text:p>Heróica Zitácuaro, Mexico</text:p>
          </table:table-cell>
          <table:table-cell office:value-type="float" office:value="78950" calcext:value-type="float">
            <text:p>78950</text:p>
          </table:table-cell>
        </table:table-row>
        <table:table-row table:style-name="ro2">
          <table:table-cell office:value-type="string" calcext:value-type="string">
            <text:p>Hermosillo, Mexico</text:p>
          </table:table-cell>
          <table:table-cell office:value-type="float" office:value="595811" calcext:value-type="float">
            <text:p>595811</text:p>
          </table:table-cell>
        </table:table-row>
        <table:table-row table:style-name="ro3">
          <table:table-cell office:value-type="string" calcext:value-type="string">
            <text:p>Heroica Guaymas, Mexico</text:p>
          </table:table-cell>
          <table:table-cell office:value-type="float" office:value="103449" calcext:value-type="float">
            <text:p>103449</text:p>
          </table:table-cell>
        </table:table-row>
        <table:table-row table:style-name="ro3">
          <table:table-cell office:value-type="string" calcext:value-type="string">
            <text:p>Heroica Matamoros, Mexico</text:p>
          </table:table-cell>
          <table:table-cell office:value-type="float" office:value="449815" calcext:value-type="float">
            <text:p>449815</text:p>
          </table:table-cell>
        </table:table-row>
        <table:table-row table:style-name="ro2">
          <table:table-cell office:value-type="string" calcext:value-type="string">
            <text:p>Hesperia, CA, United States</text:p>
          </table:table-cell>
          <table:table-cell office:value-type="float" office:value="93295" calcext:value-type="float">
            <text:p>93295</text:p>
          </table:table-cell>
        </table:table-row>
        <table:table-row table:style-name="ro2">
          <table:table-cell office:value-type="string" calcext:value-type="string">
            <text:p>Hialeah, FL, United States</text:p>
          </table:table-cell>
          <table:table-cell office:value-type="float" office:value="237069" calcext:value-type="float">
            <text:p>237069</text:p>
          </table:table-cell>
        </table:table-row>
        <table:table-row table:style-name="ro3">
          <table:table-cell office:value-type="string" calcext:value-type="string">
            <text:p>High Point, NC, United States</text:p>
          </table:table-cell>
          <table:table-cell office:value-type="float" office:value="110268" calcext:value-type="float">
            <text:p>110268</text:p>
          </table:table-cell>
        </table:table-row>
        <table:table-row table:style-name="ro3">
          <table:table-cell office:value-type="string" calcext:value-type="string">
            <text:p>Highlands Ranch, CO, United States</text:p>
          </table:table-cell>
          <table:table-cell office:value-type="float" office:value="96713" calcext:value-type="float">
            <text:p>96713</text:p>
          </table:table-cell>
        </table:table-row>
        <table:table-row table:style-name="ro2">
          <table:table-cell office:value-type="string" calcext:value-type="string">
            <text:p>Hillsboro, OR, United States</text:p>
          </table:table-cell>
          <table:table-cell office:value-type="float" office:value="102347" calcext:value-type="float">
            <text:p>102347</text:p>
          </table:table-cell>
        </table:table-row>
        <table:table-row table:style-name="ro3">
          <table:table-cell office:value-type="string" calcext:value-type="string">
            <text:p>Hollywood, FL, United States</text:p>
          </table:table-cell>
          <table:table-cell office:value-type="float" office:value="149728" calcext:value-type="float">
            <text:p>149728</text:p>
          </table:table-cell>
        </table:table-row>
        <table:table-row table:style-name="ro3">
          <table:table-cell office:value-type="string" calcext:value-type="string">
            <text:p>Homestead, FL, United States</text:p>
          </table:table-cell>
          <table:table-cell office:value-type="float" office:value="66498" calcext:value-type="float">
            <text:p>66498</text:p>
          </table:table-cell>
        </table:table-row>
        <table:table-row table:style-name="ro2">
          <table:table-cell office:value-type="string" calcext:value-type="string">
            <text:p>Honolulu, HI, United States</text:p>
          </table:table-cell>
          <table:table-cell office:value-type="float" office:value="371657" calcext:value-type="float">
            <text:p>371657</text:p>
          </table:table-cell>
        </table:table-row>
        <table:table-row table:style-name="ro2">
          <table:table-cell office:value-type="string" calcext:value-type="string">
            <text:p>Hoover, AL, United States</text:p>
          </table:table-cell>
          <table:table-cell office:value-type="float" office:value="84848" calcext:value-type="float">
            <text:p>84848</text:p>
          </table:table-cell>
        </table:table-row>
        <table:table-row table:style-name="ro2">
          <table:table-cell office:value-type="string" calcext:value-type="string">
            <text:p>Houston, TX, United States</text:p>
          </table:table-cell>
          <table:table-cell office:value-type="float" office:value="2296224" calcext:value-type="float">
            <text:p>2296224</text:p>
          </table:table-cell>
        </table:table-row>
        <table:table-row table:style-name="ro2">
          <table:table-cell office:value-type="string" calcext:value-type="string">
            <text:p>Huixquilucan, Mexico</text:p>
          </table:table-cell>
          <table:table-cell office:value-type="float" office:value="124846" calcext:value-type="float">
            <text:p>124846</text:p>
          </table:table-cell>
        </table:table-row>
        <table:table-row table:style-name="ro3">
          <table:table-cell office:value-type="string" calcext:value-type="string">
            <text:p>Huntington Beach, CA, United States</text:p>
          </table:table-cell>
          <table:table-cell office:value-type="float" office:value="201899" calcext:value-type="float">
            <text:p>201899</text:p>
          </table:table-cell>
        </table:table-row>
        <table:table-row table:style-name="ro3">
          <table:table-cell office:value-type="string" calcext:value-type="string">
            <text:p>Huntington Park, CA, United States</text:p>
          </table:table-cell>
          <table:table-cell office:value-type="float" office:value="59430" calcext:value-type="float">
            <text:p>59430</text:p>
          </table:table-cell>
        </table:table-row>
        <table:table-row table:style-name="ro2">
          <table:table-cell office:value-type="string" calcext:value-type="string">
            <text:p>Huntsville, AL, United States</text:p>
          </table:table-cell>
          <table:table-cell office:value-type="float" office:value="190582" calcext:value-type="float">
            <text:p>190582</text:p>
          </table:table-cell>
        </table:table-row>
        <table:table-row table:style-name="ro2">
          <table:table-cell office:value-type="string" calcext:value-type="string">
            <text:p>Idaho Falls, ID, United States</text:p>
          </table:table-cell>
          <table:table-cell office:value-type="float" office:value="59184" calcext:value-type="float">
            <text:p>59184</text:p>
          </table:table-cell>
        </table:table-row>
        <table:table-row table:style-name="ro3">
          <table:table-cell office:value-type="string" calcext:value-type="string">
            <text:p>Iguala de la Independencia, Mexico</text:p>
          </table:table-cell>
          <table:table-cell office:value-type="float" office:value="112106" calcext:value-type="float">
            <text:p>112106</text:p>
          </table:table-cell>
        </table:table-row>
        <table:table-row table:style-name="ro3">
          <table:table-cell office:value-type="string" calcext:value-type="string">
            <text:p>Independence, MO, United States</text:p>
          </table:table-cell>
          <table:table-cell office:value-type="float" office:value="117255" calcext:value-type="float">
            <text:p>117255</text:p>
          </table:table-cell>
        </table:table-row>
        <table:table-row table:style-name="ro3">
          <table:table-cell office:value-type="string" calcext:value-type="string">
            <text:p>Indianapolis, IN, United States</text:p>
          </table:table-cell>
          <table:table-cell office:value-type="float" office:value="829718" calcext:value-type="float">
            <text:p>829718</text:p>
          </table:table-cell>
        </table:table-row>
        <table:table-row table:style-name="ro2">
          <table:table-cell office:value-type="string" calcext:value-type="string">
            <text:p>Indio, CA, United States</text:p>
          </table:table-cell>
          <table:table-cell office:value-type="float" office:value="87533" calcext:value-type="float">
            <text:p>87533</text:p>
          </table:table-cell>
        </table:table-row>
        <table:table-row table:style-name="ro3">
          <table:table-cell office:value-type="string" calcext:value-type="string">
            <text:p>Inglewood, CA, United States</text:p>
          </table:table-cell>
          <table:table-cell office:value-type="float" office:value="111666" calcext:value-type="float">
            <text:p>111666</text:p>
          </table:table-cell>
        </table:table-row>
        <table:table-row table:style-name="ro2">
          <table:table-cell office:value-type="string" calcext:value-type="string">
            <text:p>Iowa City, IA, United States</text:p>
          </table:table-cell>
          <table:table-cell office:value-type="float" office:value="74220" calcext:value-type="float">
            <text:p>74220</text:p>
          </table:table-cell>
        </table:table-row>
        <table:table-row table:style-name="ro2">
          <table:table-cell office:value-type="string" calcext:value-type="string">
            <text:p>Irapuato, Mexico</text:p>
          </table:table-cell>
          <table:table-cell office:value-type="float" office:value="339554" calcext:value-type="float">
            <text:p>339554</text:p>
          </table:table-cell>
        </table:table-row>
        <table:table-row table:style-name="ro2">
          <table:table-cell office:value-type="string" calcext:value-type="string">
            <text:p>Ironville, KY, United States</text:p>
          </table:table-cell>
          <table:table-cell office:value-type="float" office:value="288649" calcext:value-type="float">
            <text:p>288649</text:p>
          </table:table-cell>
        </table:table-row>
        <table:table-row table:style-name="ro2">
          <table:table-cell office:value-type="string" calcext:value-type="string">
            <text:p>Irvine, CA, United States</text:p>
          </table:table-cell>
          <table:table-cell office:value-type="float" office:value="256927" calcext:value-type="float">
            <text:p>256927</text:p>
          </table:table-cell>
        </table:table-row>
        <table:table-row table:style-name="ro2">
          <table:table-cell office:value-type="string" calcext:value-type="string">
            <text:p>Irving, TX, United States</text:p>
          </table:table-cell>
          <table:table-cell office:value-type="float" office:value="236607" calcext:value-type="float">
            <text:p>236607</text:p>
          </table:table-cell>
        </table:table-row>
        <table:table-row table:style-name="ro2">
          <table:table-cell office:value-type="string" calcext:value-type="string">
            <text:p>Irvington, NJ, United States</text:p>
          </table:table-cell>
          <table:table-cell office:value-type="float" office:value="61323" calcext:value-type="float">
            <text:p>61323</text:p>
          </table:table-cell>
        </table:table-row>
        <table:table-row table:style-name="ro3">
          <table:table-cell office:value-type="string" calcext:value-type="string">
            <text:p>Ixtapa-Zihuatanejo, Mexico</text:p>
          </table:table-cell>
          <table:table-cell office:value-type="float" office:value="61308" calcext:value-type="float">
            <text:p>61308</text:p>
          </table:table-cell>
        </table:table-row>
        <table:table-row table:style-name="ro2">
          <table:table-cell office:value-type="string" calcext:value-type="string">
            <text:p>Ixtapaluca, Mexico</text:p>
          </table:table-cell>
          <table:table-cell office:value-type="float" office:value="351001" calcext:value-type="float">
            <text:p>351001</text:p>
          </table:table-cell>
        </table:table-row>
        <table:table-row table:style-name="ro2">
          <table:table-cell office:value-type="string" calcext:value-type="string">
            <text:p>Iztacalco, Mexico</text:p>
          </table:table-cell>
          <table:table-cell office:value-type="float" office:value="384326" calcext:value-type="float">
            <text:p>384326</text:p>
          </table:table-cell>
        </table:table-row>
        <table:table-row table:style-name="ro2">
          <table:table-cell office:value-type="string" calcext:value-type="string">
            <text:p>Iztapalapa, Mexico</text:p>
          </table:table-cell>
          <table:table-cell office:value-type="float" office:value="1820888" calcext:value-type="float">
            <text:p>1820888</text:p>
          </table:table-cell>
        </table:table-row>
        <table:table-row table:style-name="ro2">
          <table:table-cell office:value-type="string" calcext:value-type="string">
            <text:p>Jackson, MS, United States</text:p>
          </table:table-cell>
          <table:table-cell office:value-type="float" office:value="170674" calcext:value-type="float">
            <text:p>170674</text:p>
          </table:table-cell>
        </table:table-row>
        <table:table-row table:style-name="ro2">
          <table:table-cell office:value-type="string" calcext:value-type="string">
            <text:p>Jackson, TN, United States</text:p>
          </table:table-cell>
          <table:table-cell office:value-type="float" office:value="66975" calcext:value-type="float">
            <text:p>66975</text:p>
          </table:table-cell>
        </table:table-row>
        <table:table-row table:style-name="ro3">
          <table:table-cell office:value-type="string" calcext:value-type="string">
            <text:p>Jacksonville, FL, United States</text:p>
          </table:table-cell>
          <table:table-cell office:value-type="float" office:value="868031" calcext:value-type="float">
            <text:p>868031</text:p>
          </table:table-cell>
        </table:table-row>
        <table:table-row table:style-name="ro3">
          <table:table-cell office:value-type="string" calcext:value-type="string">
            <text:p>Jacksonville, NC, United States</text:p>
          </table:table-cell>
          <table:table-cell office:value-type="float" office:value="67357" calcext:value-type="float">
            <text:p>67357</text:p>
          </table:table-cell>
        </table:table-row>
        <table:table-row table:style-name="ro2">
          <table:table-cell office:value-type="string" calcext:value-type="string">
            <text:p>Jamaica, NY, United States</text:p>
          </table:table-cell>
          <table:table-cell office:value-type="float" office:value="216866" calcext:value-type="float">
            <text:p>216866</text:p>
          </table:table-cell>
        </table:table-row>
        <table:table-row table:style-name="ro2">
          <table:table-cell office:value-type="string" calcext:value-type="string">
            <text:p>Janesville, WI, United States</text:p>
          </table:table-cell>
          <table:table-cell office:value-type="float" office:value="64123" calcext:value-type="float">
            <text:p>64123</text:p>
          </table:table-cell>
        </table:table-row>
        <table:table-row table:style-name="ro2">
          <table:table-cell office:value-type="string" calcext:value-type="string">
            <text:p>Jersey City, NJ, United States</text:p>
          </table:table-cell>
          <table:table-cell office:value-type="float" office:value="264290" calcext:value-type="float">
            <text:p>264290</text:p>
          </table:table-cell>
        </table:table-row>
        <table:table-row table:style-name="ro2">
          <table:table-cell office:value-type="string" calcext:value-type="string">
            <text:p>Jiutepec, Mexico</text:p>
          </table:table-cell>
          <table:table-cell office:value-type="float" office:value="162427" calcext:value-type="float">
            <text:p>162427</text:p>
          </table:table-cell>
        </table:table-row>
        <table:table-row table:style-name="ro3">
          <table:table-cell office:value-type="string" calcext:value-type="string">
            <text:p>Johns Creek, GA, United States</text:p>
          </table:table-cell>
          <table:table-cell office:value-type="float" office:value="83335" calcext:value-type="float">
            <text:p>83335</text:p>
          </table:table-cell>
        </table:table-row>
        <table:table-row table:style-name="ro3">
          <table:table-cell office:value-type="string" calcext:value-type="string">
            <text:p>Johnson City, TN, United States</text:p>
          </table:table-cell>
          <table:table-cell office:value-type="float" office:value="66027" calcext:value-type="float">
            <text:p>66027</text:p>
          </table:table-cell>
        </table:table-row>
        <table:table-row table:style-name="ro2">
          <table:table-cell office:value-type="string" calcext:value-type="string">
            <text:p>Joliet, IL, United States</text:p>
          </table:table-cell>
          <table:table-cell office:value-type="float" office:value="147861" calcext:value-type="float">
            <text:p>147861</text:p>
          </table:table-cell>
        </table:table-row>
        <table:table-row table:style-name="ro2">
          <table:table-cell office:value-type="string" calcext:value-type="string">
            <text:p>Jonesboro, AR, United States</text:p>
          </table:table-cell>
          <table:table-cell office:value-type="float" office:value="73907" calcext:value-type="float">
            <text:p>73907</text:p>
          </table:table-cell>
        </table:table-row>
        <table:table-row table:style-name="ro3">
          <table:table-cell office:value-type="string" calcext:value-type="string">
            <text:p>Juchitán de Zaragoza, Mexico</text:p>
          </table:table-cell>
          <table:table-cell office:value-type="float" office:value="67637" calcext:value-type="float">
            <text:p>67637</text:p>
          </table:table-cell>
        </table:table-row>
        <table:table-row table:style-name="ro2">
          <table:table-cell office:value-type="string" calcext:value-type="string">
            <text:p>Jupiter, FL, United States</text:p>
          </table:table-cell>
          <table:table-cell office:value-type="float" office:value="62707" calcext:value-type="float">
            <text:p>62707</text:p>
          </table:table-cell>
        </table:table-row>
        <table:table-row table:style-name="ro3">
          <table:table-cell office:value-type="string" calcext:value-type="string">
            <text:p>Kalamazoo, MI, United States</text:p>
          </table:table-cell>
          <table:table-cell office:value-type="float" office:value="76041" calcext:value-type="float">
            <text:p>76041</text:p>
          </table:table-cell>
        </table:table-row>
        <table:table-row table:style-name="ro2">
          <table:table-cell office:value-type="string" calcext:value-type="string">
            <text:p>Kamloops, BC, Canada</text:p>
          </table:table-cell>
          <table:table-cell office:value-type="float" office:value="68714" calcext:value-type="float">
            <text:p>68714</text:p>
          </table:table-cell>
        </table:table-row>
        <table:table-row table:style-name="ro2">
          <table:table-cell office:value-type="string" calcext:value-type="string">
            <text:p>Kanasín, Mexico</text:p>
          </table:table-cell>
          <table:table-cell office:value-type="float" office:value="77240" calcext:value-type="float">
            <text:p>77240</text:p>
          </table:table-cell>
        </table:table-row>
        <table:table-row table:style-name="ro3">
          <table:table-cell office:value-type="string" calcext:value-type="string">
            <text:p>Kansas City, KS, United States</text:p>
          </table:table-cell>
          <table:table-cell office:value-type="float" office:value="151306" calcext:value-type="float">
            <text:p>151306</text:p>
          </table:table-cell>
        </table:table-row>
        <table:table-row table:style-name="ro3">
          <table:table-cell office:value-type="string" calcext:value-type="string">
            <text:p>Kansas City, MO, United States</text:p>
          </table:table-cell>
          <table:table-cell office:value-type="float" office:value="475378" calcext:value-type="float">
            <text:p>475378</text:p>
          </table:table-cell>
        </table:table-row>
        <table:table-row table:style-name="ro2">
          <table:table-cell office:value-type="string" calcext:value-type="string">
            <text:p>Kelowna, BC, Canada</text:p>
          </table:table-cell>
          <table:table-cell office:value-type="float" office:value="125109" calcext:value-type="float">
            <text:p>125109</text:p>
          </table:table-cell>
        </table:table-row>
        <table:table-row table:style-name="ro2">
          <table:table-cell office:value-type="string" calcext:value-type="string">
            <text:p>Kendall, FL, United States</text:p>
          </table:table-cell>
          <table:table-cell office:value-type="float" office:value="75371" calcext:value-type="float">
            <text:p>75371</text:p>
          </table:table-cell>
        </table:table-row>
        <table:table-row table:style-name="ro2">
          <table:table-cell office:value-type="string" calcext:value-type="string">
            <text:p>Kenner, LA, United States</text:p>
          </table:table-cell>
          <table:table-cell office:value-type="float" office:value="67091" calcext:value-type="float">
            <text:p>67091</text:p>
          </table:table-cell>
        </table:table-row>
        <table:table-row table:style-name="ro3">
          <table:table-cell office:value-type="string" calcext:value-type="string">
            <text:p>Kennewick, WA, United States</text:p>
          </table:table-cell>
          <table:table-cell office:value-type="float" office:value="78896" calcext:value-type="float">
            <text:p>78896</text:p>
          </table:table-cell>
        </table:table-row>
        <table:table-row table:style-name="ro2">
          <table:table-cell office:value-type="string" calcext:value-type="string">
            <text:p>Kenosha, WI, United States</text:p>
          </table:table-cell>
          <table:table-cell office:value-type="float" office:value="99858" calcext:value-type="float">
            <text:p>99858</text:p>
          </table:table-cell>
        </table:table-row>
        <table:table-row table:style-name="ro2">
          <table:table-cell office:value-type="string" calcext:value-type="string">
            <text:p>Kent, WA, United States</text:p>
          </table:table-cell>
          <table:table-cell office:value-type="float" office:value="126952" calcext:value-type="float">
            <text:p>126952</text:p>
          </table:table-cell>
        </table:table-row>
        <table:table-row table:style-name="ro2">
          <table:table-cell office:value-type="string" calcext:value-type="string">
            <text:p>Killeen, TX, United States</text:p>
          </table:table-cell>
          <table:table-cell office:value-type="float" office:value="140806" calcext:value-type="float">
            <text:p>140806</text:p>
          </table:table-cell>
        </table:table-row>
        <table:table-row table:style-name="ro2">
          <table:table-cell office:value-type="string" calcext:value-type="string">
            <text:p>Kingston, ON, Canada</text:p>
          </table:table-cell>
          <table:table-cell office:value-type="float" office:value="114195" calcext:value-type="float">
            <text:p>114195</text:p>
          </table:table-cell>
        </table:table-row>
        <table:table-row table:style-name="ro2">
          <table:table-cell office:value-type="string" calcext:value-type="string">
            <text:p>Kirkland, WA, United States</text:p>
          </table:table-cell>
          <table:table-cell office:value-type="float" office:value="87281" calcext:value-type="float">
            <text:p>87281</text:p>
          </table:table-cell>
        </table:table-row>
        <table:table-row table:style-name="ro3">
          <table:table-cell office:value-type="string" calcext:value-type="string">
            <text:p>Kissimmee, FL, United States</text:p>
          </table:table-cell>
          <table:table-cell office:value-type="float" office:value="69152" calcext:value-type="float">
            <text:p>69152</text:p>
          </table:table-cell>
        </table:table-row>
        <table:table-row table:style-name="ro2">
          <table:table-cell office:value-type="string" calcext:value-type="string">
            <text:p>Kitchener, ON, Canada</text:p>
          </table:table-cell>
          <table:table-cell office:value-type="float" office:value="233700" calcext:value-type="float">
            <text:p>233700</text:p>
          </table:table-cell>
        </table:table-row>
        <table:table-row table:style-name="ro2">
          <table:table-cell office:value-type="string" calcext:value-type="string">
            <text:p>Knoxville, TN, United States</text:p>
          </table:table-cell>
          <table:table-cell office:value-type="float" office:value="185291" calcext:value-type="float">
            <text:p>185291</text:p>
          </table:table-cell>
        </table:table-row>
        <table:table-row table:style-name="ro2">
          <table:table-cell office:value-type="string" calcext:value-type="string">
            <text:p>La Habra, CA, United States</text:p>
          </table:table-cell>
          <table:table-cell office:value-type="float" office:value="62131" calcext:value-type="float">
            <text:p>62131</text:p>
          </table:table-cell>
        </table:table-row>
        <table:table-row table:style-name="ro2">
          <table:table-cell office:value-type="string" calcext:value-type="string">
            <text:p>La Mesa, CA, United States</text:p>
          </table:table-cell>
          <table:table-cell office:value-type="float" office:value="60089" calcext:value-type="float">
            <text:p>60089</text:p>
          </table:table-cell>
        </table:table-row>
        <table:table-row table:style-name="ro1">
          <table:table-cell office:value-type="string" calcext:value-type="string">
            <text:p>La Paz, Mexico</text:p>
          </table:table-cell>
          <table:table-cell office:value-type="float" office:value="171485" calcext:value-type="float">
            <text:p>171485</text:p>
          </table:table-cell>
        </table:table-row>
        <table:table-row table:style-name="ro2">
          <table:table-cell office:value-type="string" calcext:value-type="string">
            <text:p>La Piedad, Mexico</text:p>
          </table:table-cell>
          <table:table-cell office:value-type="float" office:value="70238" calcext:value-type="float">
            <text:p>70238</text:p>
          </table:table-cell>
        </table:table-row>
        <table:table-row table:style-name="ro2">
          <table:table-cell office:value-type="string" calcext:value-type="string">
            <text:p>Ladner, BC, Canada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string" calcext:value-type="string">
            <text:p>Lafayette, IN, United States</text:p>
          </table:table-cell>
          <table:table-cell office:value-type="float" office:value="71111" calcext:value-type="float">
            <text:p>71111</text:p>
          </table:table-cell>
        </table:table-row>
        <table:table-row table:style-name="ro2">
          <table:table-cell office:value-type="string" calcext:value-type="string">
            <text:p>Lafayette, LA, United States</text:p>
          </table:table-cell>
          <table:table-cell office:value-type="float" office:value="127657" calcext:value-type="float">
            <text:p>127657</text:p>
          </table:table-cell>
        </table:table-row>
        <table:table-row table:style-name="ro3">
          <table:table-cell office:value-type="string" calcext:value-type="string">
            <text:p>Lagos de Moreno, Mexico</text:p>
          </table:table-cell>
          <table:table-cell office:value-type="float" office:value="84677" calcext:value-type="float">
            <text:p>84677</text:p>
          </table:table-cell>
        </table:table-row>
        <table:table-row table:style-name="ro3">
          <table:table-cell office:value-type="string" calcext:value-type="string">
            <text:p>Laguna Niguel, CA, United States</text:p>
          </table:table-cell>
          <table:table-cell office:value-type="float" office:value="65806" calcext:value-type="float">
            <text:p>65806</text:p>
          </table:table-cell>
        </table:table-row>
        <table:table-row table:style-name="ro3">
          <table:table-cell office:value-type="string" calcext:value-type="string">
            <text:p>Lake Charles, LA, United States</text:p>
          </table:table-cell>
          <table:table-cell office:value-type="float" office:value="76070" calcext:value-type="float">
            <text:p>76070</text:p>
          </table:table-cell>
        </table:table-row>
        <table:table-row table:style-name="ro3">
          <table:table-cell office:value-type="string" calcext:value-type="string">
            <text:p>Lake Elsinore, CA, United States</text:p>
          </table:table-cell>
          <table:table-cell office:value-type="float" office:value="61981" calcext:value-type="float">
            <text:p>61981</text:p>
          </table:table-cell>
        </table:table-row>
        <table:table-row table:style-name="ro3">
          <table:table-cell office:value-type="string" calcext:value-type="string">
            <text:p>Lake Forest, CA, United States</text:p>
          </table:table-cell>
          <table:table-cell office:value-type="float" office:value="82492" calcext:value-type="float">
            <text:p>82492</text:p>
          </table:table-cell>
        </table:table-row>
        <table:table-row table:style-name="ro2">
          <table:table-cell office:value-type="string" calcext:value-type="string">
            <text:p>Lakeland, FL, United States</text:p>
          </table:table-cell>
          <table:table-cell office:value-type="float" office:value="104401" calcext:value-type="float">
            <text:p>104401</text:p>
          </table:table-cell>
        </table:table-row>
        <table:table-row table:style-name="ro2">
          <table:table-cell office:value-type="string" calcext:value-type="string">
            <text:p>Lakeville, MN, United States</text:p>
          </table:table-cell>
          <table:table-cell office:value-type="float" office:value="60633" calcext:value-type="float">
            <text:p>60633</text:p>
          </table:table-cell>
        </table:table-row>
        <table:table-row table:style-name="ro3">
          <table:table-cell office:value-type="string" calcext:value-type="string">
            <text:p>Lakewood, CA, United States</text:p>
          </table:table-cell>
          <table:table-cell office:value-type="float" office:value="81611" calcext:value-type="float">
            <text:p>81611</text:p>
          </table:table-cell>
        </table:table-row>
        <table:table-row table:style-name="ro3">
          <table:table-cell office:value-type="string" calcext:value-type="string">
            <text:p>Lakewood, CO, United States</text:p>
          </table:table-cell>
          <table:table-cell office:value-type="float" office:value="152597" calcext:value-type="float">
            <text:p>152597</text:p>
          </table:table-cell>
        </table:table-row>
        <table:table-row table:style-name="ro3">
          <table:table-cell office:value-type="string" calcext:value-type="string">
            <text:p>Lakewood, WA, United States</text:p>
          </table:table-cell>
          <table:table-cell office:value-type="float" office:value="59829" calcext:value-type="float">
            <text:p>59829</text:p>
          </table:table-cell>
        </table:table-row>
        <table:table-row table:style-name="ro2">
          <table:table-cell office:value-type="string" calcext:value-type="string">
            <text:p>Lancaster, CA, United States</text:p>
          </table:table-cell>
          <table:table-cell office:value-type="float" office:value="161103" calcext:value-type="float">
            <text:p>161103</text:p>
          </table:table-cell>
        </table:table-row>
        <table:table-row table:style-name="ro2">
          <table:table-cell office:value-type="string" calcext:value-type="string">
            <text:p>Lancaster, PA, United States</text:p>
          </table:table-cell>
          <table:table-cell office:value-type="float" office:value="59339" calcext:value-type="float">
            <text:p>59339</text:p>
          </table:table-cell>
        </table:table-row>
        <table:table-row table:style-name="ro2">
          <table:table-cell office:value-type="string" calcext:value-type="string">
            <text:p>Langley, BC, Canada</text:p>
          </table:table-cell>
          <table:table-cell office:value-type="float" office:value="93726" calcext:value-type="float">
            <text:p>93726</text:p>
          </table:table-cell>
        </table:table-row>
        <table:table-row table:style-name="ro2">
          <table:table-cell office:value-type="string" calcext:value-type="string">
            <text:p>Lansing, MI, United States</text:p>
          </table:table-cell>
          <table:table-cell office:value-type="float" office:value="115056" calcext:value-type="float">
            <text:p>115056</text:p>
          </table:table-cell>
        </table:table-row>
        <table:table-row table:style-name="ro2">
          <table:table-cell office:value-type="string" calcext:value-type="string">
            <text:p>Laredo, TX, United States</text:p>
          </table:table-cell>
          <table:table-cell office:value-type="float" office:value="255473" calcext:value-type="float">
            <text:p>255473</text:p>
          </table:table-cell>
        </table:table-row>
        <table:table-row table:style-name="ro2">
          <table:table-cell office:value-type="string" calcext:value-type="string">
            <text:p>Largo, FL, United States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3">
          <table:table-cell office:value-type="string" calcext:value-type="string">
            <text:p>Las Cruces, NM, United States</text:p>
          </table:table-cell>
          <table:table-cell office:value-type="float" office:value="101643" calcext:value-type="float">
            <text:p>101643</text:p>
          </table:table-cell>
        </table:table-row>
        <table:table-row table:style-name="ro2">
          <table:table-cell office:value-type="string" calcext:value-type="string">
            <text:p>Las Margaritas, Mexico</text:p>
          </table:table-cell>
          <table:table-cell office:value-type="float" office:value="103403" calcext:value-type="float">
            <text:p>103403</text:p>
          </table:table-cell>
        </table:table-row>
        <table:table-row table:style-name="ro2">
          <table:table-cell office:value-type="string" calcext:value-type="string">
            <text:p>Las Vegas, NV, United States</text:p>
          </table:table-cell>
          <table:table-cell office:value-type="float" office:value="623747" calcext:value-type="float">
            <text:p>623747</text:p>
          </table:table-cell>
        </table:table-row>
        <table:table-row table:style-name="ro2">
          <table:table-cell office:value-type="string" calcext:value-type="string">
            <text:p>Lauderhill, FL, United States</text:p>
          </table:table-cell>
          <table:table-cell office:value-type="float" office:value="71579" calcext:value-type="float">
            <text:p>71579</text:p>
          </table:table-cell>
        </table:table-row>
        <table:table-row table:style-name="ro2">
          <table:table-cell office:value-type="string" calcext:value-type="string">
            <text:p>Laval, QC, Canada</text:p>
          </table:table-cell>
          <table:table-cell office:value-type="float" office:value="376845" calcext:value-type="float">
            <text:p>376845</text:p>
          </table:table-cell>
        </table:table-row>
        <table:table-row table:style-name="ro2">
          <table:table-cell office:value-type="string" calcext:value-type="string">
            <text:p>Lawrence, KS, United States</text:p>
          </table:table-cell>
          <table:table-cell office:value-type="float" office:value="93917" calcext:value-type="float">
            <text:p>93917</text:p>
          </table:table-cell>
        </table:table-row>
        <table:table-row table:style-name="ro2">
          <table:table-cell office:value-type="string" calcext:value-type="string">
            <text:p>Lawrence, MA, United States</text:p>
          </table:table-cell>
          <table:table-cell office:value-type="float" office:value="80231" calcext:value-type="float">
            <text:p>80231</text:p>
          </table:table-cell>
        </table:table-row>
        <table:table-row table:style-name="ro2">
          <table:table-cell office:value-type="string" calcext:value-type="string">
            <text:p>Lawton, OK, United States</text:p>
          </table:table-cell>
          <table:table-cell office:value-type="float" office:value="96655" calcext:value-type="float">
            <text:p>96655</text:p>
          </table:table-cell>
        </table:table-row>
        <table:table-row table:style-name="ro2">
          <table:table-cell office:value-type="string" calcext:value-type="string">
            <text:p>Layton, UT, United States</text:p>
          </table:table-cell>
          <table:table-cell office:value-type="float" office:value="74143" calcext:value-type="float">
            <text:p>74143</text:p>
          </table:table-cell>
        </table:table-row>
        <table:table-row table:style-name="ro2">
          <table:table-cell office:value-type="string" calcext:value-type="string">
            <text:p>Lévis, QC, Canada</text:p>
          </table:table-cell>
          <table:table-cell office:value-type="float" office:value="126396" calcext:value-type="float">
            <text:p>126396</text:p>
          </table:table-cell>
        </table:table-row>
        <table:table-row table:style-name="ro3">
          <table:table-cell office:value-type="string" calcext:value-type="string">
            <text:p>League City, TX, United States</text:p>
          </table:table-cell>
          <table:table-cell office:value-type="float" office:value="98312" calcext:value-type="float">
            <text:p>98312</text:p>
          </table:table-cell>
        </table:table-row>
        <table:table-row table:style-name="ro3">
          <table:table-cell office:value-type="string" calcext:value-type="string">
            <text:p>León de los Aldama, Mexico</text:p>
          </table:table-cell>
          <table:table-cell office:value-type="float" office:value="1114626" calcext:value-type="float">
            <text:p>1114626</text:p>
          </table:table-cell>
        </table:table-row>
        <table:table-row table:style-name="ro3">
          <table:table-cell office:value-type="string" calcext:value-type="string">
            <text:p>Lee's Summit, MO, United States</text:p>
          </table:table-cell>
          <table:table-cell office:value-type="float" office:value="95094" calcext:value-type="float">
            <text:p>95094</text:p>
          </table:table-cell>
        </table:table-row>
        <table:table-row table:style-name="ro3">
          <table:table-cell office:value-type="string" calcext:value-type="string">
            <text:p>Lehigh Acres, FL, United States</text:p>
          </table:table-cell>
          <table:table-cell office:value-type="float" office:value="86784" calcext:value-type="float">
            <text:p>86784</text:p>
          </table:table-cell>
        </table:table-row>
        <table:table-row table:style-name="ro2">
          <table:table-cell office:value-type="string" calcext:value-type="string">
            <text:p>Lethbridge, AB, Canada</text:p>
          </table:table-cell>
          <table:table-cell office:value-type="float" office:value="70617" calcext:value-type="float">
            <text:p>70617</text:p>
          </table:table-cell>
        </table:table-row>
        <table:table-row table:style-name="ro2">
          <table:table-cell office:value-type="string" calcext:value-type="string">
            <text:p>Lewisville, TX, United States</text:p>
          </table:table-cell>
          <table:table-cell office:value-type="float" office:value="104039" calcext:value-type="float">
            <text:p>104039</text:p>
          </table:table-cell>
        </table:table-row>
        <table:table-row table:style-name="ro2">
          <table:table-cell office:value-type="string" calcext:value-type="string">
            <text:p>Lexington, KY, United States</text:p>
          </table:table-cell>
          <table:table-cell office:value-type="float" office:value="225366" calcext:value-type="float">
            <text:p>225366</text:p>
          </table:table-cell>
        </table:table-row>
        <table:table-row table:style-name="ro3">
          <table:table-cell office:value-type="string" calcext:value-type="string">
            <text:p>Lexington-Fayette, KY, United States</text:p>
          </table:table-cell>
          <table:table-cell office:value-type="float" office:value="314488" calcext:value-type="float">
            <text:p>314488</text:p>
          </table:table-cell>
        </table:table-row>
        <table:table-row table:style-name="ro2">
          <table:table-cell office:value-type="string" calcext:value-type="string">
            <text:p>Lincoln, NE, United States</text:p>
          </table:table-cell>
          <table:table-cell office:value-type="float" office:value="277348" calcext:value-type="float">
            <text:p>277348</text:p>
          </table:table-cell>
        </table:table-row>
        <table:table-row table:style-name="ro3">
          <table:table-cell office:value-type="string" calcext:value-type="string">
            <text:p>Little Rock, AR, United States</text:p>
          </table:table-cell>
          <table:table-cell office:value-type="float" office:value="197992" calcext:value-type="float">
            <text:p>197992</text:p>
          </table:table-cell>
        </table:table-row>
        <table:table-row table:style-name="ro3">
          <table:table-cell office:value-type="string" calcext:value-type="string">
            <text:p>Livermore, CA, United States</text:p>
          </table:table-cell>
          <table:table-cell office:value-type="float" office:value="88126" calcext:value-type="float">
            <text:p>88126</text:p>
          </table:table-cell>
        </table:table-row>
        <table:table-row table:style-name="ro2">
          <table:table-cell office:value-type="string" calcext:value-type="string">
            <text:p>Livonia, MI, United States</text:p>
          </table:table-cell>
          <table:table-cell office:value-type="float" office:value="94635" calcext:value-type="float">
            <text:p>94635</text:p>
          </table:table-cell>
        </table:table-row>
        <table:table-row table:style-name="ro2">
          <table:table-cell office:value-type="string" calcext:value-type="string">
            <text:p>Lodi, CA, United States</text:p>
          </table:table-cell>
          <table:table-cell office:value-type="float" office:value="64596" calcext:value-type="float">
            <text:p>64596</text:p>
          </table:table-cell>
        </table:table-row>
        <table:table-row table:style-name="ro2">
          <table:table-cell office:value-type="string" calcext:value-type="string">
            <text:p>London, ON, Canada</text:p>
          </table:table-cell>
          <table:table-cell office:value-type="float" office:value="346765" calcext:value-type="float">
            <text:p>346765</text:p>
          </table:table-cell>
        </table:table-row>
        <table:table-row table:style-name="ro3">
          <table:table-cell office:value-type="string" calcext:value-type="string">
            <text:p>Long Beach, CA, United States</text:p>
          </table:table-cell>
          <table:table-cell office:value-type="float" office:value="474140" calcext:value-type="float">
            <text:p>474140</text:p>
          </table:table-cell>
        </table:table-row>
        <table:table-row table:style-name="ro3">
          <table:table-cell office:value-type="string" calcext:value-type="string">
            <text:p>Longmont, CO, United States</text:p>
          </table:table-cell>
          <table:table-cell office:value-type="float" office:value="92088" calcext:value-type="float">
            <text:p>92088</text:p>
          </table:table-cell>
        </table:table-row>
        <table:table-row table:style-name="ro2">
          <table:table-cell office:value-type="string" calcext:value-type="string">
            <text:p>Longueuil, QC, Canada</text:p>
          </table:table-cell>
          <table:table-cell office:value-type="float" office:value="229330" calcext:value-type="float">
            <text:p>229330</text:p>
          </table:table-cell>
        </table:table-row>
        <table:table-row table:style-name="ro2">
          <table:table-cell office:value-type="string" calcext:value-type="string">
            <text:p>Longview, TX, United States</text:p>
          </table:table-cell>
          <table:table-cell office:value-type="float" office:value="82287" calcext:value-type="float">
            <text:p>82287</text:p>
          </table:table-cell>
        </table:table-row>
        <table:table-row table:style-name="ro2">
          <table:table-cell office:value-type="string" calcext:value-type="string">
            <text:p>Lorain, OH, United States</text:p>
          </table:table-cell>
          <table:table-cell office:value-type="float" office:value="63647" calcext:value-type="float">
            <text:p>63647</text:p>
          </table:table-cell>
        </table:table-row>
        <table:table-row table:style-name="ro3">
          <table:table-cell office:value-type="string" calcext:value-type="string">
            <text:p>Los Angeles, CA, United States</text:p>
          </table:table-cell>
          <table:table-cell office:value-type="float" office:value="3971883" calcext:value-type="float">
            <text:p>3971883</text:p>
          </table:table-cell>
        </table:table-row>
        <table:table-row table:style-name="ro2">
          <table:table-cell office:value-type="string" calcext:value-type="string">
            <text:p>Los Mochis, Mexico</text:p>
          </table:table-cell>
          <table:table-cell office:value-type="float" office:value="214601" calcext:value-type="float">
            <text:p>214601</text:p>
          </table:table-cell>
        </table:table-row>
        <table:table-row table:style-name="ro3">
          <table:table-cell office:value-type="string" calcext:value-type="string">
            <text:p>Los Reyes Acaquilpan, Mexico</text:p>
          </table:table-cell>
          <table:table-cell office:value-type="float" office:value="251168" calcext:value-type="float">
            <text:p>251168</text:p>
          </table:table-cell>
        </table:table-row>
        <table:table-row table:style-name="ro2">
          <table:table-cell office:value-type="string" calcext:value-type="string">
            <text:p>Louisville, KY, United States</text:p>
          </table:table-cell>
          <table:table-cell office:value-type="float" office:value="243639" calcext:value-type="float">
            <text:p>243639</text:p>
          </table:table-cell>
        </table:table-row>
        <table:table-row table:style-name="ro2">
          <table:table-cell office:value-type="string" calcext:value-type="string">
            <text:p>Loveland, CO, United States</text:p>
          </table:table-cell>
          <table:table-cell office:value-type="float" office:value="75182" calcext:value-type="float">
            <text:p>75182</text:p>
          </table:table-cell>
        </table:table-row>
        <table:table-row table:style-name="ro2">
          <table:table-cell office:value-type="string" calcext:value-type="string">
            <text:p>Lowell, MA, United States</text:p>
          </table:table-cell>
          <table:table-cell office:value-type="float" office:value="110699" calcext:value-type="float">
            <text:p>110699</text:p>
          </table:table-cell>
        </table:table-row>
        <table:table-row table:style-name="ro2">
          <table:table-cell office:value-type="string" calcext:value-type="string">
            <text:p>Lubbock, TX, United States</text:p>
          </table:table-cell>
          <table:table-cell office:value-type="float" office:value="249042" calcext:value-type="float">
            <text:p>249042</text:p>
          </table:table-cell>
        </table:table-row>
        <table:table-row table:style-name="ro2">
          <table:table-cell office:value-type="string" calcext:value-type="string">
            <text:p>Lynchburg, VA, United States</text:p>
          </table:table-cell>
          <table:table-cell office:value-type="float" office:value="79812" calcext:value-type="float">
            <text:p>79812</text:p>
          </table:table-cell>
        </table:table-row>
        <table:table-row table:style-name="ro2">
          <table:table-cell office:value-type="string" calcext:value-type="string">
            <text:p>Lynn, MA, United States</text:p>
          </table:table-cell>
          <table:table-cell office:value-type="float" office:value="92457" calcext:value-type="float">
            <text:p>92457</text:p>
          </table:table-cell>
        </table:table-row>
        <table:table-row table:style-name="ro2">
          <table:table-cell office:value-type="string" calcext:value-type="string">
            <text:p>Lynwood, CA, United States</text:p>
          </table:table-cell>
          <table:table-cell office:value-type="float" office:value="71989" calcext:value-type="float">
            <text:p>71989</text:p>
          </table:table-cell>
        </table:table-row>
        <table:table-row table:style-name="ro2">
          <table:table-cell office:value-type="string" calcext:value-type="string">
            <text:p>Macon, GA, United States</text:p>
          </table:table-cell>
          <table:table-cell office:value-type="float" office:value="91351" calcext:value-type="float">
            <text:p>91351</text:p>
          </table:table-cell>
        </table:table-row>
        <table:table-row table:style-name="ro2">
          <table:table-cell office:value-type="string" calcext:value-type="string">
            <text:p>Madera, CA, United States</text:p>
          </table:table-cell>
          <table:table-cell office:value-type="float" office:value="64208" calcext:value-type="float">
            <text:p>64208</text:p>
          </table:table-cell>
        </table:table-row>
        <table:table-row table:style-name="ro2">
          <table:table-cell office:value-type="string" calcext:value-type="string">
            <text:p>Madison, WI, United States</text:p>
          </table:table-cell>
          <table:table-cell office:value-type="float" office:value="248951" calcext:value-type="float">
            <text:p>248951</text:p>
          </table:table-cell>
        </table:table-row>
        <table:table-row table:style-name="ro3">
          <table:table-cell office:value-type="string" calcext:value-type="string">
            <text:p>Magdalena Contreras, Mexico</text:p>
          </table:table-cell>
          <table:table-cell office:value-type="float" office:value="228927" calcext:value-type="float">
            <text:p>228927</text:p>
          </table:table-cell>
        </table:table-row>
        <table:table-row table:style-name="ro2">
          <table:table-cell office:value-type="string" calcext:value-type="string">
            <text:p>Malden, MA, United States</text:p>
          </table:table-cell>
          <table:table-cell office:value-type="float" office:value="61068" calcext:value-type="float">
            <text:p>61068</text:p>
          </table:table-cell>
        </table:table-row>
        <table:table-row table:style-name="ro3">
          <table:table-cell office:value-type="string" calcext:value-type="string">
            <text:p>Manchester, NH, United States</text:p>
          </table:table-cell>
          <table:table-cell office:value-type="float" office:value="110229" calcext:value-type="float">
            <text:p>110229</text:p>
          </table:table-cell>
        </table:table-row>
        <table:table-row table:style-name="ro3">
          <table:table-cell office:value-type="string" calcext:value-type="string">
            <text:p>Manhattan, NY, United States</text:p>
          </table:table-cell>
          <table:table-cell office:value-type="float" office:value="1487536" calcext:value-type="float">
            <text:p>1487536</text:p>
          </table:table-cell>
        </table:table-row>
        <table:table-row table:style-name="ro2">
          <table:table-cell office:value-type="string" calcext:value-type="string">
            <text:p>Mansfield, TX, United States</text:p>
          </table:table-cell>
          <table:table-cell office:value-type="float" office:value="64274" calcext:value-type="float">
            <text:p>64274</text:p>
          </table:table-cell>
        </table:table-row>
        <table:table-row table:style-name="ro2">
          <table:table-cell office:value-type="string" calcext:value-type="string">
            <text:p>Manteca, CA, United States</text:p>
          </table:table-cell>
          <table:table-cell office:value-type="float" office:value="75448" calcext:value-type="float">
            <text:p>75448</text:p>
          </table:table-cell>
        </table:table-row>
        <table:table-row table:style-name="ro2">
          <table:table-cell office:value-type="string" calcext:value-type="string">
            <text:p>Manzanillo, Mexico</text:p>
          </table:table-cell>
          <table:table-cell office:value-type="float" office:value="110735" calcext:value-type="float">
            <text:p>110735</text:p>
          </table:table-cell>
        </table:table-row>
        <table:table-row table:style-name="ro3">
          <table:table-cell office:value-type="string" calcext:value-type="string">
            <text:p>Maple Grove, MN, United States</text:p>
          </table:table-cell>
          <table:table-cell office:value-type="float" office:value="68385" calcext:value-type="float">
            <text:p>68385</text:p>
          </table:table-cell>
        </table:table-row>
        <table:table-row table:style-name="ro2">
          <table:table-cell office:value-type="string" calcext:value-type="string">
            <text:p>Maple Ridge, BC, Canada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Marietta, GA, United States</text:p>
          </table:table-cell>
          <table:table-cell office:value-type="float" office:value="59067" calcext:value-type="float">
            <text:p>59067</text:p>
          </table:table-cell>
        </table:table-row>
        <table:table-row table:style-name="ro2">
          <table:table-cell office:value-type="string" calcext:value-type="string">
            <text:p>Markham, ON, Canada</text:p>
          </table:table-cell>
          <table:table-cell office:value-type="float" office:value="261573" calcext:value-type="float">
            <text:p>261573</text:p>
          </table:table-cell>
        </table:table-row>
        <table:table-row table:style-name="ro2">
          <table:table-cell office:value-type="string" calcext:value-type="string">
            <text:p>Martínez de la Torre, Mexico</text:p>
          </table:table-cell>
          <table:table-cell office:value-type="float" office:value="100377" calcext:value-type="float">
            <text:p>100377</text:p>
          </table:table-cell>
        </table:table-row>
        <table:table-row table:style-name="ro3">
          <table:table-cell office:value-type="string" calcext:value-type="string">
            <text:p>Marysville, WA, United States</text:p>
          </table:table-cell>
          <table:table-cell office:value-type="float" office:value="66773" calcext:value-type="float">
            <text:p>66773</text:p>
          </table:table-cell>
        </table:table-row>
        <table:table-row table:style-name="ro2">
          <table:table-cell office:value-type="string" calcext:value-type="string">
            <text:p>Matamoros, Mexico</text:p>
          </table:table-cell>
          <table:table-cell office:value-type="float" office:value="104024" calcext:value-type="float">
            <text:p>104024</text:p>
          </table:table-cell>
        </table:table-row>
        <table:table-row table:style-name="ro2">
          <table:table-cell office:value-type="string" calcext:value-type="string">
            <text:p>Matehuala, Mexico</text:p>
          </table:table-cell>
          <table:table-cell office:value-type="float" office:value="67717" calcext:value-type="float">
            <text:p>67717</text:p>
          </table:table-cell>
        </table:table-row>
        <table:table-row table:style-name="ro2">
          <table:table-cell office:value-type="string" calcext:value-type="string">
            <text:p>Mazatlán, Mexico</text:p>
          </table:table-cell>
          <table:table-cell office:value-type="float" office:value="354717" calcext:value-type="float">
            <text:p>354717</text:p>
          </table:table-cell>
        </table:table-row>
        <table:table-row table:style-name="ro2">
          <table:table-cell office:value-type="string" calcext:value-type="string">
            <text:p>Mérida, Mexico</text:p>
          </table:table-cell>
          <table:table-cell office:value-type="float" office:value="717175" calcext:value-type="float">
            <text:p>717175</text:p>
          </table:table-cell>
        </table:table-row>
        <table:table-row table:style-name="ro2">
          <table:table-cell office:value-type="string" calcext:value-type="string">
            <text:p>McAllen, TX, United States</text:p>
          </table:table-cell>
          <table:table-cell office:value-type="float" office:value="140269" calcext:value-type="float">
            <text:p>140269</text:p>
          </table:table-cell>
        </table:table-row>
        <table:table-row table:style-name="ro2">
          <table:table-cell office:value-type="string" calcext:value-type="string">
            <text:p>McKinney, TX, United States</text:p>
          </table:table-cell>
          <table:table-cell office:value-type="float" office:value="162898" calcext:value-type="float">
            <text:p>162898</text:p>
          </table:table-cell>
        </table:table-row>
        <table:table-row table:style-name="ro2">
          <table:table-cell office:value-type="string" calcext:value-type="string">
            <text:p>Meads, KY, United States</text:p>
          </table:table-cell>
          <table:table-cell office:value-type="float" office:value="288649" calcext:value-type="float">
            <text:p>288649</text:p>
          </table:table-cell>
        </table:table-row>
        <table:table-row table:style-name="ro2">
          <table:table-cell office:value-type="string" calcext:value-type="string">
            <text:p>Medford, OR, United States</text:p>
          </table:table-cell>
          <table:table-cell office:value-type="float" office:value="79805" calcext:value-type="float">
            <text:p>79805</text:p>
          </table:table-cell>
        </table:table-row>
        <table:table-row table:style-name="ro2">
          <table:table-cell office:value-type="string" calcext:value-type="string">
            <text:p>Medicine Hat, AB, Canada</text:p>
          </table:table-cell>
          <table:table-cell office:value-type="float" office:value="63138" calcext:value-type="float">
            <text:p>63138</text:p>
          </table:table-cell>
        </table:table-row>
        <table:table-row table:style-name="ro3">
          <table:table-cell office:value-type="string" calcext:value-type="string">
            <text:p>Melbourne, FL, United States</text:p>
          </table:table-cell>
          <table:table-cell office:value-type="float" office:value="80127" calcext:value-type="float">
            <text:p>80127</text:p>
          </table:table-cell>
        </table:table-row>
        <table:table-row table:style-name="ro2">
          <table:table-cell office:value-type="string" calcext:value-type="string">
            <text:p>Memphis, TN, United States</text:p>
          </table:table-cell>
          <table:table-cell office:value-type="float" office:value="655770" calcext:value-type="float">
            <text:p>655770</text:p>
          </table:table-cell>
        </table:table-row>
        <table:table-row table:style-name="ro2">
          <table:table-cell office:value-type="string" calcext:value-type="string">
            <text:p>Menifee, CA, United States</text:p>
          </table:table-cell>
          <table:table-cell office:value-type="float" office:value="87174" calcext:value-type="float">
            <text:p>87174</text:p>
          </table:table-cell>
        </table:table-row>
        <table:table-row table:style-name="ro2">
          <table:table-cell office:value-type="string" calcext:value-type="string">
            <text:p>Merced, CA, United States</text:p>
          </table:table-cell>
          <table:table-cell office:value-type="float" office:value="82436" calcext:value-type="float">
            <text:p>82436</text:p>
          </table:table-cell>
        </table:table-row>
        <table:table-row table:style-name="ro2">
          <table:table-cell office:value-type="string" calcext:value-type="string">
            <text:p>Meriden, CT, United States</text:p>
          </table:table-cell>
          <table:table-cell office:value-type="float" office:value="59988" calcext:value-type="float">
            <text:p>59988</text:p>
          </table:table-cell>
        </table:table-row>
        <table:table-row table:style-name="ro2">
          <table:table-cell office:value-type="string" calcext:value-type="string">
            <text:p>Meridian, ID, United States</text:p>
          </table:table-cell>
          <table:table-cell office:value-type="float" office:value="90739" calcext:value-type="float">
            <text:p>90739</text:p>
          </table:table-cell>
        </table:table-row>
        <table:table-row table:style-name="ro2">
          <table:table-cell office:value-type="string" calcext:value-type="string">
            <text:p>Mesa, AZ, United States</text:p>
          </table:table-cell>
          <table:table-cell office:value-type="float" office:value="471825" calcext:value-type="float">
            <text:p>471825</text:p>
          </table:table-cell>
        </table:table-row>
        <table:table-row table:style-name="ro2">
          <table:table-cell office:value-type="string" calcext:value-type="string">
            <text:p>Mesquite, TX, United States</text:p>
          </table:table-cell>
          <table:table-cell office:value-type="float" office:value="144788" calcext:value-type="float">
            <text:p>144788</text:p>
          </table:table-cell>
        </table:table-row>
        <table:table-row table:style-name="ro3">
          <table:table-cell office:value-type="string" calcext:value-type="string">
            <text:p>Metairie Terrace, LA, United States</text:p>
          </table:table-cell>
          <table:table-cell office:value-type="float" office:value="142489" calcext:value-type="float">
            <text:p>142489</text:p>
          </table:table-cell>
        </table:table-row>
        <table:table-row table:style-name="ro2">
          <table:table-cell office:value-type="string" calcext:value-type="string">
            <text:p>Metairie, LA, United States</text:p>
          </table:table-cell>
          <table:table-cell office:value-type="float" office:value="138481" calcext:value-type="float">
            <text:p>138481</text:p>
          </table:table-cell>
        </table:table-row>
        <table:table-row table:style-name="ro2">
          <table:table-cell office:value-type="string" calcext:value-type="string">
            <text:p>Metepec, Mexico</text:p>
          </table:table-cell>
          <table:table-cell office:value-type="float" office:value="172982" calcext:value-type="float">
            <text:p>172982</text:p>
          </table:table-cell>
        </table:table-row>
        <table:table-row table:style-name="ro2">
          <table:table-cell office:value-type="string" calcext:value-type="string">
            <text:p>Mexicali, Mexico</text:p>
          </table:table-cell>
          <table:table-cell office:value-type="float" office:value="597099" calcext:value-type="float">
            <text:p>597099</text:p>
          </table:table-cell>
        </table:table-row>
        <table:table-row table:style-name="ro2">
          <table:table-cell office:value-type="string" calcext:value-type="string">
            <text:p>Mexico City, Mexico</text:p>
          </table:table-cell>
          <table:table-cell office:value-type="float" office:value="12294193" calcext:value-type="float">
            <text:p>12294193</text:p>
          </table:table-cell>
        </table:table-row>
        <table:table-row table:style-name="ro3">
          <table:table-cell office:value-type="string" calcext:value-type="string">
            <text:p>Miami Beach, FL, United States</text:p>
          </table:table-cell>
          <table:table-cell office:value-type="float" office:value="92312" calcext:value-type="float">
            <text:p>92312</text:p>
          </table:table-cell>
        </table:table-row>
        <table:table-row table:style-name="ro3">
          <table:table-cell office:value-type="string" calcext:value-type="string">
            <text:p>Miami Gardens, FL, United States</text:p>
          </table:table-cell>
          <table:table-cell office:value-type="float" office:value="113187" calcext:value-type="float">
            <text:p>113187</text:p>
          </table:table-cell>
        </table:table-row>
        <table:table-row table:style-name="ro2">
          <table:table-cell office:value-type="string" calcext:value-type="string">
            <text:p>Miami, FL, United States</text:p>
          </table:table-cell>
          <table:table-cell office:value-type="float" office:value="441003" calcext:value-type="float">
            <text:p>441003</text:p>
          </table:table-cell>
        </table:table-row>
        <table:table-row table:style-name="ro2">
          <table:table-cell office:value-type="string" calcext:value-type="string">
            <text:p>Midland, TX, United States</text:p>
          </table:table-cell>
          <table:table-cell office:value-type="float" office:value="132950" calcext:value-type="float">
            <text:p>132950</text:p>
          </table:table-cell>
        </table:table-row>
        <table:table-row table:style-name="ro3">
          <table:table-cell office:value-type="string" calcext:value-type="string">
            <text:p>Miguel Hidalgo, Mexico</text:p>
          </table:table-cell>
          <table:table-cell office:value-type="float" office:value="353534" calcext:value-type="float">
            <text:p>353534</text:p>
          </table:table-cell>
        </table:table-row>
        <table:table-row table:style-name="ro2">
          <table:table-cell office:value-type="string" calcext:value-type="string">
            <text:p>Millcreek, UT, United States</text:p>
          </table:table-cell>
          <table:table-cell office:value-type="float" office:value="62139" calcext:value-type="float">
            <text:p>62139</text:p>
          </table:table-cell>
        </table:table-row>
        <table:table-row table:style-name="ro2">
          <table:table-cell office:value-type="string" calcext:value-type="string">
            <text:p>Milpa Alta, Mexico</text:p>
          </table:table-cell>
          <table:table-cell office:value-type="float" office:value="115895" calcext:value-type="float">
            <text:p>115895</text:p>
          </table:table-cell>
        </table:table-row>
        <table:table-row table:style-name="ro2">
          <table:table-cell office:value-type="string" calcext:value-type="string">
            <text:p>Milpitas, CA, United States</text:p>
          </table:table-cell>
          <table:table-cell office:value-type="float" office:value="77604" calcext:value-type="float">
            <text:p>77604</text:p>
          </table:table-cell>
        </table:table-row>
        <table:table-row table:style-name="ro2">
          <table:table-cell office:value-type="string" calcext:value-type="string">
            <text:p>Milton, ON, Canada</text:p>
          </table:table-cell>
          <table:table-cell office:value-type="float" office:value="84362" calcext:value-type="float">
            <text:p>84362</text:p>
          </table:table-cell>
        </table:table-row>
        <table:table-row table:style-name="ro3">
          <table:table-cell office:value-type="string" calcext:value-type="string">
            <text:p>Milwaukee, WI, United States</text:p>
          </table:table-cell>
          <table:table-cell office:value-type="float" office:value="600155" calcext:value-type="float">
            <text:p>600155</text:p>
          </table:table-cell>
        </table:table-row>
        <table:table-row table:style-name="ro2">
          <table:table-cell office:value-type="string" calcext:value-type="string">
            <text:p>Minatitlán, Mexico</text:p>
          </table:table-cell>
          <table:table-cell office:value-type="float" office:value="150895" calcext:value-type="float">
            <text:p>150895</text:p>
          </table:table-cell>
        </table:table-row>
        <table:table-row table:style-name="ro3">
          <table:table-cell office:value-type="string" calcext:value-type="string">
            <text:p>Minneapolis, MN, United States</text:p>
          </table:table-cell>
          <table:table-cell office:value-type="float" office:value="410939" calcext:value-type="float">
            <text:p>410939</text:p>
          </table:table-cell>
        </table:table-row>
        <table:table-row table:style-name="ro3">
          <table:table-cell office:value-type="string" calcext:value-type="string">
            <text:p>Mira Mesa, CA, United States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Miramar, FL, United States</text:p>
          </table:table-cell>
          <table:table-cell office:value-type="float" office:value="137132" calcext:value-type="float">
            <text:p>137132</text:p>
          </table:table-cell>
        </table:table-row>
        <table:table-row table:style-name="ro2">
          <table:table-cell office:value-type="string" calcext:value-type="string">
            <text:p>Miramar, Mexico</text:p>
          </table:table-cell>
          <table:table-cell office:value-type="float" office:value="67689" calcext:value-type="float">
            <text:p>67689</text:p>
          </table:table-cell>
        </table:table-row>
        <table:table-row table:style-name="ro3">
          <table:table-cell office:value-type="string" calcext:value-type="string">
            <text:p>Mission Viejo, CA, United States</text:p>
          </table:table-cell>
          <table:table-cell office:value-type="float" office:value="97156" calcext:value-type="float">
            <text:p>97156</text:p>
          </table:table-cell>
        </table:table-row>
        <table:table-row table:style-name="ro2">
          <table:table-cell office:value-type="string" calcext:value-type="string">
            <text:p>Mission, TX, United States</text:p>
          </table:table-cell>
          <table:table-cell office:value-type="float" office:value="83298" calcext:value-type="float">
            <text:p>83298</text:p>
          </table:table-cell>
        </table:table-row>
        <table:table-row table:style-name="ro2">
          <table:table-cell office:value-type="string" calcext:value-type="string">
            <text:p>Mississauga, ON, Canada</text:p>
          </table:table-cell>
          <table:table-cell office:value-type="float" office:value="668549" calcext:value-type="float">
            <text:p>668549</text:p>
          </table:table-cell>
        </table:table-row>
        <table:table-row table:style-name="ro2">
          <table:table-cell office:value-type="string" calcext:value-type="string">
            <text:p>Missoula, MT, United States</text:p>
          </table:table-cell>
          <table:table-cell office:value-type="float" office:value="71022" calcext:value-type="float">
            <text:p>71022</text:p>
          </table:table-cell>
        </table:table-row>
        <table:table-row table:style-name="ro3">
          <table:table-cell office:value-type="string" calcext:value-type="string">
            <text:p>Missouri City, TX, United States</text:p>
          </table:table-cell>
          <table:table-cell office:value-type="float" office:value="74139" calcext:value-type="float">
            <text:p>74139</text:p>
          </table:table-cell>
        </table:table-row>
        <table:table-row table:style-name="ro2">
          <table:table-cell office:value-type="string" calcext:value-type="string">
            <text:p>Mobile, AL, United States</text:p>
          </table:table-cell>
          <table:table-cell office:value-type="float" office:value="194288" calcext:value-type="float">
            <text:p>194288</text:p>
          </table:table-cell>
        </table:table-row>
        <table:table-row table:style-name="ro2">
          <table:table-cell office:value-type="string" calcext:value-type="string">
            <text:p>Modesto, CA, United States</text:p>
          </table:table-cell>
          <table:table-cell office:value-type="float" office:value="211266" calcext:value-type="float">
            <text:p>211266</text:p>
          </table:table-cell>
        </table:table-row>
        <table:table-row table:style-name="ro2">
          <table:table-cell office:value-type="string" calcext:value-type="string">
            <text:p>Monclova, Mexico</text:p>
          </table:table-cell>
          <table:table-cell office:value-type="float" office:value="195764" calcext:value-type="float">
            <text:p>195764</text:p>
          </table:table-cell>
        </table:table-row>
        <table:table-row table:style-name="ro2">
          <table:table-cell office:value-type="string" calcext:value-type="string">
            <text:p>Moncton, NB, Canada</text:p>
          </table:table-cell>
          <table:table-cell office:value-type="float" office:value="87467" calcext:value-type="float">
            <text:p>87467</text:p>
          </table:table-cell>
        </table:table-row>
        <table:table-row table:style-name="ro3">
          <table:table-cell office:value-type="string" calcext:value-type="string">
            <text:p>Montebello, CA, United States</text:p>
          </table:table-cell>
          <table:table-cell office:value-type="float" office:value="63921" calcext:value-type="float">
            <text:p>63921</text:p>
          </table:table-cell>
        </table:table-row>
        <table:table-row table:style-name="ro3">
          <table:table-cell office:value-type="string" calcext:value-type="string">
            <text:p>Monterey Park, CA, United States</text:p>
          </table:table-cell>
          <table:table-cell office:value-type="float" office:value="61468" calcext:value-type="float">
            <text:p>61468</text:p>
          </table:table-cell>
        </table:table-row>
        <table:table-row table:style-name="ro2">
          <table:table-cell office:value-type="string" calcext:value-type="string">
            <text:p>Monterrey, Mexico</text:p>
          </table:table-cell>
          <table:table-cell office:value-type="float" office:value="1122874" calcext:value-type="float">
            <text:p>1122874</text:p>
          </table:table-cell>
        </table:table-row>
        <table:table-row table:style-name="ro3">
          <table:table-cell office:value-type="string" calcext:value-type="string">
            <text:p>Montgomery, AL, United States</text:p>
          </table:table-cell>
          <table:table-cell office:value-type="float" office:value="200602" calcext:value-type="float">
            <text:p>200602</text:p>
          </table:table-cell>
        </table:table-row>
        <table:table-row table:style-name="ro2">
          <table:table-cell office:value-type="string" calcext:value-type="string">
            <text:p>Montréal, QC, Canada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2">
          <table:table-cell office:value-type="string" calcext:value-type="string">
            <text:p>Moore, OK, United States</text:p>
          </table:table-cell>
          <table:table-cell office:value-type="float" office:value="60451" calcext:value-type="float">
            <text:p>60451</text:p>
          </table:table-cell>
        </table:table-row>
        <table:table-row table:style-name="ro2">
          <table:table-cell office:value-type="string" calcext:value-type="string">
            <text:p>Morelia, Mexico</text:p>
          </table:table-cell>
          <table:table-cell office:value-type="float" office:value="592797" calcext:value-type="float">
            <text:p>592797</text:p>
          </table:table-cell>
        </table:table-row>
        <table:table-row table:style-name="ro3">
          <table:table-cell office:value-type="string" calcext:value-type="string">
            <text:p>Moreno Valley, CA, United States</text:p>
          </table:table-cell>
          <table:table-cell office:value-type="float" office:value="204198" calcext:value-type="float">
            <text:p>204198</text:p>
          </table:table-cell>
        </table:table-row>
        <table:table-row table:style-name="ro3">
          <table:table-cell office:value-type="string" calcext:value-type="string">
            <text:p>Mount Pleasant, SC, United States</text:p>
          </table:table-cell>
          <table:table-cell office:value-type="float" office:value="81317" calcext:value-type="float">
            <text:p>81317</text:p>
          </table:table-cell>
        </table:table-row>
        <table:table-row table:style-name="ro3">
          <table:table-cell office:value-type="string" calcext:value-type="string">
            <text:p>Mount Vernon, NY, United States</text:p>
          </table:table-cell>
          <table:table-cell office:value-type="float" office:value="68628" calcext:value-type="float">
            <text:p>68628</text:p>
          </table:table-cell>
        </table:table-row>
        <table:table-row table:style-name="ro3">
          <table:table-cell office:value-type="string" calcext:value-type="string">
            <text:p>Mountain View, CA, United States</text:p>
          </table:table-cell>
          <table:table-cell office:value-type="float" office:value="80435" calcext:value-type="float">
            <text:p>80435</text:p>
          </table:table-cell>
        </table:table-row>
        <table:table-row table:style-name="ro2">
          <table:table-cell office:value-type="string" calcext:value-type="string">
            <text:p>Muncie, IN, United States</text:p>
          </table:table-cell>
          <table:table-cell office:value-type="float" office:value="70087" calcext:value-type="float">
            <text:p>70087</text:p>
          </table:table-cell>
        </table:table-row>
        <table:table-row table:style-name="ro3">
          <table:table-cell office:value-type="string" calcext:value-type="string">
            <text:p>Murfreesboro, TN, United States</text:p>
          </table:table-cell>
          <table:table-cell office:value-type="float" office:value="126118" calcext:value-type="float">
            <text:p>126118</text:p>
          </table:table-cell>
        </table:table-row>
        <table:table-row table:style-name="ro2">
          <table:table-cell office:value-type="string" calcext:value-type="string">
            <text:p>Murrieta, CA, United States</text:p>
          </table:table-cell>
          <table:table-cell office:value-type="float" office:value="109830" calcext:value-type="float">
            <text:p>109830</text:p>
          </table:table-cell>
        </table:table-row>
        <table:table-row table:style-name="ro2">
          <table:table-cell office:value-type="string" calcext:value-type="string">
            <text:p>Nampa, ID, United States</text:p>
          </table:table-cell>
          <table:table-cell office:value-type="float" office:value="89839" calcext:value-type="float">
            <text:p>89839</text:p>
          </table:table-cell>
        </table:table-row>
        <table:table-row table:style-name="ro2">
          <table:table-cell office:value-type="string" calcext:value-type="string">
            <text:p>Nanaimo, BC, Canada</text:p>
          </table:table-cell>
          <table:table-cell office:value-type="float" office:value="84905" calcext:value-type="float">
            <text:p>84905</text:p>
          </table:table-cell>
        </table:table-row>
        <table:table-row table:style-name="ro2">
          <table:table-cell office:value-type="string" calcext:value-type="string">
            <text:p>Napa, CA, United States</text:p>
          </table:table-cell>
          <table:table-cell office:value-type="float" office:value="80434" calcext:value-type="float">
            <text:p>80434</text:p>
          </table:table-cell>
        </table:table-row>
        <table:table-row table:style-name="ro2">
          <table:table-cell office:value-type="string" calcext:value-type="string">
            <text:p>Naperville, IL, United States</text:p>
          </table:table-cell>
          <table:table-cell office:value-type="float" office:value="147100" calcext:value-type="float">
            <text:p>147100</text:p>
          </table:table-cell>
        </table:table-row>
        <table:table-row table:style-name="ro2">
          <table:table-cell office:value-type="string" calcext:value-type="string">
            <text:p>Nashua, NH, United States</text:p>
          </table:table-cell>
          <table:table-cell office:value-type="float" office:value="87970" calcext:value-type="float">
            <text:p>87970</text:p>
          </table:table-cell>
        </table:table-row>
        <table:table-row table:style-name="ro2">
          <table:table-cell office:value-type="string" calcext:value-type="string">
            <text:p>Nashville, TN, United States</text:p>
          </table:table-cell>
          <table:table-cell office:value-type="float" office:value="530852" calcext:value-type="float">
            <text:p>530852</text:p>
          </table:table-cell>
        </table:table-row>
        <table:table-row table:style-name="ro3">
          <table:table-cell office:value-type="string" calcext:value-type="string">
            <text:p>National City, CA, United States</text:p>
          </table:table-cell>
          <table:table-cell office:value-type="float" office:value="61060" calcext:value-type="float">
            <text:p>61060</text:p>
          </table:table-cell>
        </table:table-row>
        <table:table-row table:style-name="ro2">
          <table:table-cell office:value-type="string" calcext:value-type="string">
            <text:p>Naucalpan de Juárez, Mexico</text:p>
          </table:table-cell>
          <table:table-cell office:value-type="float" office:value="121470" calcext:value-type="float">
            <text:p>121470</text:p>
          </table:table-cell>
        </table:table-row>
        <table:table-row table:style-name="ro2">
          <table:table-cell office:value-type="string" calcext:value-type="string">
            <text:p>Navojoa, Mexico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3">
          <table:table-cell office:value-type="string" calcext:value-type="string">
            <text:p>New Bedford, MA, United States</text:p>
          </table:table-cell>
          <table:table-cell office:value-type="float" office:value="94958" calcext:value-type="float">
            <text:p>94958</text:p>
          </table:table-cell>
        </table:table-row>
        <table:table-row table:style-name="ro3">
          <table:table-cell office:value-type="string" calcext:value-type="string">
            <text:p>New Braunfels, TX, United States</text:p>
          </table:table-cell>
          <table:table-cell office:value-type="float" office:value="70543" calcext:value-type="float">
            <text:p>70543</text:p>
          </table:table-cell>
        </table:table-row>
        <table:table-row table:style-name="ro3">
          <table:table-cell office:value-type="string" calcext:value-type="string">
            <text:p>New Britain, CT, United States</text:p>
          </table:table-cell>
          <table:table-cell office:value-type="float" office:value="72808" calcext:value-type="float">
            <text:p>72808</text:p>
          </table:table-cell>
        </table:table-row>
        <table:table-row table:style-name="ro3">
          <table:table-cell office:value-type="string" calcext:value-type="string">
            <text:p>New Haven, CT, United States</text:p>
          </table:table-cell>
          <table:table-cell office:value-type="float" office:value="130322" calcext:value-type="float">
            <text:p>130322</text:p>
          </table:table-cell>
        </table:table-row>
        <table:table-row table:style-name="ro3">
          <table:table-cell office:value-type="string" calcext:value-type="string">
            <text:p>New Orleans, LA, United States</text:p>
          </table:table-cell>
          <table:table-cell office:value-type="float" office:value="389617" calcext:value-type="float">
            <text:p>389617</text:p>
          </table:table-cell>
        </table:table-row>
        <table:table-row table:style-name="ro3">
          <table:table-cell office:value-type="string" calcext:value-type="string">
            <text:p>New Rochelle, NY, United States</text:p>
          </table:table-cell>
          <table:table-cell office:value-type="float" office:value="79846" calcext:value-type="float">
            <text:p>79846</text:p>
          </table:table-cell>
        </table:table-row>
        <table:table-row table:style-name="ro3">
          <table:table-cell office:value-type="string" calcext:value-type="string">
            <text:p>New York City, NY, United States</text:p>
          </table:table-cell>
          <table:table-cell office:value-type="float" office:value="8175133" calcext:value-type="float">
            <text:p>8175133</text:p>
          </table:table-cell>
        </table:table-row>
        <table:table-row table:style-name="ro2">
          <table:table-cell office:value-type="string" calcext:value-type="string">
            <text:p>Newark, NJ, United States</text:p>
          </table:table-cell>
          <table:table-cell office:value-type="float" office:value="281944" calcext:value-type="float">
            <text:p>281944</text:p>
          </table:table-cell>
        </table:table-row>
        <table:table-row table:style-name="ro2">
          <table:table-cell office:value-type="string" calcext:value-type="string">
            <text:p>Newmarket, ON, Canada</text:p>
          </table:table-cell>
          <table:table-cell office:value-type="float" office:value="74295" calcext:value-type="float">
            <text:p>74295</text:p>
          </table:table-cell>
        </table:table-row>
        <table:table-row table:style-name="ro3">
          <table:table-cell office:value-type="string" calcext:value-type="string">
            <text:p>Newport Beach, CA, United States</text:p>
          </table:table-cell>
          <table:table-cell office:value-type="float" office:value="87127" calcext:value-type="float">
            <text:p>87127</text:p>
          </table:table-cell>
        </table:table-row>
        <table:table-row table:style-name="ro3">
          <table:table-cell office:value-type="string" calcext:value-type="string">
            <text:p>Newport News, VA, United States</text:p>
          </table:table-cell>
          <table:table-cell office:value-type="float" office:value="182385" calcext:value-type="float">
            <text:p>182385</text:p>
          </table:table-cell>
        </table:table-row>
        <table:table-row table:style-name="ro2">
          <table:table-cell office:value-type="string" calcext:value-type="string">
            <text:p>Newton, MA, United States</text:p>
          </table:table-cell>
          <table:table-cell office:value-type="float" office:value="88817" calcext:value-type="float">
            <text:p>88817</text:p>
          </table:table-cell>
        </table:table-row>
        <table:table-row table:style-name="ro2">
          <table:table-cell office:value-type="string" calcext:value-type="string">
            <text:p>Niagara Falls, ON, Canada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3">
          <table:table-cell office:value-type="string" calcext:value-type="string">
            <text:p>Nicolás Romero, Mexico</text:p>
          </table:table-cell>
          <table:table-cell office:value-type="float" office:value="245383" calcext:value-type="float">
            <text:p>245383</text:p>
          </table:table-cell>
        </table:table-row>
        <table:table-row table:style-name="ro3">
          <table:table-cell office:value-type="string" calcext:value-type="string">
            <text:p>Noblesville, IN, United States</text:p>
          </table:table-cell>
          <table:table-cell office:value-type="float" office:value="59093" calcext:value-type="float">
            <text:p>59093</text:p>
          </table:table-cell>
        </table:table-row>
        <table:table-row table:style-name="ro2">
          <table:table-cell office:value-type="string" calcext:value-type="string">
            <text:p>Nogales, Mexico</text:p>
          </table:table-cell>
          <table:table-cell office:value-type="float" office:value="185882" calcext:value-type="float">
            <text:p>185882</text:p>
          </table:table-cell>
        </table:table-row>
        <table:table-row table:style-name="ro3">
          <table:table-cell office:value-type="string" calcext:value-type="string">
            <text:p>Norfolk County, ON, Canada</text:p>
          </table:table-cell>
          <table:table-cell office:value-type="float" office:value="60847" calcext:value-type="float">
            <text:p>60847</text:p>
          </table:table-cell>
        </table:table-row>
        <table:table-row table:style-name="ro2">
          <table:table-cell office:value-type="string" calcext:value-type="string">
            <text:p>Norfolk, VA, United States</text:p>
          </table:table-cell>
          <table:table-cell office:value-type="float" office:value="246393" calcext:value-type="float">
            <text:p>246393</text:p>
          </table:table-cell>
        </table:table-row>
        <table:table-row table:style-name="ro2">
          <table:table-cell office:value-type="string" calcext:value-type="string">
            <text:p>Norman, OK, United States</text:p>
          </table:table-cell>
          <table:table-cell office:value-type="float" office:value="120284" calcext:value-type="float">
            <text:p>120284</text:p>
          </table:table-cell>
        </table:table-row>
        <table:table-row table:style-name="ro3">
          <table:table-cell office:value-type="string" calcext:value-type="string">
            <text:p>North Bergen, NJ, United States</text:p>
          </table:table-cell>
          <table:table-cell office:value-type="float" office:value="63484" calcext:value-type="float">
            <text:p>63484</text:p>
          </table:table-cell>
        </table:table-row>
        <table:table-row table:style-name="ro5">
          <table:table-cell office:value-type="string" calcext:value-type="string">
            <text:p>North Charleston, SC, United States</text:p>
          </table:table-cell>
          <table:table-cell office:value-type="float" office:value="108304" calcext:value-type="float">
            <text:p>108304</text:p>
          </table:table-cell>
        </table:table-row>
        <table:table-row table:style-name="ro3">
          <table:table-cell office:value-type="string" calcext:value-type="string">
            <text:p>North Glendale, CA, United States</text:p>
          </table:table-cell>
          <table:table-cell office:value-type="float" office:value="203201" calcext:value-type="float">
            <text:p>203201</text:p>
          </table:table-cell>
        </table:table-row>
        <table:table-row table:style-name="ro5">
          <table:table-cell office:value-type="string" calcext:value-type="string">
            <text:p>North Hollywood, CA, United States</text:p>
          </table:table-cell>
          <table:table-cell office:value-type="float" office:value="77848" calcext:value-type="float">
            <text:p>77848</text:p>
          </table:table-cell>
        </table:table-row>
        <table:table-row table:style-name="ro3">
          <table:table-cell office:value-type="string" calcext:value-type="string">
            <text:p>North Las Vegas, NV, United States</text:p>
          </table:table-cell>
          <table:table-cell office:value-type="float" office:value="234807" calcext:value-type="float">
            <text:p>234807</text:p>
          </table:table-cell>
        </table:table-row>
        <table:table-row table:style-name="ro3">
          <table:table-cell office:value-type="string" calcext:value-type="string">
            <text:p>North Little Rock, AR, United States</text:p>
          </table:table-cell>
          <table:table-cell office:value-type="float" office:value="66504" calcext:value-type="float">
            <text:p>66504</text:p>
          </table:table-cell>
        </table:table-row>
        <table:table-row table:style-name="ro3">
          <table:table-cell office:value-type="string" calcext:value-type="string">
            <text:p>North Miami, FL, United States</text:p>
          </table:table-cell>
          <table:table-cell office:value-type="float" office:value="62435" calcext:value-type="float">
            <text:p>62435</text:p>
          </table:table-cell>
        </table:table-row>
        <table:table-row table:style-name="ro3">
          <table:table-cell office:value-type="string" calcext:value-type="string">
            <text:p>North Peoria, IL, United States</text:p>
          </table:table-cell>
          <table:table-cell office:value-type="float" office:value="113004" calcext:value-type="float">
            <text:p>113004</text:p>
          </table:table-cell>
        </table:table-row>
        <table:table-row table:style-name="ro2">
          <table:table-cell office:value-type="string" calcext:value-type="string">
            <text:p>North Port, FL, United States</text:p>
          </table:table-cell>
          <table:table-cell office:value-type="float" office:value="62345" calcext:value-type="float">
            <text:p>62345</text:p>
          </table:table-cell>
        </table:table-row>
        <table:table-row table:style-name="ro3">
          <table:table-cell office:value-type="string" calcext:value-type="string">
            <text:p>North Richland Hills, TX, United States</text:p>
          </table:table-cell>
          <table:table-cell office:value-type="float" office:value="69204" calcext:value-type="float">
            <text:p>69204</text:p>
          </table:table-cell>
        </table:table-row>
        <table:table-row table:style-name="ro3">
          <table:table-cell office:value-type="string" calcext:value-type="string">
            <text:p>North Stamford, CT, United States</text:p>
          </table:table-cell>
          <table:table-cell office:value-type="float" office:value="121230" calcext:value-type="float">
            <text:p>121230</text:p>
          </table:table-cell>
        </table:table-row>
        <table:table-row table:style-name="ro2">
          <table:table-cell office:value-type="string" calcext:value-type="string">
            <text:p>North York, ON, Canada</text:p>
          </table:table-cell>
          <table:table-cell office:value-type="float" office:value="636000" calcext:value-type="float">
            <text:p>636000</text:p>
          </table:table-cell>
        </table:table-row>
        <table:table-row table:style-name="ro3">
          <table:table-cell office:value-type="string" calcext:value-type="string">
            <text:p>Northridge, CA, United States</text:p>
          </table:table-cell>
          <table:table-cell office:value-type="float" office:value="68469" calcext:value-type="float">
            <text:p>68469</text:p>
          </table:table-cell>
        </table:table-row>
        <table:table-row table:style-name="ro2">
          <table:table-cell office:value-type="string" calcext:value-type="string">
            <text:p>Norwalk, CA, United States</text:p>
          </table:table-cell>
          <table:table-cell office:value-type="float" office:value="107140" calcext:value-type="float">
            <text:p>107140</text:p>
          </table:table-cell>
        </table:table-row>
        <table:table-row table:style-name="ro2">
          <table:table-cell office:value-type="string" calcext:value-type="string">
            <text:p>Norwalk, CT, United States</text:p>
          </table:table-cell>
          <table:table-cell office:value-type="float" office:value="88485" calcext:value-type="float">
            <text:p>88485</text:p>
          </table:table-cell>
        </table:table-row>
        <table:table-row table:style-name="ro2">
          <table:table-cell office:value-type="string" calcext:value-type="string">
            <text:p>Novi, MI, United States</text:p>
          </table:table-cell>
          <table:table-cell office:value-type="float" office:value="58723" calcext:value-type="float">
            <text:p>58723</text:p>
          </table:table-cell>
        </table:table-row>
        <table:table-row table:style-name="ro2">
          <table:table-cell office:value-type="string" calcext:value-type="string">
            <text:p>Nuevo Laredo, Mexico</text:p>
          </table:table-cell>
          <table:table-cell office:value-type="float" office:value="349550" calcext:value-type="float">
            <text:p>349550</text:p>
          </table:table-cell>
        </table:table-row>
        <table:table-row table:style-name="ro2">
          <table:table-cell office:value-type="string" calcext:value-type="string">
            <text:p>O'Fallon, MO, United States</text:p>
          </table:table-cell>
          <table:table-cell office:value-type="float" office:value="85040" calcext:value-type="float">
            <text:p>85040</text:p>
          </table:table-cell>
        </table:table-row>
        <table:table-row table:style-name="ro2">
          <table:table-cell office:value-type="string" calcext:value-type="string">
            <text:p>Oakland, CA, United States</text:p>
          </table:table-cell>
          <table:table-cell office:value-type="float" office:value="419267" calcext:value-type="float">
            <text:p>419267</text:p>
          </table:table-cell>
        </table:table-row>
        <table:table-row table:style-name="ro2">
          <table:table-cell office:value-type="string" calcext:value-type="string">
            <text:p>Oakville, ON, Canada</text:p>
          </table:table-cell>
          <table:table-cell office:value-type="float" office:value="165697" calcext:value-type="float">
            <text:p>165697</text:p>
          </table:table-cell>
        </table:table-row>
        <table:table-row table:style-name="ro2">
          <table:table-cell office:value-type="string" calcext:value-type="string">
            <text:p>Oaxaca, Mexico</text:p>
          </table:table-cell>
          <table:table-cell office:value-type="float" office:value="262566" calcext:value-type="float">
            <text:p>262566</text:p>
          </table:table-cell>
        </table:table-row>
        <table:table-row table:style-name="ro2">
          <table:table-cell office:value-type="string" calcext:value-type="string">
            <text:p>Oceanside, CA, United States</text:p>
          </table:table-cell>
          <table:table-cell office:value-type="float" office:value="175691" calcext:value-type="float">
            <text:p>175691</text:p>
          </table:table-cell>
        </table:table-row>
        <table:table-row table:style-name="ro2">
          <table:table-cell office:value-type="string" calcext:value-type="string">
            <text:p>Ocotlán, Mexico</text:p>
          </table:table-cell>
          <table:table-cell office:value-type="float" office:value="81527" calcext:value-type="float">
            <text:p>81527</text:p>
          </table:table-cell>
        </table:table-row>
        <table:table-row table:style-name="ro2">
          <table:table-cell office:value-type="string" calcext:value-type="string">
            <text:p>Odessa, TX, United States</text:p>
          </table:table-cell>
          <table:table-cell office:value-type="float" office:value="118968" calcext:value-type="float">
            <text:p>118968</text:p>
          </table:table-cell>
        </table:table-row>
        <table:table-row table:style-name="ro2">
          <table:table-cell office:value-type="string" calcext:value-type="string">
            <text:p>Ogden, UT, United States</text:p>
          </table:table-cell>
          <table:table-cell office:value-type="float" office:value="85444" calcext:value-type="float">
            <text:p>85444</text:p>
          </table:table-cell>
        </table:table-row>
        <table:table-row table:style-name="ro2">
          <table:table-cell office:value-type="string" calcext:value-type="string">
            <text:p>Ojo de Agua, Mexico</text:p>
          </table:table-cell>
          <table:table-cell office:value-type="float" office:value="242272" calcext:value-type="float">
            <text:p>242272</text:p>
          </table:table-cell>
        </table:table-row>
        <table:table-row table:style-name="ro3">
          <table:table-cell office:value-type="string" calcext:value-type="string">
            <text:p>Oklahoma City, OK, United States</text:p>
          </table:table-cell>
          <table:table-cell office:value-type="float" office:value="631346" calcext:value-type="float">
            <text:p>631346</text:p>
          </table:table-cell>
        </table:table-row>
        <table:table-row table:style-name="ro2">
          <table:table-cell office:value-type="string" calcext:value-type="string">
            <text:p>Olathe, KS, United States</text:p>
          </table:table-cell>
          <table:table-cell office:value-type="float" office:value="134305" calcext:value-type="float">
            <text:p>134305</text:p>
          </table:table-cell>
        </table:table-row>
        <table:table-row table:style-name="ro2">
          <table:table-cell office:value-type="string" calcext:value-type="string">
            <text:p>Omaha, NE, United States</text:p>
          </table:table-cell>
          <table:table-cell office:value-type="float" office:value="443885" calcext:value-type="float">
            <text:p>443885</text:p>
          </table:table-cell>
        </table:table-row>
        <table:table-row table:style-name="ro2">
          <table:table-cell office:value-type="string" calcext:value-type="string">
            <text:p>Ontario, CA, United States</text:p>
          </table:table-cell>
          <table:table-cell office:value-type="float" office:value="171214" calcext:value-type="float">
            <text:p>171214</text:p>
          </table:table-cell>
        </table:table-row>
        <table:table-row table:style-name="ro2">
          <table:table-cell office:value-type="string" calcext:value-type="string">
            <text:p>Orange, CA, United States</text:p>
          </table:table-cell>
          <table:table-cell office:value-type="float" office:value="140992" calcext:value-type="float">
            <text:p>140992</text:p>
          </table:table-cell>
        </table:table-row>
        <table:table-row table:style-name="ro2">
          <table:table-cell office:value-type="string" calcext:value-type="string">
            <text:p>Orem, UT, United States</text:p>
          </table:table-cell>
          <table:table-cell office:value-type="float" office:value="94457" calcext:value-type="float">
            <text:p>94457</text:p>
          </table:table-cell>
        </table:table-row>
        <table:table-row table:style-name="ro2">
          <table:table-cell office:value-type="string" calcext:value-type="string">
            <text:p>Orizaba, Mexico</text:p>
          </table:table-cell>
          <table:table-cell office:value-type="float" office:value="121348" calcext:value-type="float">
            <text:p>121348</text:p>
          </table:table-cell>
        </table:table-row>
        <table:table-row table:style-name="ro2">
          <table:table-cell office:value-type="string" calcext:value-type="string">
            <text:p>Orlando, FL, United States</text:p>
          </table:table-cell>
          <table:table-cell office:value-type="float" office:value="270934" calcext:value-type="float">
            <text:p>270934</text:p>
          </table:table-cell>
        </table:table-row>
        <table:table-row table:style-name="ro2">
          <table:table-cell office:value-type="string" calcext:value-type="string">
            <text:p>Oshawa, ON, Canada</text:p>
          </table:table-cell>
          <table:table-cell office:value-type="float" office:value="247989" calcext:value-type="float">
            <text:p>247989</text:p>
          </table:table-cell>
        </table:table-row>
        <table:table-row table:style-name="ro2">
          <table:table-cell office:value-type="string" calcext:value-type="string">
            <text:p>Oshkosh, WI, United States</text:p>
          </table:table-cell>
          <table:table-cell office:value-type="float" office:value="66555" calcext:value-type="float">
            <text:p>66555</text:p>
          </table:table-cell>
        </table:table-row>
        <table:table-row table:style-name="ro2">
          <table:table-cell office:value-type="string" calcext:value-type="string">
            <text:p>Ottawa, ON, Canada</text:p>
          </table:table-cell>
          <table:table-cell office:value-type="float" office:value="812129" calcext:value-type="float">
            <text:p>812129</text:p>
          </table:table-cell>
        </table:table-row>
        <table:table-row table:style-name="ro3">
          <table:table-cell office:value-type="string" calcext:value-type="string">
            <text:p>Overland Park, KS, United States</text:p>
          </table:table-cell>
          <table:table-cell office:value-type="float" office:value="186515" calcext:value-type="float">
            <text:p>186515</text:p>
          </table:table-cell>
        </table:table-row>
        <table:table-row table:style-name="ro3">
          <table:table-cell office:value-type="string" calcext:value-type="string">
            <text:p>Owensboro, KY, United States</text:p>
          </table:table-cell>
          <table:table-cell office:value-type="float" office:value="59042" calcext:value-type="float">
            <text:p>59042</text:p>
          </table:table-cell>
        </table:table-row>
        <table:table-row table:style-name="ro3">
          <table:table-cell office:value-type="string" calcext:value-type="string">
            <text:p>Oxnard Shores, CA, United States</text:p>
          </table:table-cell>
          <table:table-cell office:value-type="float" office:value="187235" calcext:value-type="float">
            <text:p>187235</text:p>
          </table:table-cell>
        </table:table-row>
        <table:table-row table:style-name="ro2">
          <table:table-cell office:value-type="string" calcext:value-type="string">
            <text:p>Oxnard, CA, United States</text:p>
          </table:table-cell>
          <table:table-cell office:value-type="float" office:value="207254" calcext:value-type="float">
            <text:p>207254</text:p>
          </table:table-cell>
        </table:table-row>
        <table:table-row table:style-name="ro2">
          <table:table-cell office:value-type="string" calcext:value-type="string">
            <text:p>Pachuca de Soto, Mexico</text:p>
          </table:table-cell>
          <table:table-cell office:value-type="float" office:value="319581" calcext:value-type="float">
            <text:p>319581</text:p>
          </table:table-cell>
        </table:table-row>
        <table:table-row table:style-name="ro2">
          <table:table-cell office:value-type="string" calcext:value-type="string">
            <text:p>Palatine, IL, United States</text:p>
          </table:table-cell>
          <table:table-cell office:value-type="float" office:value="69308" calcext:value-type="float">
            <text:p>69308</text:p>
          </table:table-cell>
        </table:table-row>
        <table:table-row table:style-name="ro2">
          <table:table-cell office:value-type="string" calcext:value-type="string">
            <text:p>Palm Bay, FL, United States</text:p>
          </table:table-cell>
          <table:table-cell office:value-type="float" office:value="107888" calcext:value-type="float">
            <text:p>107888</text:p>
          </table:table-cell>
        </table:table-row>
        <table:table-row table:style-name="ro3">
          <table:table-cell office:value-type="string" calcext:value-type="string">
            <text:p>Palm Coast, FL, United States</text:p>
          </table:table-cell>
          <table:table-cell office:value-type="float" office:value="82893" calcext:value-type="float">
            <text:p>82893</text:p>
          </table:table-cell>
        </table:table-row>
        <table:table-row table:style-name="ro2">
          <table:table-cell office:value-type="string" calcext:value-type="string">
            <text:p>Palmdale, CA, United States</text:p>
          </table:table-cell>
          <table:table-cell office:value-type="float" office:value="158351" calcext:value-type="float">
            <text:p>158351</text:p>
          </table:table-cell>
        </table:table-row>
        <table:table-row table:style-name="ro2">
          <table:table-cell office:value-type="string" calcext:value-type="string">
            <text:p>Palo Alto, CA, United States</text:p>
          </table:table-cell>
          <table:table-cell office:value-type="float" office:value="66853" calcext:value-type="float">
            <text:p>66853</text:p>
          </table:table-cell>
        </table:table-row>
        <table:table-row table:style-name="ro2">
          <table:table-cell office:value-type="string" calcext:value-type="string">
            <text:p>Paradise, NV, United States</text:p>
          </table:table-cell>
          <table:table-cell office:value-type="float" office:value="223167" calcext:value-type="float">
            <text:p>223167</text:p>
          </table:table-cell>
        </table:table-row>
        <table:table-row table:style-name="ro2">
          <table:table-cell office:value-type="string" calcext:value-type="string">
            <text:p>Parma, OH, United States</text:p>
          </table:table-cell>
          <table:table-cell office:value-type="float" office:value="79937" calcext:value-type="float">
            <text:p>79937</text:p>
          </table:table-cell>
        </table:table-row>
        <table:table-row table:style-name="ro1">
          <table:table-cell office:value-type="string" calcext:value-type="string">
            <text:p>Parral, Mexico</text:p>
          </table:table-cell>
          <table:table-cell office:value-type="float" office:value="101768" calcext:value-type="float">
            <text:p>101768</text:p>
          </table:table-cell>
        </table:table-row>
        <table:table-row table:style-name="ro2">
          <table:table-cell office:value-type="string" calcext:value-type="string">
            <text:p>Pasadena, CA, United States</text:p>
          </table:table-cell>
          <table:table-cell office:value-type="float" office:value="142250" calcext:value-type="float">
            <text:p>142250</text:p>
          </table:table-cell>
        </table:table-row>
        <table:table-row table:style-name="ro2">
          <table:table-cell office:value-type="string" calcext:value-type="string">
            <text:p>Pasadena, TX, United States</text:p>
          </table:table-cell>
          <table:table-cell office:value-type="float" office:value="153784" calcext:value-type="float">
            <text:p>153784</text:p>
          </table:table-cell>
        </table:table-row>
        <table:table-row table:style-name="ro2">
          <table:table-cell office:value-type="string" calcext:value-type="string">
            <text:p>Pasco, WA, United States</text:p>
          </table:table-cell>
          <table:table-cell office:value-type="float" office:value="69451" calcext:value-type="float">
            <text:p>69451</text:p>
          </table:table-cell>
        </table:table-row>
        <table:table-row table:style-name="ro2">
          <table:table-cell office:value-type="string" calcext:value-type="string">
            <text:p>Passaic, NJ, United States</text:p>
          </table:table-cell>
          <table:table-cell office:value-type="float" office:value="71085" calcext:value-type="float">
            <text:p>71085</text:p>
          </table:table-cell>
        </table:table-row>
        <table:table-row table:style-name="ro2">
          <table:table-cell office:value-type="string" calcext:value-type="string">
            <text:p>Paterson, NJ, United States</text:p>
          </table:table-cell>
          <table:table-cell office:value-type="float" office:value="147754" calcext:value-type="float">
            <text:p>147754</text:p>
          </table:table-cell>
        </table:table-row>
        <table:table-row table:style-name="ro2">
          <table:table-cell office:value-type="string" calcext:value-type="string">
            <text:p>Pawtucket, RI, United States</text:p>
          </table:table-cell>
          <table:table-cell office:value-type="float" office:value="71591" calcext:value-type="float">
            <text:p>71591</text:p>
          </table:table-cell>
        </table:table-row>
        <table:table-row table:style-name="ro2">
          <table:table-cell office:value-type="string" calcext:value-type="string">
            <text:p>Pearland, TX, United States</text:p>
          </table:table-cell>
          <table:table-cell office:value-type="float" office:value="108821" calcext:value-type="float">
            <text:p>108821</text:p>
          </table:table-cell>
        </table:table-row>
        <table:table-row table:style-name="ro3">
          <table:table-cell office:value-type="string" calcext:value-type="string">
            <text:p>Pembroke Pines, FL, United States</text:p>
          </table:table-cell>
          <table:table-cell office:value-type="float" office:value="166611" calcext:value-type="float">
            <text:p>166611</text:p>
          </table:table-cell>
        </table:table-row>
        <table:table-row table:style-name="ro2">
          <table:table-cell office:value-type="string" calcext:value-type="string">
            <text:p>Peoria, AZ, United States</text:p>
          </table:table-cell>
          <table:table-cell office:value-type="float" office:value="171237" calcext:value-type="float">
            <text:p>171237</text:p>
          </table:table-cell>
        </table:table-row>
        <table:table-row table:style-name="ro2">
          <table:table-cell office:value-type="string" calcext:value-type="string">
            <text:p>Peoria, IL, United States</text:p>
          </table:table-cell>
          <table:table-cell office:value-type="float" office:value="115070" calcext:value-type="float">
            <text:p>115070</text:p>
          </table:table-cell>
        </table:table-row>
        <table:table-row table:style-name="ro2">
          <table:table-cell office:value-type="string" calcext:value-type="string">
            <text:p>Perris, CA, United States</text:p>
          </table:table-cell>
          <table:table-cell office:value-type="float" office:value="74971" calcext:value-type="float">
            <text:p>74971</text:p>
          </table:table-cell>
        </table:table-row>
        <table:table-row table:style-name="ro2">
          <table:table-cell office:value-type="string" calcext:value-type="string">
            <text:p>Petaluma, CA, United States</text:p>
          </table:table-cell>
          <table:table-cell office:value-type="float" office:value="60438" calcext:value-type="float">
            <text:p>60438</text:p>
          </table:table-cell>
        </table:table-row>
        <table:table-row table:style-name="ro2">
          <table:table-cell office:value-type="string" calcext:value-type="string">
            <text:p>Peterborough, ON, Canada</text:p>
          </table:table-cell>
          <table:table-cell office:value-type="float" office:value="75877" calcext:value-type="float">
            <text:p>75877</text:p>
          </table:table-cell>
        </table:table-row>
        <table:table-row table:style-name="ro2">
          <table:table-cell office:value-type="string" calcext:value-type="string">
            <text:p>Pharr, TX, United States</text:p>
          </table:table-cell>
          <table:table-cell office:value-type="float" office:value="76538" calcext:value-type="float">
            <text:p>76538</text:p>
          </table:table-cell>
        </table:table-row>
        <table:table-row table:style-name="ro3">
          <table:table-cell office:value-type="string" calcext:value-type="string">
            <text:p>Philadelphia, PA, United States</text:p>
          </table:table-cell>
          <table:table-cell office:value-type="float" office:value="1567442" calcext:value-type="float">
            <text:p>1567442</text:p>
          </table:table-cell>
        </table:table-row>
        <table:table-row table:style-name="ro2">
          <table:table-cell office:value-type="string" calcext:value-type="string">
            <text:p>Phoenix, AZ, United States</text:p>
          </table:table-cell>
          <table:table-cell office:value-type="float" office:value="1563025" calcext:value-type="float">
            <text:p>1563025</text:p>
          </table:table-cell>
        </table:table-row>
        <table:table-row table:style-name="ro2">
          <table:table-cell office:value-type="string" calcext:value-type="string">
            <text:p>Pickering, ON, Canada</text:p>
          </table:table-cell>
          <table:table-cell office:value-type="float" office:value="87838" calcext:value-type="float">
            <text:p>87838</text:p>
          </table:table-cell>
        </table:table-row>
        <table:table-row table:style-name="ro3">
          <table:table-cell office:value-type="string" calcext:value-type="string">
            <text:p>Pico Rivera, CA, United States</text:p>
          </table:table-cell>
          <table:table-cell office:value-type="float" office:value="64218" calcext:value-type="float">
            <text:p>64218</text:p>
          </table:table-cell>
        </table:table-row>
        <table:table-row table:style-name="ro2">
          <table:table-cell office:value-type="string" calcext:value-type="string">
            <text:p>Piedras Negras, Mexico</text:p>
          </table:table-cell>
          <table:table-cell office:value-type="float" office:value="150178" calcext:value-type="float">
            <text:p>150178</text:p>
          </table:table-cell>
        </table:table-row>
        <table:table-row table:style-name="ro2">
          <table:table-cell office:value-type="string" calcext:value-type="string">
            <text:p>Pine Hills, FL, United States</text:p>
          </table:table-cell>
          <table:table-cell office:value-type="float" office:value="60076" calcext:value-type="float">
            <text:p>60076</text:p>
          </table:table-cell>
        </table:table-row>
        <table:table-row table:style-name="ro2">
          <table:table-cell office:value-type="string" calcext:value-type="string">
            <text:p>Pittsburg, CA, United States</text:p>
          </table:table-cell>
          <table:table-cell office:value-type="float" office:value="69424" calcext:value-type="float">
            <text:p>69424</text:p>
          </table:table-cell>
        </table:table-row>
        <table:table-row table:style-name="ro2">
          <table:table-cell office:value-type="string" calcext:value-type="string">
            <text:p>Pittsburgh, PA, United States</text:p>
          </table:table-cell>
          <table:table-cell office:value-type="float" office:value="304391" calcext:value-type="float">
            <text:p>304391</text:p>
          </table:table-cell>
        </table:table-row>
        <table:table-row table:style-name="ro2">
          <table:table-cell office:value-type="string" calcext:value-type="string">
            <text:p>Plano, TX, United States</text:p>
          </table:table-cell>
          <table:table-cell office:value-type="float" office:value="283558" calcext:value-type="float">
            <text:p>283558</text:p>
          </table:table-cell>
        </table:table-row>
        <table:table-row table:style-name="ro2">
          <table:table-cell office:value-type="string" calcext:value-type="string">
            <text:p>Plantation, FL, United States</text:p>
          </table:table-cell>
          <table:table-cell office:value-type="float" office:value="92560" calcext:value-type="float">
            <text:p>92560</text:p>
          </table:table-cell>
        </table:table-row>
        <table:table-row table:style-name="ro3">
          <table:table-cell office:value-type="string" calcext:value-type="string">
            <text:p>Playa del Carmen, Mexico</text:p>
          </table:table-cell>
          <table:table-cell office:value-type="float" office:value="100383" calcext:value-type="float">
            <text:p>100383</text:p>
          </table:table-cell>
        </table:table-row>
        <table:table-row table:style-name="ro3">
          <table:table-cell office:value-type="string" calcext:value-type="string">
            <text:p>Pleasanton, CA, United States</text:p>
          </table:table-cell>
          <table:table-cell office:value-type="float" office:value="79510" calcext:value-type="float">
            <text:p>79510</text:p>
          </table:table-cell>
        </table:table-row>
        <table:table-row table:style-name="ro3">
          <table:table-cell office:value-type="string" calcext:value-type="string">
            <text:p>Plymouth, MN, United States</text:p>
          </table:table-cell>
          <table:table-cell office:value-type="float" office:value="75907" calcext:value-type="float">
            <text:p>75907</text:p>
          </table:table-cell>
        </table:table-row>
        <table:table-row table:style-name="ro2">
          <table:table-cell office:value-type="string" calcext:value-type="string">
            <text:p>Pomona, CA, United States</text:p>
          </table:table-cell>
          <table:table-cell office:value-type="float" office:value="153266" calcext:value-type="float">
            <text:p>153266</text:p>
          </table:table-cell>
        </table:table-row>
        <table:table-row table:style-name="ro3">
          <table:table-cell office:value-type="string" calcext:value-type="string">
            <text:p>Pompano Beach, FL, United States</text:p>
          </table:table-cell>
          <table:table-cell office:value-type="float" office:value="107762" calcext:value-type="float">
            <text:p>107762</text:p>
          </table:table-cell>
        </table:table-row>
        <table:table-row table:style-name="ro2">
          <table:table-cell office:value-type="string" calcext:value-type="string">
            <text:p>Pontiac, MI, United States</text:p>
          </table:table-cell>
          <table:table-cell office:value-type="float" office:value="59917" calcext:value-type="float">
            <text:p>59917</text:p>
          </table:table-cell>
        </table:table-row>
        <table:table-row table:style-name="ro3">
          <table:table-cell office:value-type="string" calcext:value-type="string">
            <text:p>Port Orange, FL, United States</text:p>
          </table:table-cell>
          <table:table-cell office:value-type="float" office:value="59866" calcext:value-type="float">
            <text:p>59866</text:p>
          </table:table-cell>
        </table:table-row>
        <table:table-row table:style-name="ro3">
          <table:table-cell office:value-type="string" calcext:value-type="string">
            <text:p>Port Saint Lucie, FL, United States</text:p>
          </table:table-cell>
          <table:table-cell office:value-type="float" office:value="164603" calcext:value-type="float">
            <text:p>164603</text:p>
          </table:table-cell>
        </table:table-row>
        <table:table-row table:style-name="ro2">
          <table:table-cell office:value-type="string" calcext:value-type="string">
            <text:p>Portland, ME, United States</text:p>
          </table:table-cell>
          <table:table-cell office:value-type="float" office:value="66881" calcext:value-type="float">
            <text:p>66881</text:p>
          </table:table-cell>
        </table:table-row>
        <table:table-row table:style-name="ro2">
          <table:table-cell office:value-type="string" calcext:value-type="string">
            <text:p>Portland, OR, United States</text:p>
          </table:table-cell>
          <table:table-cell office:value-type="float" office:value="632309" calcext:value-type="float">
            <text:p>632309</text:p>
          </table:table-cell>
        </table:table-row>
        <table:table-row table:style-name="ro3">
          <table:table-cell office:value-type="string" calcext:value-type="string">
            <text:p>Portsmouth Heights, VA, United States</text:p>
          </table:table-cell>
          <table:table-cell office:value-type="float" office:value="99049" calcext:value-type="float">
            <text:p>99049</text:p>
          </table:table-cell>
        </table:table-row>
        <table:table-row table:style-name="ro3">
          <table:table-cell office:value-type="string" calcext:value-type="string">
            <text:p>Portsmouth, VA, United States</text:p>
          </table:table-cell>
          <table:table-cell office:value-type="float" office:value="96201" calcext:value-type="float">
            <text:p>96201</text:p>
          </table:table-cell>
        </table:table-row>
        <table:table-row table:style-name="ro3">
          <table:table-cell office:value-type="string" calcext:value-type="string">
            <text:p>Poza Rica de Hidalgo, Mexico</text:p>
          </table:table-cell>
          <table:table-cell office:value-type="float" office:value="174526" calcext:value-type="float">
            <text:p>174526</text:p>
          </table:table-cell>
        </table:table-row>
        <table:table-row table:style-name="ro2">
          <table:table-cell office:value-type="string" calcext:value-type="string">
            <text:p>Prince George, BC, Canada</text:p>
          </table:table-cell>
          <table:table-cell office:value-type="float" office:value="65558" calcext:value-type="float">
            <text:p>65558</text:p>
          </table:table-cell>
        </table:table-row>
        <table:table-row table:style-name="ro2">
          <table:table-cell office:value-type="string" calcext:value-type="string">
            <text:p>Providence, RI, United States</text:p>
          </table:table-cell>
          <table:table-cell office:value-type="float" office:value="179207" calcext:value-type="float">
            <text:p>179207</text:p>
          </table:table-cell>
        </table:table-row>
        <table:table-row table:style-name="ro2">
          <table:table-cell office:value-type="string" calcext:value-type="string">
            <text:p>Provo, UT, United States</text:p>
          </table:table-cell>
          <table:table-cell office:value-type="float" office:value="115264" calcext:value-type="float">
            <text:p>115264</text:p>
          </table:table-cell>
        </table:table-row>
        <table:table-row table:style-name="ro1">
          <table:table-cell office:value-type="string" calcext:value-type="string">
            <text:p>Puebla, Mexico</text:p>
          </table:table-cell>
          <table:table-cell office:value-type="float" office:value="1590256" calcext:value-type="float">
            <text:p>1590256</text:p>
          </table:table-cell>
        </table:table-row>
        <table:table-row table:style-name="ro2">
          <table:table-cell office:value-type="string" calcext:value-type="string">
            <text:p>Pueblo, CO, United States</text:p>
          </table:table-cell>
          <table:table-cell office:value-type="float" office:value="109412" calcext:value-type="float">
            <text:p>109412</text:p>
          </table:table-cell>
        </table:table-row>
        <table:table-row table:style-name="ro2">
          <table:table-cell office:value-type="string" calcext:value-type="string">
            <text:p>Puerto Vallarta, Mexico</text:p>
          </table:table-cell>
          <table:table-cell office:value-type="float" office:value="187134" calcext:value-type="float">
            <text:p>187134</text:p>
          </table:table-cell>
        </table:table-row>
        <table:table-row table:style-name="ro2">
          <table:table-cell office:value-type="string" calcext:value-type="string">
            <text:p>Québec, QC, Canada</text:p>
          </table:table-cell>
          <table:table-cell office:value-type="float" office:value="528595" calcext:value-type="float">
            <text:p>528595</text:p>
          </table:table-cell>
        </table:table-row>
        <table:table-row table:style-name="ro2">
          <table:table-cell office:value-type="string" calcext:value-type="string">
            <text:p>Quincy, MA, United States</text:p>
          </table:table-cell>
          <table:table-cell office:value-type="float" office:value="93618" calcext:value-type="float">
            <text:p>93618</text:p>
          </table:table-cell>
        </table:table-row>
        <table:table-row table:style-name="ro2">
          <table:table-cell office:value-type="string" calcext:value-type="string">
            <text:p>Racine, WI, United States</text:p>
          </table:table-cell>
          <table:table-cell office:value-type="float" office:value="77742" calcext:value-type="float">
            <text:p>77742</text:p>
          </table:table-cell>
        </table:table-row>
        <table:table-row table:style-name="ro2">
          <table:table-cell office:value-type="string" calcext:value-type="string">
            <text:p>Raleigh, NC, United States</text:p>
          </table:table-cell>
          <table:table-cell office:value-type="float" office:value="451066" calcext:value-type="float">
            <text:p>451066</text:p>
          </table:table-cell>
        </table:table-row>
        <table:table-row table:style-name="ro3">
          <table:table-cell office:value-type="string" calcext:value-type="string">
            <text:p>Rancho Cordova, CA, United States</text:p>
          </table:table-cell>
          <table:table-cell office:value-type="float" office:value="71017" calcext:value-type="float">
            <text:p>71017</text:p>
          </table:table-cell>
        </table:table-row>
        <table:table-row table:style-name="ro5">
          <table:table-cell office:value-type="string" calcext:value-type="string">
            <text:p>Rancho Cucamonga, CA, United States</text:p>
          </table:table-cell>
          <table:table-cell office:value-type="float" office:value="175236" calcext:value-type="float">
            <text:p>175236</text:p>
          </table:table-cell>
        </table:table-row>
        <table:table-row table:style-name="ro5">
          <table:table-cell office:value-type="string" calcext:value-type="string">
            <text:p>Rancho Penasquitos, CA, United States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3">
          <table:table-cell office:value-type="string" calcext:value-type="string">
            <text:p>Rapid City, SD, United States</text:p>
          </table:table-cell>
          <table:table-cell office:value-type="float" office:value="73569" calcext:value-type="float">
            <text:p>73569</text:p>
          </table:table-cell>
        </table:table-row>
        <table:table-row table:style-name="ro2">
          <table:table-cell office:value-type="string" calcext:value-type="string">
            <text:p>Río Bravo, Mexico</text:p>
          </table:table-cell>
          <table:table-cell office:value-type="float" office:value="85481" calcext:value-type="float">
            <text:p>85481</text:p>
          </table:table-cell>
        </table:table-row>
        <table:table-row table:style-name="ro2">
          <table:table-cell office:value-type="string" calcext:value-type="string">
            <text:p>Reading, PA, United States</text:p>
          </table:table-cell>
          <table:table-cell office:value-type="float" office:value="87879" calcext:value-type="float">
            <text:p>87879</text:p>
          </table:table-cell>
        </table:table-row>
        <table:table-row table:style-name="ro2">
          <table:table-cell office:value-type="string" calcext:value-type="string">
            <text:p>Red Deer, AB, Canada</text:p>
          </table:table-cell>
          <table:table-cell office:value-type="float" office:value="73593" calcext:value-type="float">
            <text:p>73593</text:p>
          </table:table-cell>
        </table:table-row>
        <table:table-row table:style-name="ro2">
          <table:table-cell office:value-type="string" calcext:value-type="string">
            <text:p>Redding, CA, United States</text:p>
          </table:table-cell>
          <table:table-cell office:value-type="float" office:value="91582" calcext:value-type="float">
            <text:p>91582</text:p>
          </table:table-cell>
        </table:table-row>
        <table:table-row table:style-name="ro2">
          <table:table-cell office:value-type="string" calcext:value-type="string">
            <text:p>Redlands, CA, United States</text:p>
          </table:table-cell>
          <table:table-cell office:value-type="float" office:value="71035" calcext:value-type="float">
            <text:p>71035</text:p>
          </table:table-cell>
        </table:table-row>
        <table:table-row table:style-name="ro2">
          <table:table-cell office:value-type="string" calcext:value-type="string">
            <text:p>Redmond, WA, United States</text:p>
          </table:table-cell>
          <table:table-cell office:value-type="float" office:value="60598" calcext:value-type="float">
            <text:p>60598</text:p>
          </table:table-cell>
        </table:table-row>
        <table:table-row table:style-name="ro3">
          <table:table-cell office:value-type="string" calcext:value-type="string">
            <text:p>Redondo Beach, CA, United States</text:p>
          </table:table-cell>
          <table:table-cell office:value-type="float" office:value="68166" calcext:value-type="float">
            <text:p>68166</text:p>
          </table:table-cell>
        </table:table-row>
        <table:table-row table:style-name="ro3">
          <table:table-cell office:value-type="string" calcext:value-type="string">
            <text:p>Redwood City, CA, United States</text:p>
          </table:table-cell>
          <table:table-cell office:value-type="float" office:value="85288" calcext:value-type="float">
            <text:p>85288</text:p>
          </table:table-cell>
        </table:table-row>
        <table:table-row table:style-name="ro2">
          <table:table-cell office:value-type="string" calcext:value-type="string">
            <text:p>Regina, SK, Canada</text:p>
          </table:table-cell>
          <table:table-cell office:value-type="float" office:value="176183" calcext:value-type="float">
            <text:p>176183</text:p>
          </table:table-cell>
        </table:table-row>
        <table:table-row table:style-name="ro2">
          <table:table-cell office:value-type="string" calcext:value-type="string">
            <text:p>Reno, NV, United States</text:p>
          </table:table-cell>
          <table:table-cell office:value-type="float" office:value="241445" calcext:value-type="float">
            <text:p>241445</text:p>
          </table:table-cell>
        </table:table-row>
        <table:table-row table:style-name="ro2">
          <table:table-cell office:value-type="string" calcext:value-type="string">
            <text:p>Renton, WA, United States</text:p>
          </table:table-cell>
          <table:table-cell office:value-type="float" office:value="100242" calcext:value-type="float">
            <text:p>100242</text:p>
          </table:table-cell>
        </table:table-row>
        <table:table-row table:style-name="ro2">
          <table:table-cell office:value-type="string" calcext:value-type="string">
            <text:p>Repentigny, QC, Canada</text:p>
          </table:table-cell>
          <table:table-cell office:value-type="float" office:value="76237" calcext:value-type="float">
            <text:p>76237</text:p>
          </table:table-cell>
        </table:table-row>
        <table:table-row table:style-name="ro2">
          <table:table-cell office:value-type="string" calcext:value-type="string">
            <text:p>Reynosa, Mexico</text:p>
          </table:table-cell>
          <table:table-cell office:value-type="float" office:value="498654" calcext:value-type="float">
            <text:p>498654</text:p>
          </table:table-cell>
        </table:table-row>
        <table:table-row table:style-name="ro2">
          <table:table-cell office:value-type="string" calcext:value-type="string">
            <text:p>Rialto, CA, United States</text:p>
          </table:table-cell>
          <table:table-cell office:value-type="float" office:value="103132" calcext:value-type="float">
            <text:p>103132</text:p>
          </table:table-cell>
        </table:table-row>
        <table:table-row table:style-name="ro3">
          <table:table-cell office:value-type="string" calcext:value-type="string">
            <text:p>Richardson, TX, United States</text:p>
          </table:table-cell>
          <table:table-cell office:value-type="float" office:value="110815" calcext:value-type="float">
            <text:p>110815</text:p>
          </table:table-cell>
        </table:table-row>
        <table:table-row table:style-name="ro2">
          <table:table-cell office:value-type="string" calcext:value-type="string">
            <text:p>Richmond Hill, ON, Canada</text:p>
          </table:table-cell>
          <table:table-cell office:value-type="float" office:value="185541" calcext:value-type="float">
            <text:p>185541</text:p>
          </table:table-cell>
        </table:table-row>
        <table:table-row table:style-name="ro2">
          <table:table-cell office:value-type="string" calcext:value-type="string">
            <text:p>Richmond, BC, Canada</text:p>
          </table:table-cell>
          <table:table-cell office:value-type="float" office:value="182000" calcext:value-type="float">
            <text:p>182000</text:p>
          </table:table-cell>
        </table:table-row>
        <table:table-row table:style-name="ro3">
          <table:table-cell office:value-type="string" calcext:value-type="string">
            <text:p>Richmond, CA, United States</text:p>
          </table:table-cell>
          <table:table-cell office:value-type="float" office:value="109708" calcext:value-type="float">
            <text:p>109708</text:p>
          </table:table-cell>
        </table:table-row>
        <table:table-row table:style-name="ro2">
          <table:table-cell office:value-type="string" calcext:value-type="string">
            <text:p>Richmond, VA, United States</text:p>
          </table:table-cell>
          <table:table-cell office:value-type="float" office:value="220289" calcext:value-type="float">
            <text:p>220289</text:p>
          </table:table-cell>
        </table:table-row>
        <table:table-row table:style-name="ro3">
          <table:table-cell office:value-type="string" calcext:value-type="string">
            <text:p>Rio Rancho, NM, United States</text:p>
          </table:table-cell>
          <table:table-cell office:value-type="float" office:value="87521" calcext:value-type="float">
            <text:p>87521</text:p>
          </table:table-cell>
        </table:table-row>
        <table:table-row table:style-name="ro2">
          <table:table-cell office:value-type="string" calcext:value-type="string">
            <text:p>Riverside, CA, United States</text:p>
          </table:table-cell>
          <table:table-cell office:value-type="float" office:value="322424" calcext:value-type="float">
            <text:p>322424</text:p>
          </table:table-cell>
        </table:table-row>
        <table:table-row table:style-name="ro2">
          <table:table-cell office:value-type="string" calcext:value-type="string">
            <text:p>Riverview, FL, United States</text:p>
          </table:table-cell>
          <table:table-cell office:value-type="float" office:value="71050" calcext:value-type="float">
            <text:p>71050</text:p>
          </table:table-cell>
        </table:table-row>
        <table:table-row table:style-name="ro2">
          <table:table-cell office:value-type="string" calcext:value-type="string">
            <text:p>Roanoke, VA, United States</text:p>
          </table:table-cell>
          <table:table-cell office:value-type="float" office:value="99897" calcext:value-type="float">
            <text:p>99897</text:p>
          </table:table-cell>
        </table:table-row>
        <table:table-row table:style-name="ro3">
          <table:table-cell office:value-type="string" calcext:value-type="string">
            <text:p>Rochester Hills, MI, United States</text:p>
          </table:table-cell>
          <table:table-cell office:value-type="float" office:value="73424" calcext:value-type="float">
            <text:p>73424</text:p>
          </table:table-cell>
        </table:table-row>
        <table:table-row table:style-name="ro2">
          <table:table-cell office:value-type="string" calcext:value-type="string">
            <text:p>Rochester, MN, United States</text:p>
          </table:table-cell>
          <table:table-cell office:value-type="float" office:value="112225" calcext:value-type="float">
            <text:p>112225</text:p>
          </table:table-cell>
        </table:table-row>
        <table:table-row table:style-name="ro2">
          <table:table-cell office:value-type="string" calcext:value-type="string">
            <text:p>Rochester, NY, United States</text:p>
          </table:table-cell>
          <table:table-cell office:value-type="float" office:value="209802" calcext:value-type="float">
            <text:p>209802</text:p>
          </table:table-cell>
        </table:table-row>
        <table:table-row table:style-name="ro2">
          <table:table-cell office:value-type="string" calcext:value-type="string">
            <text:p>Rock Hill, SC, United States</text:p>
          </table:table-cell>
          <table:table-cell office:value-type="float" office:value="71548" calcext:value-type="float">
            <text:p>71548</text:p>
          </table:table-cell>
        </table:table-row>
        <table:table-row table:style-name="ro2">
          <table:table-cell office:value-type="string" calcext:value-type="string">
            <text:p>Rockford, IL, United States</text:p>
          </table:table-cell>
          <table:table-cell office:value-type="float" office:value="148278" calcext:value-type="float">
            <text:p>148278</text:p>
          </table:table-cell>
        </table:table-row>
        <table:table-row table:style-name="ro2">
          <table:table-cell office:value-type="string" calcext:value-type="string">
            <text:p>Rocklin, CA, United States</text:p>
          </table:table-cell>
          <table:table-cell office:value-type="float" office:value="61213" calcext:value-type="float">
            <text:p>61213</text:p>
          </table:table-cell>
        </table:table-row>
        <table:table-row table:style-name="ro2">
          <table:table-cell office:value-type="string" calcext:value-type="string">
            <text:p>Rockville, MD, United States</text:p>
          </table:table-cell>
          <table:table-cell office:value-type="float" office:value="66980" calcext:value-type="float">
            <text:p>66980</text:p>
          </table:table-cell>
        </table:table-row>
        <table:table-row table:style-name="ro2">
          <table:table-cell office:value-type="string" calcext:value-type="string">
            <text:p>Rogers, AR, United States</text:p>
          </table:table-cell>
          <table:table-cell office:value-type="float" office:value="63159" calcext:value-type="float">
            <text:p>63159</text:p>
          </table:table-cell>
        </table:table-row>
        <table:table-row table:style-name="ro2">
          <table:table-cell office:value-type="string" calcext:value-type="string">
            <text:p>Rosarito, Mexico</text:p>
          </table:table-cell>
          <table:table-cell office:value-type="float" office:value="66020" calcext:value-type="float">
            <text:p>66020</text:p>
          </table:table-cell>
        </table:table-row>
        <table:table-row table:style-name="ro2">
          <table:table-cell office:value-type="string" calcext:value-type="string">
            <text:p>Roseville, CA, United States</text:p>
          </table:table-cell>
          <table:table-cell office:value-type="float" office:value="130269" calcext:value-type="float">
            <text:p>130269</text:p>
          </table:table-cell>
        </table:table-row>
        <table:table-row table:style-name="ro2">
          <table:table-cell office:value-type="string" calcext:value-type="string">
            <text:p>Roswell, GA, United States</text:p>
          </table:table-cell>
          <table:table-cell office:value-type="float" office:value="94501" calcext:value-type="float">
            <text:p>94501</text:p>
          </table:table-cell>
        </table:table-row>
        <table:table-row table:style-name="ro3">
          <table:table-cell office:value-type="string" calcext:value-type="string">
            <text:p>Round Rock, TX, United States</text:p>
          </table:table-cell>
          <table:table-cell office:value-type="float" office:value="115997" calcext:value-type="float">
            <text:p>115997</text:p>
          </table:table-cell>
        </table:table-row>
        <table:table-row table:style-name="ro2">
          <table:table-cell office:value-type="string" calcext:value-type="string">
            <text:p>Rowlett, TX, United States</text:p>
          </table:table-cell>
          <table:table-cell office:value-type="float" office:value="60236" calcext:value-type="float">
            <text:p>60236</text:p>
          </table:table-cell>
        </table:table-row>
        <table:table-row table:style-name="ro2">
          <table:table-cell office:value-type="string" calcext:value-type="string">
            <text:p>Royal Oak, MI, United States</text:p>
          </table:table-cell>
          <table:table-cell office:value-type="float" office:value="59008" calcext:value-type="float">
            <text:p>59008</text:p>
          </table:table-cell>
        </table:table-row>
        <table:table-row table:style-name="ro3">
          <table:table-cell office:value-type="string" calcext:value-type="string">
            <text:p>Sacramento, CA, United States</text:p>
          </table:table-cell>
          <table:table-cell office:value-type="float" office:value="490712" calcext:value-type="float">
            <text:p>490712</text:p>
          </table:table-cell>
        </table:table-row>
        <table:table-row table:style-name="ro2">
          <table:table-cell office:value-type="string" calcext:value-type="string">
            <text:p>Saguenay, QC, Canada</text:p>
          </table:table-cell>
          <table:table-cell office:value-type="float" office:value="143692" calcext:value-type="float">
            <text:p>143692</text:p>
          </table:table-cell>
        </table:table-row>
        <table:table-row table:style-name="ro3">
          <table:table-cell office:value-type="string" calcext:value-type="string">
            <text:p>Saint Charles, MO, United States</text:p>
          </table:table-cell>
          <table:table-cell office:value-type="float" office:value="65794" calcext:value-type="float">
            <text:p>65794</text:p>
          </table:table-cell>
        </table:table-row>
        <table:table-row table:style-name="ro3">
          <table:table-cell office:value-type="string" calcext:value-type="string">
            <text:p>Saint Clair Shores, MI, United States</text:p>
          </table:table-cell>
          <table:table-cell office:value-type="float" office:value="59715" calcext:value-type="float">
            <text:p>59715</text:p>
          </table:table-cell>
        </table:table-row>
        <table:table-row table:style-name="ro3">
          <table:table-cell office:value-type="string" calcext:value-type="string">
            <text:p>Saint Cloud, MN, United States</text:p>
          </table:table-cell>
          <table:table-cell office:value-type="float" office:value="65842" calcext:value-type="float">
            <text:p>65842</text:p>
          </table:table-cell>
        </table:table-row>
        <table:table-row table:style-name="ro3">
          <table:table-cell office:value-type="string" calcext:value-type="string">
            <text:p>Saint George, UT, United States</text:p>
          </table:table-cell>
          <table:table-cell office:value-type="float" office:value="72897" calcext:value-type="float">
            <text:p>72897</text:p>
          </table:table-cell>
        </table:table-row>
        <table:table-row table:style-name="ro2">
          <table:table-cell office:value-type="string" calcext:value-type="string">
            <text:p>Saint John, NB, Canada</text:p>
          </table:table-cell>
          <table:table-cell office:value-type="float" office:value="87857" calcext:value-type="float">
            <text:p>87857</text:p>
          </table:table-cell>
        </table:table-row>
        <table:table-row table:style-name="ro3">
          <table:table-cell office:value-type="string" calcext:value-type="string">
            <text:p>Saint Joseph, MO, United States</text:p>
          </table:table-cell>
          <table:table-cell office:value-type="float" office:value="76780" calcext:value-type="float">
            <text:p>76780</text:p>
          </table:table-cell>
        </table:table-row>
        <table:table-row table:style-name="ro3">
          <table:table-cell office:value-type="string" calcext:value-type="string">
            <text:p>Saint Paul, MN, United States</text:p>
          </table:table-cell>
          <table:table-cell office:value-type="float" office:value="285068" calcext:value-type="float">
            <text:p>285068</text:p>
          </table:table-cell>
        </table:table-row>
        <table:table-row table:style-name="ro3">
          <table:table-cell office:value-type="string" calcext:value-type="string">
            <text:p>Saint-Jean-sur-Richelieu, QC, Canada</text:p>
          </table:table-cell>
          <table:table-cell office:value-type="float" office:value="71613" calcext:value-type="float">
            <text:p>71613</text:p>
          </table:table-cell>
        </table:table-row>
        <table:table-row table:style-name="ro2">
          <table:table-cell office:value-type="string" calcext:value-type="string">
            <text:p>Salamanca, Mexico</text:p>
          </table:table-cell>
          <table:table-cell office:value-type="float" office:value="138614" calcext:value-type="float">
            <text:p>138614</text:p>
          </table:table-cell>
        </table:table-row>
        <table:table-row table:style-name="ro2">
          <table:table-cell office:value-type="string" calcext:value-type="string">
            <text:p>Salem, OR, United States</text:p>
          </table:table-cell>
          <table:table-cell office:value-type="float" office:value="164549" calcext:value-type="float">
            <text:p>164549</text:p>
          </table:table-cell>
        </table:table-row>
        <table:table-row table:style-name="ro2">
          <table:table-cell office:value-type="string" calcext:value-type="string">
            <text:p>Salina Cruz, Mexico</text:p>
          </table:table-cell>
          <table:table-cell office:value-type="float" office:value="73648" calcext:value-type="float">
            <text:p>73648</text:p>
          </table:table-cell>
        </table:table-row>
        <table:table-row table:style-name="ro2">
          <table:table-cell office:value-type="string" calcext:value-type="string">
            <text:p>Salinas, CA, United States</text:p>
          </table:table-cell>
          <table:table-cell office:value-type="float" office:value="157380" calcext:value-type="float">
            <text:p>157380</text:p>
          </table:table-cell>
        </table:table-row>
        <table:table-row table:style-name="ro3">
          <table:table-cell office:value-type="string" calcext:value-type="string">
            <text:p>Salt Lake City, UT, United States</text:p>
          </table:table-cell>
          <table:table-cell office:value-type="float" office:value="192672" calcext:value-type="float">
            <text:p>192672</text:p>
          </table:table-cell>
        </table:table-row>
        <table:table-row table:style-name="ro2">
          <table:table-cell office:value-type="string" calcext:value-type="string">
            <text:p>Saltillo, Mexico</text:p>
          </table:table-cell>
          <table:table-cell office:value-type="float" office:value="621250" calcext:value-type="float">
            <text:p>621250</text:p>
          </table:table-cell>
        </table:table-row>
        <table:table-row table:style-name="ro3">
          <table:table-cell office:value-type="string" calcext:value-type="string">
            <text:p>San Andrés Cholula, Mexico</text:p>
          </table:table-cell>
          <table:table-cell office:value-type="float" office:value="80118" calcext:value-type="float">
            <text:p>80118</text:p>
          </table:table-cell>
        </table:table-row>
        <table:table-row table:style-name="ro3">
          <table:table-cell office:value-type="string" calcext:value-type="string">
            <text:p>San Angelo, TX, United States</text:p>
          </table:table-cell>
          <table:table-cell office:value-type="float" office:value="100450" calcext:value-type="float">
            <text:p>100450</text:p>
          </table:table-cell>
        </table:table-row>
        <table:table-row table:style-name="ro3">
          <table:table-cell office:value-type="string" calcext:value-type="string">
            <text:p>San Antonio, TX, United States</text:p>
          </table:table-cell>
          <table:table-cell office:value-type="float" office:value="1469845" calcext:value-type="float">
            <text:p>1469845</text:p>
          </table:table-cell>
        </table:table-row>
        <table:table-row table:style-name="ro5">
          <table:table-cell office:value-type="string" calcext:value-type="string">
            <text:p>San Bernardino, CA, United States</text:p>
          </table:table-cell>
          <table:table-cell office:value-type="float" office:value="216108" calcext:value-type="float">
            <text:p>216108</text:p>
          </table:table-cell>
        </table:table-row>
        <table:table-row table:style-name="ro3">
          <table:table-cell office:value-type="string" calcext:value-type="string">
            <text:p>San Clemente, CA, United States</text:p>
          </table:table-cell>
          <table:table-cell office:value-type="float" office:value="65526" calcext:value-type="float">
            <text:p>65526</text:p>
          </table:table-cell>
        </table:table-row>
        <table:table-row table:style-name="ro3">
          <table:table-cell office:value-type="string" calcext:value-type="string">
            <text:p>San Cristóbal de las Casas, Mexico</text:p>
          </table:table-cell>
          <table:table-cell office:value-type="float" office:value="128996" calcext:value-type="float">
            <text:p>128996</text:p>
          </table:table-cell>
        </table:table-row>
        <table:table-row table:style-name="ro3">
          <table:table-cell office:value-type="string" calcext:value-type="string">
            <text:p>San Diego, CA, United States</text:p>
          </table:table-cell>
          <table:table-cell office:value-type="float" office:value="1394928" calcext:value-type="float">
            <text:p>1394928</text:p>
          </table:table-cell>
        </table:table-row>
        <table:table-row table:style-name="ro3">
          <table:table-cell office:value-type="string" calcext:value-type="string">
            <text:p>San Francisco del Rincón, Mexico</text:p>
          </table:table-cell>
          <table:table-cell office:value-type="float" office:value="66949" calcext:value-type="float">
            <text:p>66949</text:p>
          </table:table-cell>
        </table:table-row>
        <table:table-row table:style-name="ro3">
          <table:table-cell office:value-type="string" calcext:value-type="string">
            <text:p>San Francisco, CA, United States</text:p>
          </table:table-cell>
          <table:table-cell office:value-type="float" office:value="864816" calcext:value-type="float">
            <text:p>864816</text:p>
          </table:table-cell>
        </table:table-row>
        <table:table-row table:style-name="ro2">
          <table:table-cell office:value-type="string" calcext:value-type="string">
            <text:p>San Jose, CA, United States</text:p>
          </table:table-cell>
          <table:table-cell office:value-type="float" office:value="1026908" calcext:value-type="float">
            <text:p>1026908</text:p>
          </table:table-cell>
        </table:table-row>
        <table:table-row table:style-name="ro2">
          <table:table-cell office:value-type="string" calcext:value-type="string">
            <text:p>San Juan del Río, Mexico</text:p>
          </table:table-cell>
          <table:table-cell office:value-type="float" office:value="118173" calcext:value-type="float">
            <text:p>118173</text:p>
          </table:table-cell>
        </table:table-row>
        <table:table-row table:style-name="ro3">
          <table:table-cell office:value-type="string" calcext:value-type="string">
            <text:p>San Leandro, CA, United States</text:p>
          </table:table-cell>
          <table:table-cell office:value-type="float" office:value="90712" calcext:value-type="float">
            <text:p>90712</text:p>
          </table:table-cell>
        </table:table-row>
        <table:table-row table:style-name="ro2">
          <table:table-cell office:value-type="string" calcext:value-type="string">
            <text:p>San Luis Potosí, Mexico</text:p>
          </table:table-cell>
          <table:table-cell office:value-type="float" office:value="677704" calcext:value-type="float">
            <text:p>677704</text:p>
          </table:table-cell>
        </table:table-row>
        <table:table-row table:style-name="ro3">
          <table:table-cell office:value-type="string" calcext:value-type="string">
            <text:p>San Luis Río Colorado, Mexico</text:p>
          </table:table-cell>
          <table:table-cell office:value-type="float" office:value="139254" calcext:value-type="float">
            <text:p>139254</text:p>
          </table:table-cell>
        </table:table-row>
        <table:table-row table:style-name="ro3">
          <table:table-cell office:value-type="string" calcext:value-type="string">
            <text:p>San Marcos, CA, United States</text:p>
          </table:table-cell>
          <table:table-cell office:value-type="float" office:value="92931" calcext:value-type="float">
            <text:p>92931</text:p>
          </table:table-cell>
        </table:table-row>
        <table:table-row table:style-name="ro3">
          <table:table-cell office:value-type="string" calcext:value-type="string">
            <text:p>San Marcos, TX, United States</text:p>
          </table:table-cell>
          <table:table-cell office:value-type="float" office:value="60684" calcext:value-type="float">
            <text:p>60684</text:p>
          </table:table-cell>
        </table:table-row>
        <table:table-row table:style-name="ro5">
          <table:table-cell office:value-type="string" calcext:value-type="string">
            <text:p>San Martin Texmelucan de Labastida, Mexico</text:p>
          </table:table-cell>
          <table:table-cell office:value-type="float" office:value="75903" calcext:value-type="float">
            <text:p>75903</text:p>
          </table:table-cell>
        </table:table-row>
        <table:table-row table:style-name="ro3">
          <table:table-cell office:value-type="string" calcext:value-type="string">
            <text:p>San Mateo Atenco, Mexico</text:p>
          </table:table-cell>
          <table:table-cell office:value-type="float" office:value="68602" calcext:value-type="float">
            <text:p>68602</text:p>
          </table:table-cell>
        </table:table-row>
        <table:table-row table:style-name="ro3">
          <table:table-cell office:value-type="string" calcext:value-type="string">
            <text:p>San Mateo, CA, United States</text:p>
          </table:table-cell>
          <table:table-cell office:value-type="float" office:value="103536" calcext:value-type="float">
            <text:p>103536</text:p>
          </table:table-cell>
        </table:table-row>
        <table:table-row table:style-name="ro3">
          <table:table-cell office:value-type="string" calcext:value-type="string">
            <text:p>San Miguel de Allende, Mexico</text:p>
          </table:table-cell>
          <table:table-cell office:value-type="float" office:value="69811" calcext:value-type="float">
            <text:p>69811</text:p>
          </table:table-cell>
        </table:table-row>
        <table:table-row table:style-name="ro3">
          <table:table-cell office:value-type="string" calcext:value-type="string">
            <text:p>San Miguel de Cozumel, Mexico</text:p>
          </table:table-cell>
          <table:table-cell office:value-type="float" office:value="73934" calcext:value-type="float">
            <text:p>73934</text:p>
          </table:table-cell>
        </table:table-row>
        <table:table-row table:style-name="ro3">
          <table:table-cell office:value-type="string" calcext:value-type="string">
            <text:p>San Miguel Xico Viejo, Mexico</text:p>
          </table:table-cell>
          <table:table-cell office:value-type="float" office:value="365777" calcext:value-type="float">
            <text:p>365777</text:p>
          </table:table-cell>
        </table:table-row>
        <table:table-row table:style-name="ro3">
          <table:table-cell office:value-type="string" calcext:value-type="string">
            <text:p>San Nicolás de los Garza, Mexico</text:p>
          </table:table-cell>
          <table:table-cell office:value-type="float" office:value="443273" calcext:value-type="float">
            <text:p>443273</text:p>
          </table:table-cell>
        </table:table-row>
        <table:table-row table:style-name="ro3">
          <table:table-cell office:value-type="string" calcext:value-type="string">
            <text:p>San Pablo de las Salinas, Mexico</text:p>
          </table:table-cell>
          <table:table-cell office:value-type="float" office:value="173557" calcext:value-type="float">
            <text:p>173557</text:p>
          </table:table-cell>
        </table:table-row>
        <table:table-row table:style-name="ro3">
          <table:table-cell office:value-type="string" calcext:value-type="string">
            <text:p>San Pedro Garza Garcia, Mexico</text:p>
          </table:table-cell>
          <table:table-cell office:value-type="float" office:value="122009" calcext:value-type="float">
            <text:p>122009</text:p>
          </table:table-cell>
        </table:table-row>
        <table:table-row table:style-name="ro2">
          <table:table-cell office:value-type="string" calcext:value-type="string">
            <text:p>San Pedro, CA, United States</text:p>
          </table:table-cell>
          <table:table-cell office:value-type="float" office:value="78405" calcext:value-type="float">
            <text:p>78405</text:p>
          </table:table-cell>
        </table:table-row>
        <table:table-row table:style-name="ro3">
          <table:table-cell office:value-type="string" calcext:value-type="string">
            <text:p>San Rafael, CA, United States</text:p>
          </table:table-cell>
          <table:table-cell office:value-type="float" office:value="59162" calcext:value-type="float">
            <text:p>59162</text:p>
          </table:table-cell>
        </table:table-row>
        <table:table-row table:style-name="ro3">
          <table:table-cell office:value-type="string" calcext:value-type="string">
            <text:p>San Ramon, CA, United States</text:p>
          </table:table-cell>
          <table:table-cell office:value-type="float" office:value="76134" calcext:value-type="float">
            <text:p>76134</text:p>
          </table:table-cell>
        </table:table-row>
        <table:table-row table:style-name="ro3">
          <table:table-cell office:value-type="string" calcext:value-type="string">
            <text:p>San Salvador Tizatlalli, Mexico</text:p>
          </table:table-cell>
          <table:table-cell office:value-type="float" office:value="61367" calcext:value-type="float">
            <text:p>61367</text:p>
          </table:table-cell>
        </table:table-row>
        <table:table-row table:style-name="ro3">
          <table:table-cell office:value-type="string" calcext:value-type="string">
            <text:p>San Tan Valley, AZ, United States</text:p>
          </table:table-cell>
          <table:table-cell office:value-type="float" office:value="81321" calcext:value-type="float">
            <text:p>81321</text:p>
          </table:table-cell>
        </table:table-row>
        <table:table-row table:style-name="ro3">
          <table:table-cell office:value-type="string" calcext:value-type="string">
            <text:p>Sandy Springs, GA, United States</text:p>
          </table:table-cell>
          <table:table-cell office:value-type="float" office:value="105330" calcext:value-type="float">
            <text:p>105330</text:p>
          </table:table-cell>
        </table:table-row>
        <table:table-row table:style-name="ro2">
          <table:table-cell office:value-type="string" calcext:value-type="string">
            <text:p>Sandy, UT, United States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Santa Ana, CA, United States</text:p>
          </table:table-cell>
          <table:table-cell office:value-type="float" office:value="335400" calcext:value-type="float">
            <text:p>335400</text:p>
          </table:table-cell>
        </table:table-row>
        <table:table-row table:style-name="ro3">
          <table:table-cell office:value-type="string" calcext:value-type="string">
            <text:p>Santa Barbara, CA, United States</text:p>
          </table:table-cell>
          <table:table-cell office:value-type="float" office:value="91842" calcext:value-type="float">
            <text:p>91842</text:p>
          </table:table-cell>
        </table:table-row>
        <table:table-row table:style-name="ro2">
          <table:table-cell office:value-type="string" calcext:value-type="string">
            <text:p>Santa Catarina, Mexico</text:p>
          </table:table-cell>
          <table:table-cell office:value-type="float" office:value="254472" calcext:value-type="float">
            <text:p>254472</text:p>
          </table:table-cell>
        </table:table-row>
        <table:table-row table:style-name="ro3">
          <table:table-cell office:value-type="string" calcext:value-type="string">
            <text:p>Santa Clara, CA, United States</text:p>
          </table:table-cell>
          <table:table-cell office:value-type="float" office:value="126215" calcext:value-type="float">
            <text:p>126215</text:p>
          </table:table-cell>
        </table:table-row>
        <table:table-row table:style-name="ro3">
          <table:table-cell office:value-type="string" calcext:value-type="string">
            <text:p>Santa Clarita, CA, United States</text:p>
          </table:table-cell>
          <table:table-cell office:value-type="float" office:value="182371" calcext:value-type="float">
            <text:p>182371</text:p>
          </table:table-cell>
        </table:table-row>
        <table:table-row table:style-name="ro3">
          <table:table-cell office:value-type="string" calcext:value-type="string">
            <text:p>Santa Cruz Xoxocotlán, Mexico</text:p>
          </table:table-cell>
          <table:table-cell office:value-type="float" office:value="61846" calcext:value-type="float">
            <text:p>61846</text:p>
          </table:table-cell>
        </table:table-row>
        <table:table-row table:style-name="ro3">
          <table:table-cell office:value-type="string" calcext:value-type="string">
            <text:p>Santa Cruz, CA, United States</text:p>
          </table:table-cell>
          <table:table-cell office:value-type="float" office:value="64220" calcext:value-type="float">
            <text:p>64220</text:p>
          </table:table-cell>
        </table:table-row>
        <table:table-row table:style-name="ro2">
          <table:table-cell office:value-type="string" calcext:value-type="string">
            <text:p>Santa Fe, NM, United States</text:p>
          </table:table-cell>
          <table:table-cell office:value-type="float" office:value="84099" calcext:value-type="float">
            <text:p>84099</text:p>
          </table:table-cell>
        </table:table-row>
        <table:table-row table:style-name="ro3">
          <table:table-cell office:value-type="string" calcext:value-type="string">
            <text:p>Santa María Chimalhuacán, Mexico</text:p>
          </table:table-cell>
          <table:table-cell office:value-type="float" office:value="525389" calcext:value-type="float">
            <text:p>525389</text:p>
          </table:table-cell>
        </table:table-row>
        <table:table-row table:style-name="ro3">
          <table:table-cell office:value-type="string" calcext:value-type="string">
            <text:p>Santa Maria, CA, United States</text:p>
          </table:table-cell>
          <table:table-cell office:value-type="float" office:value="105093" calcext:value-type="float">
            <text:p>105093</text:p>
          </table:table-cell>
        </table:table-row>
        <table:table-row table:style-name="ro3">
          <table:table-cell office:value-type="string" calcext:value-type="string">
            <text:p>Santa Monica, CA, United States</text:p>
          </table:table-cell>
          <table:table-cell office:value-type="float" office:value="93220" calcext:value-type="float">
            <text:p>93220</text:p>
          </table:table-cell>
        </table:table-row>
        <table:table-row table:style-name="ro3">
          <table:table-cell office:value-type="string" calcext:value-type="string">
            <text:p>Santa Rosa, CA, United States</text:p>
          </table:table-cell>
          <table:table-cell office:value-type="float" office:value="174972" calcext:value-type="float">
            <text:p>174972</text:p>
          </table:table-cell>
        </table:table-row>
        <table:table-row table:style-name="ro3">
          <table:table-cell office:value-type="string" calcext:value-type="string">
            <text:p>Santiago de Querétaro, Mexico</text:p>
          </table:table-cell>
          <table:table-cell office:value-type="float" office:value="626495" calcext:value-type="float">
            <text:p>626495</text:p>
          </table:table-cell>
        </table:table-row>
        <table:table-row table:style-name="ro2">
          <table:table-cell office:value-type="string" calcext:value-type="string">
            <text:p>Sarnia, ON, Canada</text:p>
          </table:table-cell>
          <table:table-cell office:value-type="float" office:value="82998" calcext:value-type="float">
            <text:p>82998</text:p>
          </table:table-cell>
        </table:table-row>
        <table:table-row table:style-name="ro2">
          <table:table-cell office:value-type="string" calcext:value-type="string">
            <text:p>Saskatoon, SK, Canada</text:p>
          </table:table-cell>
          <table:table-cell office:value-type="float" office:value="198958" calcext:value-type="float">
            <text:p>198958</text:p>
          </table:table-cell>
        </table:table-row>
        <table:table-row table:style-name="ro3">
          <table:table-cell office:value-type="string" calcext:value-type="string">
            <text:p>Sault Ste. Marie, ON, Canada</text:p>
          </table:table-cell>
          <table:table-cell office:value-type="float" office:value="74948" calcext:value-type="float">
            <text:p>74948</text:p>
          </table:table-cell>
        </table:table-row>
        <table:table-row table:style-name="ro2">
          <table:table-cell office:value-type="string" calcext:value-type="string">
            <text:p>Savannah, GA, United States</text:p>
          </table:table-cell>
          <table:table-cell office:value-type="float" office:value="145674" calcext:value-type="float">
            <text:p>145674</text:p>
          </table:table-cell>
        </table:table-row>
        <table:table-row table:style-name="ro2">
          <table:table-cell office:value-type="string" calcext:value-type="string">
            <text:p>Scarborough, ON, Canada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3">
          <table:table-cell office:value-type="string" calcext:value-type="string">
            <text:p>Schaumburg, IL, United States</text:p>
          </table:table-cell>
          <table:table-cell office:value-type="float" office:value="74693" calcext:value-type="float">
            <text:p>74693</text:p>
          </table:table-cell>
        </table:table-row>
        <table:table-row table:style-name="ro3">
          <table:table-cell office:value-type="string" calcext:value-type="string">
            <text:p>Schenectady, NY, United States</text:p>
          </table:table-cell>
          <table:table-cell office:value-type="float" office:value="65305" calcext:value-type="float">
            <text:p>65305</text:p>
          </table:table-cell>
        </table:table-row>
        <table:table-row table:style-name="ro2">
          <table:table-cell office:value-type="string" calcext:value-type="string">
            <text:p>Scottsdale, AZ, United States</text:p>
          </table:table-cell>
          <table:table-cell office:value-type="float" office:value="236839" calcext:value-type="float">
            <text:p>236839</text:p>
          </table:table-cell>
        </table:table-row>
        <table:table-row table:style-name="ro2">
          <table:table-cell office:value-type="string" calcext:value-type="string">
            <text:p>Scranton, PA, United States</text:p>
          </table:table-cell>
          <table:table-cell office:value-type="float" office:value="77118" calcext:value-type="float">
            <text:p>77118</text:p>
          </table:table-cell>
        </table:table-row>
        <table:table-row table:style-name="ro2">
          <table:table-cell office:value-type="string" calcext:value-type="string">
            <text:p>Seattle, WA, United States</text:p>
          </table:table-cell>
          <table:table-cell office:value-type="float" office:value="684451" calcext:value-type="float">
            <text:p>684451</text:p>
          </table:table-cell>
        </table:table-row>
        <table:table-row table:style-name="ro2">
          <table:table-cell office:value-type="string" calcext:value-type="string">
            <text:p>Shawnee, KS, United States</text:p>
          </table:table-cell>
          <table:table-cell office:value-type="float" office:value="65046" calcext:value-type="float">
            <text:p>65046</text:p>
          </table:table-cell>
        </table:table-row>
        <table:table-row table:style-name="ro2">
          <table:table-cell office:value-type="string" calcext:value-type="string">
            <text:p>Shelby, MI, United States</text:p>
          </table:table-cell>
          <table:table-cell office:value-type="float" office:value="74099" calcext:value-type="float">
            <text:p>74099</text:p>
          </table:table-cell>
        </table:table-row>
        <table:table-row table:style-name="ro2">
          <table:table-cell office:value-type="string" calcext:value-type="string">
            <text:p>Sherbrooke, QC, Canada</text:p>
          </table:table-cell>
          <table:table-cell office:value-type="float" office:value="129447" calcext:value-type="float">
            <text:p>129447</text:p>
          </table:table-cell>
        </table:table-row>
        <table:table-row table:style-name="ro3">
          <table:table-cell office:value-type="string" calcext:value-type="string">
            <text:p>Shreveport, LA, United States</text:p>
          </table:table-cell>
          <table:table-cell office:value-type="float" office:value="197204" calcext:value-type="float">
            <text:p>197204</text:p>
          </table:table-cell>
        </table:table-row>
        <table:table-row table:style-name="ro1">
          <table:table-cell office:value-type="string" calcext:value-type="string">
            <text:p>Silao, Mexico</text:p>
          </table:table-cell>
          <table:table-cell office:value-type="float" office:value="65195" calcext:value-type="float">
            <text:p>65195</text:p>
          </table:table-cell>
        </table:table-row>
        <table:table-row table:style-name="ro3">
          <table:table-cell office:value-type="string" calcext:value-type="string">
            <text:p>Silver Spring, MD, United States</text:p>
          </table:table-cell>
          <table:table-cell office:value-type="float" office:value="71452" calcext:value-type="float">
            <text:p>71452</text:p>
          </table:table-cell>
        </table:table-row>
        <table:table-row table:style-name="ro3">
          <table:table-cell office:value-type="string" calcext:value-type="string">
            <text:p>Simi Valley, CA, United States</text:p>
          </table:table-cell>
          <table:table-cell office:value-type="float" office:value="126788" calcext:value-type="float">
            <text:p>126788</text:p>
          </table:table-cell>
        </table:table-row>
        <table:table-row table:style-name="ro2">
          <table:table-cell office:value-type="string" calcext:value-type="string">
            <text:p>Sioux City, IA, United States</text:p>
          </table:table-cell>
          <table:table-cell office:value-type="float" office:value="82821" calcext:value-type="float">
            <text:p>82821</text:p>
          </table:table-cell>
        </table:table-row>
        <table:table-row table:style-name="ro3">
          <table:table-cell office:value-type="string" calcext:value-type="string">
            <text:p>Sioux Falls, SD, United States</text:p>
          </table:table-cell>
          <table:table-cell office:value-type="float" office:value="171544" calcext:value-type="float">
            <text:p>171544</text:p>
          </table:table-cell>
        </table:table-row>
        <table:table-row table:style-name="ro2">
          <table:table-cell office:value-type="string" calcext:value-type="string">
            <text:p>Skokie, IL, United States</text:p>
          </table:table-cell>
          <table:table-cell office:value-type="float" office:value="64821" calcext:value-type="float">
            <text:p>64821</text:p>
          </table:table-cell>
        </table:table-row>
        <table:table-row table:style-name="ro5">
          <table:table-cell office:value-type="string" calcext:value-type="string">
            <text:p>Soledad de Graciano Sánchez, Mexico</text:p>
          </table:table-cell>
          <table:table-cell office:value-type="float" office:value="194006" calcext:value-type="float">
            <text:p>194006</text:p>
          </table:table-cell>
        </table:table-row>
        <table:table-row table:style-name="ro3">
          <table:table-cell office:value-type="string" calcext:value-type="string">
            <text:p>Somerville, MA, United States</text:p>
          </table:table-cell>
          <table:table-cell office:value-type="float" office:value="80318" calcext:value-type="float">
            <text:p>80318</text:p>
          </table:table-cell>
        </table:table-row>
        <table:table-row table:style-name="ro3">
          <table:table-cell office:value-type="string" calcext:value-type="string">
            <text:p>South Bend, IN, United States</text:p>
          </table:table-cell>
          <table:table-cell office:value-type="float" office:value="101516" calcext:value-type="float">
            <text:p>101516</text:p>
          </table:table-cell>
        </table:table-row>
        <table:table-row table:style-name="ro3">
          <table:table-cell office:value-type="string" calcext:value-type="string">
            <text:p>South Gate, CA, United States</text:p>
          </table:table-cell>
          <table:table-cell office:value-type="float" office:value="96401" calcext:value-type="float">
            <text:p>96401</text:p>
          </table:table-cell>
        </table:table-row>
        <table:table-row table:style-name="ro3">
          <table:table-cell office:value-type="string" calcext:value-type="string">
            <text:p>South Jordan, UT, United States</text:p>
          </table:table-cell>
          <table:table-cell office:value-type="float" office:value="66648" calcext:value-type="float">
            <text:p>66648</text:p>
          </table:table-cell>
        </table:table-row>
        <table:table-row table:style-name="ro3">
          <table:table-cell office:value-type="string" calcext:value-type="string">
            <text:p>South San Francisco, CA, United States</text:p>
          </table:table-cell>
          <table:table-cell office:value-type="float" office:value="67271" calcext:value-type="float">
            <text:p>67271</text:p>
          </table:table-cell>
        </table:table-row>
        <table:table-row table:style-name="ro3">
          <table:table-cell office:value-type="string" calcext:value-type="string">
            <text:p>South Suffolk, VA, United States</text:p>
          </table:table-cell>
          <table:table-cell office:value-type="float" office:value="80690" calcext:value-type="float">
            <text:p>80690</text:p>
          </table:table-cell>
        </table:table-row>
        <table:table-row table:style-name="ro2">
          <table:table-cell office:value-type="string" calcext:value-type="string">
            <text:p>Southfield, MI, United States</text:p>
          </table:table-cell>
          <table:table-cell office:value-type="float" office:value="73156" calcext:value-type="float">
            <text:p>73156</text:p>
          </table:table-cell>
        </table:table-row>
        <table:table-row table:style-name="ro2">
          <table:table-cell office:value-type="string" calcext:value-type="string">
            <text:p>Sparks, NV, United States</text:p>
          </table:table-cell>
          <table:table-cell office:value-type="float" office:value="96094" calcext:value-type="float">
            <text:p>96094</text:p>
          </table:table-cell>
        </table:table-row>
        <table:table-row table:style-name="ro3">
          <table:table-cell office:value-type="string" calcext:value-type="string">
            <text:p>Spokane Valley, WA, United States</text:p>
          </table:table-cell>
          <table:table-cell office:value-type="float" office:value="94919" calcext:value-type="float">
            <text:p>94919</text:p>
          </table:table-cell>
        </table:table-row>
        <table:table-row table:style-name="ro2">
          <table:table-cell office:value-type="string" calcext:value-type="string">
            <text:p>Spokane, WA, United States</text:p>
          </table:table-cell>
          <table:table-cell office:value-type="float" office:value="213272" calcext:value-type="float">
            <text:p>213272</text:p>
          </table:table-cell>
        </table:table-row>
        <table:table-row table:style-name="ro3">
          <table:table-cell office:value-type="string" calcext:value-type="string">
            <text:p>Spring Hill, FL, United States</text:p>
          </table:table-cell>
          <table:table-cell office:value-type="float" office:value="98621" calcext:value-type="float">
            <text:p>98621</text:p>
          </table:table-cell>
        </table:table-row>
        <table:table-row table:style-name="ro3">
          <table:table-cell office:value-type="string" calcext:value-type="string">
            <text:p>Spring Valley, NV, United States</text:p>
          </table:table-cell>
          <table:table-cell office:value-type="float" office:value="178395" calcext:value-type="float">
            <text:p>178395</text:p>
          </table:table-cell>
        </table:table-row>
        <table:table-row table:style-name="ro3">
          <table:table-cell office:value-type="string" calcext:value-type="string">
            <text:p>Springdale, AR, United States</text:p>
          </table:table-cell>
          <table:table-cell office:value-type="float" office:value="77859" calcext:value-type="float">
            <text:p>77859</text:p>
          </table:table-cell>
        </table:table-row>
        <table:table-row table:style-name="ro2">
          <table:table-cell office:value-type="string" calcext:value-type="string">
            <text:p>Springfield, IL, United States</text:p>
          </table:table-cell>
          <table:table-cell office:value-type="float" office:value="116565" calcext:value-type="float">
            <text:p>116565</text:p>
          </table:table-cell>
        </table:table-row>
        <table:table-row table:style-name="ro3">
          <table:table-cell office:value-type="string" calcext:value-type="string">
            <text:p>Springfield, MA, United States</text:p>
          </table:table-cell>
          <table:table-cell office:value-type="float" office:value="154341" calcext:value-type="float">
            <text:p>154341</text:p>
          </table:table-cell>
        </table:table-row>
        <table:table-row table:style-name="ro3">
          <table:table-cell office:value-type="string" calcext:value-type="string">
            <text:p>Springfield, MO, United States</text:p>
          </table:table-cell>
          <table:table-cell office:value-type="float" office:value="166810" calcext:value-type="float">
            <text:p>166810</text:p>
          </table:table-cell>
        </table:table-row>
        <table:table-row table:style-name="ro3">
          <table:table-cell office:value-type="string" calcext:value-type="string">
            <text:p>Springfield, OH, United States</text:p>
          </table:table-cell>
          <table:table-cell office:value-type="float" office:value="59680" calcext:value-type="float">
            <text:p>59680</text:p>
          </table:table-cell>
        </table:table-row>
        <table:table-row table:style-name="ro3">
          <table:table-cell office:value-type="string" calcext:value-type="string">
            <text:p>Springfield, OR, United States</text:p>
          </table:table-cell>
          <table:table-cell office:value-type="float" office:value="60870" calcext:value-type="float">
            <text:p>60870</text:p>
          </table:table-cell>
        </table:table-row>
        <table:table-row table:style-name="ro2">
          <table:table-cell office:value-type="string" calcext:value-type="string">
            <text:p>St. Catharines, ON, Canada</text:p>
          </table:table-cell>
          <table:table-cell office:value-type="float" office:value="131989" calcext:value-type="float">
            <text:p>131989</text:p>
          </table:table-cell>
        </table:table-row>
        <table:table-row table:style-name="ro2">
          <table:table-cell office:value-type="string" calcext:value-type="string">
            <text:p>St. John's, NL, Canada</text:p>
          </table:table-cell>
          <table:table-cell office:value-type="float" office:value="99182" calcext:value-type="float">
            <text:p>99182</text:p>
          </table:table-cell>
        </table:table-row>
        <table:table-row table:style-name="ro2">
          <table:table-cell office:value-type="string" calcext:value-type="string">
            <text:p>St. Louis, MO, United States</text:p>
          </table:table-cell>
          <table:table-cell office:value-type="float" office:value="315685" calcext:value-type="float">
            <text:p>315685</text:p>
          </table:table-cell>
        </table:table-row>
        <table:table-row table:style-name="ro3">
          <table:table-cell office:value-type="string" calcext:value-type="string">
            <text:p>St. Petersburg, FL, United States</text:p>
          </table:table-cell>
          <table:table-cell office:value-type="float" office:value="257083" calcext:value-type="float">
            <text:p>257083</text:p>
          </table:table-cell>
        </table:table-row>
        <table:table-row table:style-name="ro2">
          <table:table-cell office:value-type="string" calcext:value-type="string">
            <text:p>Stamford, CT, United States</text:p>
          </table:table-cell>
          <table:table-cell office:value-type="float" office:value="128874" calcext:value-type="float">
            <text:p>128874</text:p>
          </table:table-cell>
        </table:table-row>
        <table:table-row table:style-name="ro3">
          <table:table-cell office:value-type="string" calcext:value-type="string">
            <text:p>Staten Island, NY, United States</text:p>
          </table:table-cell>
          <table:table-cell office:value-type="float" office:value="468730" calcext:value-type="float">
            <text:p>468730</text:p>
          </table:table-cell>
        </table:table-row>
        <table:table-row table:style-name="ro3">
          <table:table-cell office:value-type="string" calcext:value-type="string">
            <text:p>Sterling Heights, MI, United States</text:p>
          </table:table-cell>
          <table:table-cell office:value-type="float" office:value="132052" calcext:value-type="float">
            <text:p>132052</text:p>
          </table:table-cell>
        </table:table-row>
        <table:table-row table:style-name="ro2">
          <table:table-cell office:value-type="string" calcext:value-type="string">
            <text:p>Stockton, CA, United States</text:p>
          </table:table-cell>
          <table:table-cell office:value-type="float" office:value="305658" calcext:value-type="float">
            <text:p>305658</text:p>
          </table:table-cell>
        </table:table-row>
        <table:table-row table:style-name="ro2">
          <table:table-cell office:value-type="string" calcext:value-type="string">
            <text:p>Suffolk, VA, United States</text:p>
          </table:table-cell>
          <table:table-cell office:value-type="float" office:value="88161" calcext:value-type="float">
            <text:p>88161</text:p>
          </table:table-cell>
        </table:table-row>
        <table:table-row table:style-name="ro3">
          <table:table-cell office:value-type="string" calcext:value-type="string">
            <text:p>Sugar Land, TX, United States</text:p>
          </table:table-cell>
          <table:table-cell office:value-type="float" office:value="88156" calcext:value-type="float">
            <text:p>88156</text:p>
          </table:table-cell>
        </table:table-row>
        <table:table-row table:style-name="ro3">
          <table:table-cell office:value-type="string" calcext:value-type="string">
            <text:p>Sunnyvale, CA, United States</text:p>
          </table:table-cell>
          <table:table-cell office:value-type="float" office:value="151754" calcext:value-type="float">
            <text:p>151754</text:p>
          </table:table-cell>
        </table:table-row>
        <table:table-row table:style-name="ro3">
          <table:table-cell office:value-type="string" calcext:value-type="string">
            <text:p>Sunrise Manor, NV, United States</text:p>
          </table:table-cell>
          <table:table-cell office:value-type="float" office:value="189372" calcext:value-type="float">
            <text:p>189372</text:p>
          </table:table-cell>
        </table:table-row>
        <table:table-row table:style-name="ro2">
          <table:table-cell office:value-type="string" calcext:value-type="string">
            <text:p>Sunrise, FL, United States</text:p>
          </table:table-cell>
          <table:table-cell office:value-type="float" office:value="84439" calcext:value-type="float">
            <text:p>84439</text:p>
          </table:table-cell>
        </table:table-row>
        <table:table-row table:style-name="ro2">
          <table:table-cell office:value-type="string" calcext:value-type="string">
            <text:p>Surprise, AZ, United States</text:p>
          </table:table-cell>
          <table:table-cell office:value-type="float" office:value="128422" calcext:value-type="float">
            <text:p>128422</text:p>
          </table:table-cell>
        </table:table-row>
        <table:table-row table:style-name="ro2">
          <table:table-cell office:value-type="string" calcext:value-type="string">
            <text:p>Surrey, BC, Canada</text:p>
          </table:table-cell>
          <table:table-cell office:value-type="float" office:value="394976" calcext:value-type="float">
            <text:p>394976</text:p>
          </table:table-cell>
        </table:table-row>
        <table:table-row table:style-name="ro2">
          <table:table-cell office:value-type="string" calcext:value-type="string">
            <text:p>Sydney, NS, Canada</text:p>
          </table:table-cell>
          <table:table-cell office:value-type="float" office:value="105968" calcext:value-type="float">
            <text:p>105968</text:p>
          </table:table-cell>
        </table:table-row>
        <table:table-row table:style-name="ro2">
          <table:table-cell office:value-type="string" calcext:value-type="string">
            <text:p>Syracuse, NY, United States</text:p>
          </table:table-cell>
          <table:table-cell office:value-type="float" office:value="144142" calcext:value-type="float">
            <text:p>144142</text:p>
          </table:table-cell>
        </table:table-row>
        <table:table-row table:style-name="ro2">
          <table:table-cell office:value-type="string" calcext:value-type="string">
            <text:p>Tacoma, WA, United States</text:p>
          </table:table-cell>
          <table:table-cell office:value-type="float" office:value="207948" calcext:value-type="float">
            <text:p>207948</text:p>
          </table:table-cell>
        </table:table-row>
        <table:table-row table:style-name="ro3">
          <table:table-cell office:value-type="string" calcext:value-type="string">
            <text:p>Tallahassee, FL, United States</text:p>
          </table:table-cell>
          <table:table-cell office:value-type="float" office:value="189907" calcext:value-type="float">
            <text:p>189907</text:p>
          </table:table-cell>
        </table:table-row>
        <table:table-row table:style-name="ro2">
          <table:table-cell office:value-type="string" calcext:value-type="string">
            <text:p>Tamarac, FL, United States</text:p>
          </table:table-cell>
          <table:table-cell office:value-type="float" office:value="64681" calcext:value-type="float">
            <text:p>64681</text:p>
          </table:table-cell>
        </table:table-row>
        <table:table-row table:style-name="ro2">
          <table:table-cell office:value-type="string" calcext:value-type="string">
            <text:p>Tampa, FL, United States</text:p>
          </table:table-cell>
          <table:table-cell office:value-type="float" office:value="369075" calcext:value-type="float">
            <text:p>369075</text:p>
          </table:table-cell>
        </table:table-row>
        <table:table-row table:style-name="ro2">
          <table:table-cell office:value-type="string" calcext:value-type="string">
            <text:p>Tampico, Mexico</text:p>
          </table:table-cell>
          <table:table-cell office:value-type="float" office:value="297284" calcext:value-type="float">
            <text:p>297284</text:p>
          </table:table-cell>
        </table:table-row>
        <table:table-row table:style-name="ro2">
          <table:table-cell office:value-type="string" calcext:value-type="string">
            <text:p>Tantoyuca, Mexico</text:p>
          </table:table-cell>
          <table:table-cell office:value-type="float" office:value="103610" calcext:value-type="float">
            <text:p>103610</text:p>
          </table:table-cell>
        </table:table-row>
        <table:table-row table:style-name="ro2">
          <table:table-cell office:value-type="string" calcext:value-type="string">
            <text:p>Tapachula, Mexico</text:p>
          </table:table-cell>
          <table:table-cell office:value-type="float" office:value="197961" calcext:value-type="float">
            <text:p>197961</text:p>
          </table:table-cell>
        </table:table-row>
        <table:table-row table:style-name="ro2">
          <table:table-cell office:value-type="string" calcext:value-type="string">
            <text:p>Taylor, MI, United States</text:p>
          </table:table-cell>
          <table:table-cell office:value-type="float" office:value="61568" calcext:value-type="float">
            <text:p>61568</text:p>
          </table:table-cell>
        </table:table-row>
        <table:table-row table:style-name="ro3">
          <table:table-cell office:value-type="string" calcext:value-type="string">
            <text:p>Taylorsville, UT, United States</text:p>
          </table:table-cell>
          <table:table-cell office:value-type="float" office:value="60514" calcext:value-type="float">
            <text:p>60514</text:p>
          </table:table-cell>
        </table:table-row>
        <table:table-row table:style-name="ro3">
          <table:table-cell office:value-type="string" calcext:value-type="string">
            <text:p>Túxpam de Rodríguez Cano, Mexico</text:p>
          </table:table-cell>
          <table:table-cell office:value-type="float" office:value="134394" calcext:value-type="float">
            <text:p>134394</text:p>
          </table:table-cell>
        </table:table-row>
        <table:table-row table:style-name="ro2">
          <table:table-cell office:value-type="string" calcext:value-type="string">
            <text:p>Tecoman, Mexico</text:p>
          </table:table-cell>
          <table:table-cell office:value-type="float" office:value="79579" calcext:value-type="float">
            <text:p>79579</text:p>
          </table:table-cell>
        </table:table-row>
        <table:table-row table:style-name="ro2">
          <table:table-cell office:value-type="string" calcext:value-type="string">
            <text:p>Tehuacán, Mexico</text:p>
          </table:table-cell>
          <table:table-cell office:value-type="float" office:value="241429" calcext:value-type="float">
            <text:p>241429</text:p>
          </table:table-cell>
        </table:table-row>
        <table:table-row table:style-name="ro2">
          <table:table-cell office:value-type="string" calcext:value-type="string">
            <text:p>Temapache, Mexico</text:p>
          </table:table-cell>
          <table:table-cell office:value-type="float" office:value="101558" calcext:value-type="float">
            <text:p>101558</text:p>
          </table:table-cell>
        </table:table-row>
        <table:table-row table:style-name="ro2">
          <table:table-cell office:value-type="string" calcext:value-type="string">
            <text:p>Temecula, CA, United States</text:p>
          </table:table-cell>
          <table:table-cell office:value-type="float" office:value="112011" calcext:value-type="float">
            <text:p>112011</text:p>
          </table:table-cell>
        </table:table-row>
        <table:table-row table:style-name="ro2">
          <table:table-cell office:value-type="string" calcext:value-type="string">
            <text:p>Temixco, Mexico</text:p>
          </table:table-cell>
          <table:table-cell office:value-type="float" office:value="91059" calcext:value-type="float">
            <text:p>91059</text:p>
          </table:table-cell>
        </table:table-row>
        <table:table-row table:style-name="ro3">
          <table:table-cell office:value-type="string" calcext:value-type="string">
            <text:p>Tempe Junction, AZ, United States</text:p>
          </table:table-cell>
          <table:table-cell office:value-type="float" office:value="158368" calcext:value-type="float">
            <text:p>158368</text:p>
          </table:table-cell>
        </table:table-row>
        <table:table-row table:style-name="ro2">
          <table:table-cell office:value-type="string" calcext:value-type="string">
            <text:p>Tempe, AZ, United States</text:p>
          </table:table-cell>
          <table:table-cell office:value-type="float" office:value="175826" calcext:value-type="float">
            <text:p>175826</text:p>
          </table:table-cell>
        </table:table-row>
        <table:table-row table:style-name="ro2">
          <table:table-cell office:value-type="string" calcext:value-type="string">
            <text:p>Temple, TX, United States</text:p>
          </table:table-cell>
          <table:table-cell office:value-type="float" office:value="72277" calcext:value-type="float">
            <text:p>72277</text:p>
          </table:table-cell>
        </table:table-row>
        <table:table-row table:style-name="ro2">
          <table:table-cell office:value-type="string" calcext:value-type="string">
            <text:p>Teoloyucan, Mexico</text:p>
          </table:table-cell>
          <table:table-cell office:value-type="float" office:value="61376" calcext:value-type="float">
            <text:p>61376</text:p>
          </table:table-cell>
        </table:table-row>
        <table:table-row table:style-name="ro3">
          <table:table-cell office:value-type="string" calcext:value-type="string">
            <text:p>Tepatitlán de Morelos, Mexico</text:p>
          </table:table-cell>
          <table:table-cell office:value-type="float" office:value="83694" calcext:value-type="float">
            <text:p>83694</text:p>
          </table:table-cell>
        </table:table-row>
        <table:table-row table:style-name="ro1">
          <table:table-cell office:value-type="string" calcext:value-type="string">
            <text:p>Tepic, Mexico</text:p>
          </table:table-cell>
          <table:table-cell office:value-type="float" office:value="280592" calcext:value-type="float">
            <text:p>280592</text:p>
          </table:table-cell>
        </table:table-row>
        <table:table-row table:style-name="ro3">
          <table:table-cell office:value-type="string" calcext:value-type="string">
            <text:p>Terre Haute, IN, United States</text:p>
          </table:table-cell>
          <table:table-cell office:value-type="float" office:value="60825" calcext:value-type="float">
            <text:p>60825</text:p>
          </table:table-cell>
        </table:table-row>
        <table:table-row table:style-name="ro2">
          <table:table-cell office:value-type="string" calcext:value-type="string">
            <text:p>Terrebonne, QC, Canada</text:p>
          </table:table-cell>
          <table:table-cell office:value-type="float" office:value="94703" calcext:value-type="float">
            <text:p>94703</text:p>
          </table:table-cell>
        </table:table-row>
        <table:table-row table:style-name="ro2">
          <table:table-cell office:value-type="string" calcext:value-type="string">
            <text:p>Texcoco, Mexico</text:p>
          </table:table-cell>
          <table:table-cell office:value-type="float" office:value="115378" calcext:value-type="float">
            <text:p>115378</text:p>
          </table:table-cell>
        </table:table-row>
        <table:table-row table:style-name="ro2">
          <table:table-cell office:value-type="string" calcext:value-type="string">
            <text:p>Teziutlan, Mexico</text:p>
          </table:table-cell>
          <table:table-cell office:value-type="float" office:value="70819" calcext:value-type="float">
            <text:p>70819</text:p>
          </table:table-cell>
        </table:table-row>
        <table:table-row table:style-name="ro3">
          <table:table-cell office:value-type="string" calcext:value-type="string">
            <text:p>The Bronx, NY, United States</text:p>
          </table:table-cell>
          <table:table-cell office:value-type="float" office:value="1385108" calcext:value-type="float">
            <text:p>1385108</text:p>
          </table:table-cell>
        </table:table-row>
        <table:table-row table:style-name="ro5">
          <table:table-cell office:value-type="string" calcext:value-type="string">
            <text:p>The Woodlands, TX, United States</text:p>
          </table:table-cell>
          <table:table-cell office:value-type="float" office:value="93847" calcext:value-type="float">
            <text:p>93847</text:p>
          </table:table-cell>
        </table:table-row>
        <table:table-row table:style-name="ro2">
          <table:table-cell office:value-type="string" calcext:value-type="string">
            <text:p>Thornton, CO, United States</text:p>
          </table:table-cell>
          <table:table-cell office:value-type="float" office:value="133451" calcext:value-type="float">
            <text:p>133451</text:p>
          </table:table-cell>
        </table:table-row>
        <table:table-row table:style-name="ro3">
          <table:table-cell office:value-type="string" calcext:value-type="string">
            <text:p>Thousand Oaks, CA, United States</text:p>
          </table:table-cell>
          <table:table-cell office:value-type="float" office:value="129339" calcext:value-type="float">
            <text:p>129339</text:p>
          </table:table-cell>
        </table:table-row>
        <table:table-row table:style-name="ro2">
          <table:table-cell office:value-type="string" calcext:value-type="string">
            <text:p>Thunder Bay, ON, Canada</text:p>
          </table:table-cell>
          <table:table-cell office:value-type="float" office:value="99334" calcext:value-type="float">
            <text:p>99334</text:p>
          </table:table-cell>
        </table:table-row>
        <table:table-row table:style-name="ro2">
          <table:table-cell office:value-type="string" calcext:value-type="string">
            <text:p>Tijuana, Mexico</text:p>
          </table:table-cell>
          <table:table-cell office:value-type="float" office:value="1376457" calcext:value-type="float">
            <text:p>1376457</text:p>
          </table:table-cell>
        </table:table-row>
        <table:table-row table:style-name="ro2">
          <table:table-cell office:value-type="string" calcext:value-type="string">
            <text:p>Tlahuac, Mexico</text:p>
          </table:table-cell>
          <table:table-cell office:value-type="float" office:value="344106" calcext:value-type="float">
            <text:p>344106</text:p>
          </table:table-cell>
        </table:table-row>
        <table:table-row table:style-name="ro2">
          <table:table-cell office:value-type="string" calcext:value-type="string">
            <text:p>Tlalnepantla, Mexico</text:p>
          </table:table-cell>
          <table:table-cell office:value-type="float" office:value="715767" calcext:value-type="float">
            <text:p>715767</text:p>
          </table:table-cell>
        </table:table-row>
        <table:table-row table:style-name="ro2">
          <table:table-cell office:value-type="string" calcext:value-type="string">
            <text:p>Tlalpan, Mexico</text:p>
          </table:table-cell>
          <table:table-cell office:value-type="float" office:value="607545" calcext:value-type="float">
            <text:p>607545</text:p>
          </table:table-cell>
        </table:table-row>
        <table:table-row table:style-name="ro2">
          <table:table-cell office:value-type="string" calcext:value-type="string">
            <text:p>Tlaquepaque, Mexico</text:p>
          </table:table-cell>
          <table:table-cell office:value-type="float" office:value="493646" calcext:value-type="float">
            <text:p>493646</text:p>
          </table:table-cell>
        </table:table-row>
        <table:table-row table:style-name="ro2">
          <table:table-cell office:value-type="string" calcext:value-type="string">
            <text:p>Tlaxcala, Mexico</text:p>
          </table:table-cell>
          <table:table-cell office:value-type="float" office:value="84670" calcext:value-type="float">
            <text:p>84670</text:p>
          </table:table-cell>
        </table:table-row>
        <table:table-row table:style-name="ro2">
          <table:table-cell office:value-type="string" calcext:value-type="string">
            <text:p>Toledo, OH, United States</text:p>
          </table:table-cell>
          <table:table-cell office:value-type="float" office:value="279789" calcext:value-type="float">
            <text:p>279789</text:p>
          </table:table-cell>
        </table:table-row>
        <table:table-row table:style-name="ro1">
          <table:table-cell office:value-type="string" calcext:value-type="string">
            <text:p>Toluca, Mexico</text:p>
          </table:table-cell>
          <table:table-cell office:value-type="float" office:value="505881" calcext:value-type="float">
            <text:p>505881</text:p>
          </table:table-cell>
        </table:table-row>
        <table:table-row table:style-name="ro3">
          <table:table-cell office:value-type="string" calcext:value-type="string">
            <text:p>Toms River, NJ, United States</text:p>
          </table:table-cell>
          <table:table-cell office:value-type="float" office:value="88791" calcext:value-type="float">
            <text:p>88791</text:p>
          </table:table-cell>
        </table:table-row>
        <table:table-row table:style-name="ro1">
          <table:table-cell office:value-type="string" calcext:value-type="string">
            <text:p>Tonalá, Mexico</text:p>
          </table:table-cell>
          <table:table-cell office:value-type="float" office:value="401509" calcext:value-type="float">
            <text:p>401509</text:p>
          </table:table-cell>
        </table:table-row>
        <table:table-row table:style-name="ro2">
          <table:table-cell office:value-type="string" calcext:value-type="string">
            <text:p>Topeka, KS, United States</text:p>
          </table:table-cell>
          <table:table-cell office:value-type="float" office:value="127265" calcext:value-type="float">
            <text:p>127265</text:p>
          </table:table-cell>
        </table:table-row>
        <table:table-row table:style-name="ro2">
          <table:table-cell office:value-type="string" calcext:value-type="string">
            <text:p>Toronto, ON, Canada</text:p>
          </table:table-cell>
          <table:table-cell office:value-type="float" office:value="2600000" calcext:value-type="float">
            <text:p>2600000</text:p>
          </table:table-cell>
        </table:table-row>
        <table:table-row table:style-name="ro2">
          <table:table-cell office:value-type="string" calcext:value-type="string">
            <text:p>Torrance, CA, United States</text:p>
          </table:table-cell>
          <table:table-cell office:value-type="float" office:value="148475" calcext:value-type="float">
            <text:p>148475</text:p>
          </table:table-cell>
        </table:table-row>
        <table:table-row table:style-name="ro2">
          <table:table-cell office:value-type="string" calcext:value-type="string">
            <text:p>Torreon, Mexico</text:p>
          </table:table-cell>
          <table:table-cell office:value-type="float" office:value="524066" calcext:value-type="float">
            <text:p>524066</text:p>
          </table:table-cell>
        </table:table-row>
        <table:table-row table:style-name="ro3">
          <table:table-cell office:value-type="string" calcext:value-type="string">
            <text:p>Town 'n' Country, FL, United States</text:p>
          </table:table-cell>
          <table:table-cell office:value-type="float" office:value="78442" calcext:value-type="float">
            <text:p>78442</text:p>
          </table:table-cell>
        </table:table-row>
        <table:table-row table:style-name="ro2">
          <table:table-cell office:value-type="string" calcext:value-type="string">
            <text:p>Tracy, CA, United States</text:p>
          </table:table-cell>
          <table:table-cell office:value-type="float" office:value="87075" calcext:value-type="float">
            <text:p>87075</text:p>
          </table:table-cell>
        </table:table-row>
        <table:table-row table:style-name="ro2">
          <table:table-cell office:value-type="string" calcext:value-type="string">
            <text:p>Trenton, NJ, United States</text:p>
          </table:table-cell>
          <table:table-cell office:value-type="float" office:value="84225" calcext:value-type="float">
            <text:p>84225</text:p>
          </table:table-cell>
        </table:table-row>
        <table:table-row table:style-name="ro2">
          <table:table-cell office:value-type="string" calcext:value-type="string">
            <text:p>Trois-Rivières, QC, Canada</text:p>
          </table:table-cell>
          <table:table-cell office:value-type="float" office:value="119693" calcext:value-type="float">
            <text:p>119693</text:p>
          </table:table-cell>
        </table:table-row>
        <table:table-row table:style-name="ro2">
          <table:table-cell office:value-type="string" calcext:value-type="string">
            <text:p>Troy, MI, United States</text:p>
          </table:table-cell>
          <table:table-cell office:value-type="float" office:value="83280" calcext:value-type="float">
            <text:p>83280</text:p>
          </table:table-cell>
        </table:table-row>
        <table:table-row table:style-name="ro2">
          <table:table-cell office:value-type="string" calcext:value-type="string">
            <text:p>Tucson, AZ, United States</text:p>
          </table:table-cell>
          <table:table-cell office:value-type="float" office:value="531641" calcext:value-type="float">
            <text:p>531641</text:p>
          </table:table-cell>
        </table:table-row>
        <table:table-row table:style-name="ro2">
          <table:table-cell office:value-type="string" calcext:value-type="string">
            <text:p>Tulancingo, Mexico</text:p>
          </table:table-cell>
          <table:table-cell office:value-type="float" office:value="102383" calcext:value-type="float">
            <text:p>102383</text:p>
          </table:table-cell>
        </table:table-row>
        <table:table-row table:style-name="ro2">
          <table:table-cell office:value-type="string" calcext:value-type="string">
            <text:p>Tulare, CA, United States</text:p>
          </table:table-cell>
          <table:table-cell office:value-type="float" office:value="62315" calcext:value-type="float">
            <text:p>62315</text:p>
          </table:table-cell>
        </table:table-row>
        <table:table-row table:style-name="ro2">
          <table:table-cell office:value-type="string" calcext:value-type="string">
            <text:p>Tulsa, OK, United States</text:p>
          </table:table-cell>
          <table:table-cell office:value-type="float" office:value="403505" calcext:value-type="float">
            <text:p>403505</text:p>
          </table:table-cell>
        </table:table-row>
        <table:table-row table:style-name="ro2">
          <table:table-cell office:value-type="string" calcext:value-type="string">
            <text:p>Tultepec, Mexico</text:p>
          </table:table-cell>
          <table:table-cell office:value-type="float" office:value="65338" calcext:value-type="float">
            <text:p>65338</text:p>
          </table:table-cell>
        </table:table-row>
        <table:table-row table:style-name="ro2">
          <table:table-cell office:value-type="string" calcext:value-type="string">
            <text:p>Turlock, CA, United States</text:p>
          </table:table-cell>
          <table:table-cell office:value-type="float" office:value="72292" calcext:value-type="float">
            <text:p>72292</text:p>
          </table:table-cell>
        </table:table-row>
        <table:table-row table:style-name="ro3">
          <table:table-cell office:value-type="string" calcext:value-type="string">
            <text:p>Tuscaloosa, AL, United States</text:p>
          </table:table-cell>
          <table:table-cell office:value-type="float" office:value="98332" calcext:value-type="float">
            <text:p>98332</text:p>
          </table:table-cell>
        </table:table-row>
        <table:table-row table:style-name="ro2">
          <table:table-cell office:value-type="string" calcext:value-type="string">
            <text:p>Tustin, CA, United States</text:p>
          </table:table-cell>
          <table:table-cell office:value-type="float" office:value="80583" calcext:value-type="float">
            <text:p>80583</text:p>
          </table:table-cell>
        </table:table-row>
        <table:table-row table:style-name="ro2">
          <table:table-cell office:value-type="string" calcext:value-type="string">
            <text:p>Tuxtepec, Mexico</text:p>
          </table:table-cell>
          <table:table-cell office:value-type="float" office:value="92121" calcext:value-type="float">
            <text:p>92121</text:p>
          </table:table-cell>
        </table:table-row>
        <table:table-row table:style-name="ro1">
          <table:table-cell office:value-type="string" calcext:value-type="string">
            <text:p>Tuxtla, Mexico</text:p>
          </table:table-cell>
          <table:table-cell office:value-type="float" office:value="481128" calcext:value-type="float">
            <text:p>481128</text:p>
          </table:table-cell>
        </table:table-row>
        <table:table-row table:style-name="ro2">
          <table:table-cell office:value-type="string" calcext:value-type="string">
            <text:p>Tyler, TX, United States</text:p>
          </table:table-cell>
          <table:table-cell office:value-type="float" office:value="103700" calcext:value-type="float">
            <text:p>103700</text:p>
          </table:table-cell>
        </table:table-row>
        <table:table-row table:style-name="ro3">
          <table:table-cell office:value-type="string" calcext:value-type="string">
            <text:p>Union City, CA, United States</text:p>
          </table:table-cell>
          <table:table-cell office:value-type="float" office:value="74494" calcext:value-type="float">
            <text:p>74494</text:p>
          </table:table-cell>
        </table:table-row>
        <table:table-row table:style-name="ro3">
          <table:table-cell office:value-type="string" calcext:value-type="string">
            <text:p>Union City, NJ, United States</text:p>
          </table:table-cell>
          <table:table-cell office:value-type="float" office:value="69156" calcext:value-type="float">
            <text:p>69156</text:p>
          </table:table-cell>
        </table:table-row>
        <table:table-row table:style-name="ro3">
          <table:table-cell office:value-type="string" calcext:value-type="string">
            <text:p>Universal City, CA, United States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2">
          <table:table-cell office:value-type="string" calcext:value-type="string">
            <text:p>Upland, CA, United States</text:p>
          </table:table-cell>
          <table:table-cell office:value-type="float" office:value="76443" calcext:value-type="float">
            <text:p>76443</text:p>
          </table:table-cell>
        </table:table-row>
        <table:table-row table:style-name="ro2">
          <table:table-cell office:value-type="string" calcext:value-type="string">
            <text:p>Uruapan, Mexico</text:p>
          </table:table-cell>
          <table:table-cell office:value-type="float" office:value="237308" calcext:value-type="float">
            <text:p>237308</text:p>
          </table:table-cell>
        </table:table-row>
        <table:table-row table:style-name="ro2">
          <table:table-cell office:value-type="string" calcext:value-type="string">
            <text:p>Utica, NY, United States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2">
          <table:table-cell office:value-type="string" calcext:value-type="string">
            <text:p>Vacaville, CA, United States</text:p>
          </table:table-cell>
          <table:table-cell office:value-type="float" office:value="96803" calcext:value-type="float">
            <text:p>96803</text:p>
          </table:table-cell>
        </table:table-row>
        <table:table-row table:style-name="ro2">
          <table:table-cell office:value-type="string" calcext:value-type="string">
            <text:p>Valencia, CA, United States</text:p>
          </table:table-cell>
          <table:table-cell office:value-type="float" office:value="148456" calcext:value-type="float">
            <text:p>148456</text:p>
          </table:table-cell>
        </table:table-row>
        <table:table-row table:style-name="ro3">
          <table:table-cell office:value-type="string" calcext:value-type="string">
            <text:p>Valle de Santiago, Mexico</text:p>
          </table:table-cell>
          <table:table-cell office:value-type="float" office:value="60528" calcext:value-type="float">
            <text:p>60528</text:p>
          </table:table-cell>
        </table:table-row>
        <table:table-row table:style-name="ro2">
          <table:table-cell office:value-type="string" calcext:value-type="string">
            <text:p>Vallejo, CA, United States</text:p>
          </table:table-cell>
          <table:table-cell office:value-type="float" office:value="121253" calcext:value-type="float">
            <text:p>121253</text:p>
          </table:table-cell>
        </table:table-row>
        <table:table-row table:style-name="ro2">
          <table:table-cell office:value-type="string" calcext:value-type="string">
            <text:p>Van Nuys, CA, United States</text:p>
          </table:table-cell>
          <table:table-cell office:value-type="float" office:value="136443" calcext:value-type="float">
            <text:p>136443</text:p>
          </table:table-cell>
        </table:table-row>
        <table:table-row table:style-name="ro2">
          <table:table-cell office:value-type="string" calcext:value-type="string">
            <text:p>Vancouver, BC, Canada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3">
          <table:table-cell office:value-type="string" calcext:value-type="string">
            <text:p>Vancouver, WA, United States</text:p>
          </table:table-cell>
          <table:table-cell office:value-type="float" office:value="172860" calcext:value-type="float">
            <text:p>172860</text:p>
          </table:table-cell>
        </table:table-row>
        <table:table-row table:style-name="ro2">
          <table:table-cell office:value-type="string" calcext:value-type="string">
            <text:p>Vaughan, ON, Canada</text:p>
          </table:table-cell>
          <table:table-cell office:value-type="float" office:value="238866" calcext:value-type="float">
            <text:p>238866</text:p>
          </table:table-cell>
        </table:table-row>
        <table:table-row table:style-name="ro2">
          <table:table-cell office:value-type="string" calcext:value-type="string">
            <text:p>Ventura, CA, United States</text:p>
          </table:table-cell>
          <table:table-cell office:value-type="float" office:value="96769" calcext:value-type="float">
            <text:p>96769</text:p>
          </table:table-cell>
        </table:table-row>
        <table:table-row table:style-name="ro3">
          <table:table-cell office:value-type="string" calcext:value-type="string">
            <text:p>Venustiano Carranza, Mexico</text:p>
          </table:table-cell>
          <table:table-cell office:value-type="float" office:value="447459" calcext:value-type="float">
            <text:p>447459</text:p>
          </table:table-cell>
        </table:table-row>
        <table:table-row table:style-name="ro2">
          <table:table-cell office:value-type="string" calcext:value-type="string">
            <text:p>Veracruz, Mexico</text:p>
          </table:table-cell>
          <table:table-cell office:value-type="float" office:value="568313" calcext:value-type="float">
            <text:p>568313</text:p>
          </table:table-cell>
        </table:table-row>
        <table:table-row table:style-name="ro3">
          <table:table-cell office:value-type="string" calcext:value-type="string">
            <text:p>Victoria de Durango, Mexico</text:p>
          </table:table-cell>
          <table:table-cell office:value-type="float" office:value="457140" calcext:value-type="float">
            <text:p>457140</text:p>
          </table:table-cell>
        </table:table-row>
        <table:table-row table:style-name="ro2">
          <table:table-cell office:value-type="string" calcext:value-type="string">
            <text:p>Victoria, BC, Canada</text:p>
          </table:table-cell>
          <table:table-cell office:value-type="float" office:value="289625" calcext:value-type="float">
            <text:p>289625</text:p>
          </table:table-cell>
        </table:table-row>
        <table:table-row table:style-name="ro2">
          <table:table-cell office:value-type="string" calcext:value-type="string">
            <text:p>Victoria, TX, United States</text:p>
          </table:table-cell>
          <table:table-cell office:value-type="float" office:value="67574" calcext:value-type="float">
            <text:p>67574</text:p>
          </table:table-cell>
        </table:table-row>
        <table:table-row table:style-name="ro3">
          <table:table-cell office:value-type="string" calcext:value-type="string">
            <text:p>Victorville, CA, United States</text:p>
          </table:table-cell>
          <table:table-cell office:value-type="float" office:value="122225" calcext:value-type="float">
            <text:p>122225</text:p>
          </table:table-cell>
        </table:table-row>
        <table:table-row table:style-name="ro2">
          <table:table-cell office:value-type="string" calcext:value-type="string">
            <text:p>Villahermosa, Mexico</text:p>
          </table:table-cell>
          <table:table-cell office:value-type="float" office:value="362401" calcext:value-type="float">
            <text:p>362401</text:p>
          </table:table-cell>
        </table:table-row>
        <table:table-row table:style-name="ro2">
          <table:table-cell office:value-type="string" calcext:value-type="string">
            <text:p>Vineland, NJ, United States</text:p>
          </table:table-cell>
          <table:table-cell office:value-type="float" office:value="60818" calcext:value-type="float">
            <text:p>60818</text:p>
          </table:table-cell>
        </table:table-row>
        <table:table-row table:style-name="ro3">
          <table:table-cell office:value-type="string" calcext:value-type="string">
            <text:p>Virginia Beach, VA, United States</text:p>
          </table:table-cell>
          <table:table-cell office:value-type="float" office:value="452745" calcext:value-type="float">
            <text:p>452745</text:p>
          </table:table-cell>
        </table:table-row>
        <table:table-row table:style-name="ro2">
          <table:table-cell office:value-type="string" calcext:value-type="string">
            <text:p>Visalia, CA, United States</text:p>
          </table:table-cell>
          <table:table-cell office:value-type="float" office:value="130104" calcext:value-type="float">
            <text:p>130104</text:p>
          </table:table-cell>
        </table:table-row>
        <table:table-row table:style-name="ro2">
          <table:table-cell office:value-type="string" calcext:value-type="string">
            <text:p>Vista, CA, United States</text:p>
          </table:table-cell>
          <table:table-cell office:value-type="float" office:value="100890" calcext:value-type="float">
            <text:p>100890</text:p>
          </table:table-cell>
        </table:table-row>
        <table:table-row table:style-name="ro2">
          <table:table-cell office:value-type="string" calcext:value-type="string">
            <text:p>Waco, TX, United States</text:p>
          </table:table-cell>
          <table:table-cell office:value-type="float" office:value="132356" calcext:value-type="float">
            <text:p>132356</text:p>
          </table:table-cell>
        </table:table-row>
        <table:table-row table:style-name="ro2">
          <table:table-cell office:value-type="string" calcext:value-type="string">
            <text:p>Waldorf, MD, United States</text:p>
          </table:table-cell>
          <table:table-cell office:value-type="float" office:value="67752" calcext:value-type="float">
            <text:p>67752</text:p>
          </table:table-cell>
        </table:table-row>
        <table:table-row table:style-name="ro3">
          <table:table-cell office:value-type="string" calcext:value-type="string">
            <text:p>Walnut Creek, CA, United States</text:p>
          </table:table-cell>
          <table:table-cell office:value-type="float" office:value="68910" calcext:value-type="float">
            <text:p>68910</text:p>
          </table:table-cell>
        </table:table-row>
        <table:table-row table:style-name="ro2">
          <table:table-cell office:value-type="string" calcext:value-type="string">
            <text:p>Waltham, MA, United States</text:p>
          </table:table-cell>
          <table:table-cell office:value-type="float" office:value="63378" calcext:value-type="float">
            <text:p>63378</text:p>
          </table:table-cell>
        </table:table-row>
        <table:table-row table:style-name="ro3">
          <table:table-cell office:value-type="string" calcext:value-type="string">
            <text:p>Warner Robins, GA, United States</text:p>
          </table:table-cell>
          <table:table-cell office:value-type="float" office:value="73490" calcext:value-type="float">
            <text:p>73490</text:p>
          </table:table-cell>
        </table:table-row>
        <table:table-row table:style-name="ro2">
          <table:table-cell office:value-type="string" calcext:value-type="string">
            <text:p>Warren, MI, United States</text:p>
          </table:table-cell>
          <table:table-cell office:value-type="float" office:value="134056" calcext:value-type="float">
            <text:p>134056</text:p>
          </table:table-cell>
        </table:table-row>
        <table:table-row table:style-name="ro2">
          <table:table-cell office:value-type="string" calcext:value-type="string">
            <text:p>Warwick, RI, United States</text:p>
          </table:table-cell>
          <table:table-cell office:value-type="float" office:value="81699" calcext:value-type="float">
            <text:p>81699</text:p>
          </table:table-cell>
        </table:table-row>
        <table:table-row table:style-name="ro3">
          <table:table-cell office:value-type="string" calcext:value-type="string">
            <text:p>Washington, D.C., DC, United States</text:p>
          </table:table-cell>
          <table:table-cell office:value-type="float" office:value="601723" calcext:value-type="float">
            <text:p>601723</text:p>
          </table:table-cell>
        </table:table-row>
        <table:table-row table:style-name="ro2">
          <table:table-cell office:value-type="string" calcext:value-type="string">
            <text:p>Waterbury, CT, United States</text:p>
          </table:table-cell>
          <table:table-cell office:value-type="float" office:value="108802" calcext:value-type="float">
            <text:p>108802</text:p>
          </table:table-cell>
        </table:table-row>
        <table:table-row table:style-name="ro2">
          <table:table-cell office:value-type="string" calcext:value-type="string">
            <text:p>Waterford, MI, United States</text:p>
          </table:table-cell>
          <table:table-cell office:value-type="float" office:value="75737" calcext:value-type="float">
            <text:p>75737</text:p>
          </table:table-cell>
        </table:table-row>
        <table:table-row table:style-name="ro2">
          <table:table-cell office:value-type="string" calcext:value-type="string">
            <text:p>Waterloo, IA, United States</text:p>
          </table:table-cell>
          <table:table-cell office:value-type="float" office:value="68460" calcext:value-type="float">
            <text:p>68460</text:p>
          </table:table-cell>
        </table:table-row>
        <table:table-row table:style-name="ro2">
          <table:table-cell office:value-type="string" calcext:value-type="string">
            <text:p>Waterloo, ON, Canada</text:p>
          </table:table-cell>
          <table:table-cell office:value-type="float" office:value="97475" calcext:value-type="float">
            <text:p>97475</text:p>
          </table:table-cell>
        </table:table-row>
        <table:table-row table:style-name="ro2">
          <table:table-cell office:value-type="string" calcext:value-type="string">
            <text:p>Waukegan, IL, United States</text:p>
          </table:table-cell>
          <table:table-cell office:value-type="float" office:value="88475" calcext:value-type="float">
            <text:p>88475</text:p>
          </table:table-cell>
        </table:table-row>
        <table:table-row table:style-name="ro2">
          <table:table-cell office:value-type="string" calcext:value-type="string">
            <text:p>Waukesha, WI, United States</text:p>
          </table:table-cell>
          <table:table-cell office:value-type="float" office:value="71970" calcext:value-type="float">
            <text:p>71970</text:p>
          </table:table-cell>
        </table:table-row>
        <table:table-row table:style-name="ro3">
          <table:table-cell office:value-type="string" calcext:value-type="string">
            <text:p>Wellington, FL, United States</text:p>
          </table:table-cell>
          <table:table-cell office:value-type="float" office:value="62560" calcext:value-type="float">
            <text:p>62560</text:p>
          </table:table-cell>
        </table:table-row>
        <table:table-row table:style-name="ro3">
          <table:table-cell office:value-type="string" calcext:value-type="string">
            <text:p>West Albany, NY, United States</text:p>
          </table:table-cell>
          <table:table-cell office:value-type="float" office:value="93794" calcext:value-type="float">
            <text:p>93794</text:p>
          </table:table-cell>
        </table:table-row>
        <table:table-row table:style-name="ro2">
          <table:table-cell office:value-type="string" calcext:value-type="string">
            <text:p>West Allis, WI, United States</text:p>
          </table:table-cell>
          <table:table-cell office:value-type="float" office:value="60620" calcext:value-type="float">
            <text:p>60620</text:p>
          </table:table-cell>
        </table:table-row>
        <table:table-row table:style-name="ro5">
          <table:table-cell office:value-type="string" calcext:value-type="string">
            <text:p>West Bloomfield Township, MI, United States</text:p>
          </table:table-cell>
          <table:table-cell office:value-type="float" office:value="64690" calcext:value-type="float">
            <text:p>64690</text:p>
          </table:table-cell>
        </table:table-row>
        <table:table-row table:style-name="ro3">
          <table:table-cell office:value-type="string" calcext:value-type="string">
            <text:p>West Coon Rapids, MN, United States</text:p>
          </table:table-cell>
          <table:table-cell office:value-type="float" office:value="62528" calcext:value-type="float">
            <text:p>62528</text:p>
          </table:table-cell>
        </table:table-row>
        <table:table-row table:style-name="ro3">
          <table:table-cell office:value-type="string" calcext:value-type="string">
            <text:p>West Covina, CA, United States</text:p>
          </table:table-cell>
          <table:table-cell office:value-type="float" office:value="108484" calcext:value-type="float">
            <text:p>108484</text:p>
          </table:table-cell>
        </table:table-row>
        <table:table-row table:style-name="ro3">
          <table:table-cell office:value-type="string" calcext:value-type="string">
            <text:p>West Des Moines, IA, United States</text:p>
          </table:table-cell>
          <table:table-cell office:value-type="float" office:value="64113" calcext:value-type="float">
            <text:p>64113</text:p>
          </table:table-cell>
        </table:table-row>
        <table:table-row table:style-name="ro3">
          <table:table-cell office:value-type="string" calcext:value-type="string">
            <text:p>West Gulfport, MS, United States</text:p>
          </table:table-cell>
          <table:table-cell office:value-type="float" office:value="71329" calcext:value-type="float">
            <text:p>71329</text:p>
          </table:table-cell>
        </table:table-row>
        <table:table-row table:style-name="ro3">
          <table:table-cell office:value-type="string" calcext:value-type="string">
            <text:p>West Hartford, CT, United States</text:p>
          </table:table-cell>
          <table:table-cell office:value-type="float" office:value="63268" calcext:value-type="float">
            <text:p>63268</text:p>
          </table:table-cell>
        </table:table-row>
        <table:table-row table:style-name="ro3">
          <table:table-cell office:value-type="string" calcext:value-type="string">
            <text:p>West Jordan, UT, United States</text:p>
          </table:table-cell>
          <table:table-cell office:value-type="float" office:value="111946" calcext:value-type="float">
            <text:p>111946</text:p>
          </table:table-cell>
        </table:table-row>
        <table:table-row table:style-name="ro3">
          <table:table-cell office:value-type="string" calcext:value-type="string">
            <text:p>West Lynchburg, VA, United States</text:p>
          </table:table-cell>
          <table:table-cell office:value-type="float" office:value="65517" calcext:value-type="float">
            <text:p>65517</text:p>
          </table:table-cell>
        </table:table-row>
        <table:table-row table:style-name="ro3">
          <table:table-cell office:value-type="string" calcext:value-type="string">
            <text:p>West Palm Beach, FL, United States</text:p>
          </table:table-cell>
          <table:table-cell office:value-type="float" office:value="106779" calcext:value-type="float">
            <text:p>106779</text:p>
          </table:table-cell>
        </table:table-row>
        <table:table-row table:style-name="ro3">
          <table:table-cell office:value-type="string" calcext:value-type="string">
            <text:p>West Valley City, UT, United States</text:p>
          </table:table-cell>
          <table:table-cell office:value-type="float" office:value="136208" calcext:value-type="float">
            <text:p>136208</text:p>
          </table:table-cell>
        </table:table-row>
        <table:table-row table:style-name="ro2">
          <table:table-cell office:value-type="string" calcext:value-type="string">
            <text:p>Westland, MI, United States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3">
          <table:table-cell office:value-type="string" calcext:value-type="string">
            <text:p>Westminster, CA, United States</text:p>
          </table:table-cell>
          <table:table-cell office:value-type="float" office:value="92114" calcext:value-type="float">
            <text:p>92114</text:p>
          </table:table-cell>
        </table:table-row>
        <table:table-row table:style-name="ro3">
          <table:table-cell office:value-type="string" calcext:value-type="string">
            <text:p>Westminster, CO, United States</text:p>
          </table:table-cell>
          <table:table-cell office:value-type="float" office:value="113130" calcext:value-type="float">
            <text:p>113130</text:p>
          </table:table-cell>
        </table:table-row>
        <table:table-row table:style-name="ro2">
          <table:table-cell office:value-type="string" calcext:value-type="string">
            <text:p>Weston, FL, United States</text:p>
          </table:table-cell>
          <table:table-cell office:value-type="float" office:value="69959" calcext:value-type="float">
            <text:p>69959</text:p>
          </table:table-cell>
        </table:table-row>
        <table:table-row table:style-name="ro2">
          <table:table-cell office:value-type="string" calcext:value-type="string">
            <text:p>White Rock, BC, Canada</text:p>
          </table:table-cell>
          <table:table-cell office:value-type="float" office:value="66450" calcext:value-type="float">
            <text:p>66450</text:p>
          </table:table-cell>
        </table:table-row>
        <table:table-row table:style-name="ro2">
          <table:table-cell office:value-type="string" calcext:value-type="string">
            <text:p>Whittier, CA, United States</text:p>
          </table:table-cell>
          <table:table-cell office:value-type="float" office:value="87438" calcext:value-type="float">
            <text:p>87438</text:p>
          </table:table-cell>
        </table:table-row>
        <table:table-row table:style-name="ro3">
          <table:table-cell office:value-type="string" calcext:value-type="string">
            <text:p>Wichita Falls, TX, United States</text:p>
          </table:table-cell>
          <table:table-cell office:value-type="float" office:value="104710" calcext:value-type="float">
            <text:p>104710</text:p>
          </table:table-cell>
        </table:table-row>
        <table:table-row table:style-name="ro2">
          <table:table-cell office:value-type="string" calcext:value-type="string">
            <text:p>Wichita, KS, United States</text:p>
          </table:table-cell>
          <table:table-cell office:value-type="float" office:value="389965" calcext:value-type="float">
            <text:p>389965</text:p>
          </table:table-cell>
        </table:table-row>
        <table:table-row table:style-name="ro2">
          <table:table-cell office:value-type="string" calcext:value-type="string">
            <text:p>Willowdale, ON, Canada</text:p>
          </table:table-cell>
          <table:table-cell office:value-type="float" office:value="79440" calcext:value-type="float">
            <text:p>79440</text:p>
          </table:table-cell>
        </table:table-row>
        <table:table-row table:style-name="ro3">
          <table:table-cell office:value-type="string" calcext:value-type="string">
            <text:p>Wilmington, DE, United States</text:p>
          </table:table-cell>
          <table:table-cell office:value-type="float" office:value="71948" calcext:value-type="float">
            <text:p>71948</text:p>
          </table:table-cell>
        </table:table-row>
        <table:table-row table:style-name="ro3">
          <table:table-cell office:value-type="string" calcext:value-type="string">
            <text:p>Wilmington, NC, United States</text:p>
          </table:table-cell>
          <table:table-cell office:value-type="float" office:value="115933" calcext:value-type="float">
            <text:p>115933</text:p>
          </table:table-cell>
        </table:table-row>
        <table:table-row table:style-name="ro2">
          <table:table-cell office:value-type="string" calcext:value-type="string">
            <text:p>Windsor, ON, Canada</text:p>
          </table:table-cell>
          <table:table-cell office:value-type="float" office:value="278013" calcext:value-type="float">
            <text:p>278013</text:p>
          </table:table-cell>
        </table:table-row>
        <table:table-row table:style-name="ro2">
          <table:table-cell office:value-type="string" calcext:value-type="string">
            <text:p>Winnipeg, MB, Canada</text:p>
          </table:table-cell>
          <table:table-cell office:value-type="float" office:value="632063" calcext:value-type="float">
            <text:p>632063</text:p>
          </table:table-cell>
        </table:table-row>
        <table:table-row table:style-name="ro3">
          <table:table-cell office:value-type="string" calcext:value-type="string">
            <text:p>Winston-Salem, NC, United States</text:p>
          </table:table-cell>
          <table:table-cell office:value-type="float" office:value="241218" calcext:value-type="float">
            <text:p>241218</text:p>
          </table:table-cell>
        </table:table-row>
        <table:table-row table:style-name="ro3">
          <table:table-cell office:value-type="string" calcext:value-type="string">
            <text:p>Woodbury, MN, United States</text:p>
          </table:table-cell>
          <table:table-cell office:value-type="float" office:value="67855" calcext:value-type="float">
            <text:p>67855</text:p>
          </table:table-cell>
        </table:table-row>
        <table:table-row table:style-name="ro3">
          <table:table-cell office:value-type="string" calcext:value-type="string">
            <text:p>Woodland Hills, CA, United States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2">
          <table:table-cell office:value-type="string" calcext:value-type="string">
            <text:p>Worcester, MA, United States</text:p>
          </table:table-cell>
          <table:table-cell office:value-type="float" office:value="184815" calcext:value-type="float">
            <text:p>184815</text:p>
          </table:table-cell>
        </table:table-row>
        <table:table-row table:style-name="ro2">
          <table:table-cell office:value-type="string" calcext:value-type="string">
            <text:p>Wyoming, MI, United States</text:p>
          </table:table-cell>
          <table:table-cell office:value-type="float" office:value="75275" calcext:value-type="float">
            <text:p>75275</text:p>
          </table:table-cell>
        </table:table-row>
        <table:table-row table:style-name="ro3">
          <table:table-cell office:value-type="string" calcext:value-type="string">
            <text:p>Xalapa de Enríquez, Mexico</text:p>
          </table:table-cell>
          <table:table-cell office:value-type="float" office:value="425148" calcext:value-type="float">
            <text:p>425148</text:p>
          </table:table-cell>
        </table:table-row>
        <table:table-row table:style-name="ro2">
          <table:table-cell office:value-type="string" calcext:value-type="string">
            <text:p>Xochimilco, Mexico</text:p>
          </table:table-cell>
          <table:table-cell office:value-type="float" office:value="404458" calcext:value-type="float">
            <text:p>404458</text:p>
          </table:table-cell>
        </table:table-row>
        <table:table-row table:style-name="ro2">
          <table:table-cell office:value-type="string" calcext:value-type="string">
            <text:p>Yakima, WA, United States</text:p>
          </table:table-cell>
          <table:table-cell office:value-type="float" office:value="93701" calcext:value-type="float">
            <text:p>93701</text:p>
          </table:table-cell>
        </table:table-row>
        <table:table-row table:style-name="ro2">
          <table:table-cell office:value-type="string" calcext:value-type="string">
            <text:p>Yonkers, NY, United States</text:p>
          </table:table-cell>
          <table:table-cell office:value-type="float" office:value="201116" calcext:value-type="float">
            <text:p>201116</text:p>
          </table:table-cell>
        </table:table-row>
        <table:table-row table:style-name="ro3">
          <table:table-cell office:value-type="string" calcext:value-type="string">
            <text:p>Yorba Linda, CA, United States</text:p>
          </table:table-cell>
          <table:table-cell office:value-type="float" office:value="67973" calcext:value-type="float">
            <text:p>67973</text:p>
          </table:table-cell>
        </table:table-row>
        <table:table-row table:style-name="ro3">
          <table:table-cell office:value-type="string" calcext:value-type="string">
            <text:p>Youngstown, OH, United States</text:p>
          </table:table-cell>
          <table:table-cell office:value-type="float" office:value="64628" calcext:value-type="float">
            <text:p>64628</text:p>
          </table:table-cell>
        </table:table-row>
        <table:table-row table:style-name="ro2">
          <table:table-cell office:value-type="string" calcext:value-type="string">
            <text:p>Yuba City, CA, United States</text:p>
          </table:table-cell>
          <table:table-cell office:value-type="float" office:value="66941" calcext:value-type="float">
            <text:p>66941</text:p>
          </table:table-cell>
        </table:table-row>
        <table:table-row table:style-name="ro2">
          <table:table-cell office:value-type="string" calcext:value-type="string">
            <text:p>Yuma, AZ, United States</text:p>
          </table:table-cell>
          <table:table-cell office:value-type="float" office:value="94139" calcext:value-type="float">
            <text:p>94139</text:p>
          </table:table-cell>
        </table:table-row>
        <table:table-row table:style-name="ro2">
          <table:table-cell office:value-type="string" calcext:value-type="string">
            <text:p>Zacatecas, Mexico</text:p>
          </table:table-cell>
          <table:table-cell office:value-type="float" office:value="118562" calcext:value-type="float">
            <text:p>118562</text:p>
          </table:table-cell>
        </table:table-row>
        <table:table-row table:style-name="ro2">
          <table:table-cell office:value-type="string" calcext:value-type="string">
            <text:p>Zamora, Mexico</text:p>
          </table:table-cell>
          <table:table-cell office:value-type="float" office:value="124916" calcext:value-type="float">
            <text:p>124916</text:p>
          </table:table-cell>
        </table:table-row>
        <table:table-row table:style-name="ro2">
          <table:table-cell office:value-type="string" calcext:value-type="string">
            <text:p>Zapopan, Mexico</text:p>
          </table:table-cell>
          <table:table-cell office:value-type="float" office:value="987516" calcext:value-type="float">
            <text:p>987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50:23.155796740</meta:creation-date>
    <dc:date>2017-04-21T10:51:18.013038623</dc:date>
    <meta:editing-duration>PT55S</meta:editing-duration>
    <meta:editing-cycles>1</meta:editing-cycles>
    <meta:document-statistic meta:table-count="1" meta:cell-count="1988" meta:object-count="0"/>
    <meta:generator>LibreOffice/5.1.6.2$Linux_X86_64 LibreOffice_project/10m0$Build-2</meta:generator>
  </office:meta>
</office:document-meta>
</file>